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3" svg:font-family="OpenSymbol" style:font-adornments="Gras" style:font-charset="x-symbol"/>
    <style:font-face style:name="StarSymbol" svg:font-family="StarSymbol" style:font-charset="x-symbol"/>
    <style:font-face style:name="AR PL KaitiM GB2" svg:font-family="'AR PL KaitiM GB'" style:font-pitch="variable" style:font-charset="x-symbol"/>
    <style:font-face style:name="FreeSans2" svg:font-family="FreeSans" style:font-pitch="variable" style:font-charset="x-symbol"/>
    <style:font-face style:name="Liberation Serif1" svg:font-family="'Liberation Serif'" style:font-pitch="variable" style:font-charset="x-symbol"/>
    <style:font-face style:name="OpenSymbol1" svg:font-family="OpenSymbol" style:font-pitch="variable" style:font-charset="x-symbol"/>
    <style:font-face style:name="OpenSymbol4" svg:font-family="OpenSymbol" style:font-adornments="Gras" style:font-pitch="variable" style:font-charset="x-symbol"/>
    <style:font-face style:name="OpenSymbol2" svg:font-family="OpenSymbol" style:font-adornments="Oblique" style:font-pitch="variable" style:font-charset="x-symbol"/>
    <style:font-face style:name="OpenSymbol5" svg:font-family="OpenSymbol" style:font-adornments="Regular" style:font-pitch="variable" style:font-charset="x-symbol"/>
    <style:font-face style:name="Liberation Serif4" svg:font-family="'Liberation Serif'" style:font-family-generic="roman" style:font-pitch="variable" style:font-charset="x-symbol"/>
    <style:font-face style:name="AR PL KaitiM GB3" svg:font-family="'AR PL KaitiM GB'" style:font-family-generic="system" style:font-pitch="variable" style:font-charset="x-symbol"/>
    <style:font-face style:name="FreeSans3" svg:font-family="FreeSan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 PL KaitiM GB4" svg:font-family="'AR PL KaitiM GB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FreeSans4" svg:font-family="FreeSans" style:font-pitch="variable"/>
    <style:font-face style:name="Liberation Serif3" svg:font-family="'Liberation Serif'" style:font-pitch="variable"/>
    <style:font-face style:name="MS Gothic1" svg:font-family="'MS Gothic'" style:font-pitch="variable"/>
    <style:font-face style:name="Tahoma1" svg:font-family="Tahoma" style:font-pitch="variable"/>
    <style:font-face style:name="AR PL KaitiM GB1" svg:font-family="'AR PL KaitiM GB'" style:font-family-generic="roman" style:font-pitch="variable"/>
    <style:font-face style:name="Arial1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Liberation Serif2" svg:font-family="'Liberation Serif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Liberation Serif5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Table1" style:family="table">
      <style:table-properties style:width="9.151cm" table:align="margins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2.598cm" style:rel-column-width="18606*"/>
    </style:style>
    <style:style style:name="Table1.B" style:family="table-column">
      <style:table-column-properties style:column-width="0.302cm" style:rel-column-width="2160*"/>
    </style:style>
    <style:style style:name="Table1.C" style:family="table-column">
      <style:table-column-properties style:column-width="0.497cm" style:rel-column-width="3562*"/>
    </style:style>
    <style:style style:name="Table1.D" style:family="table-column">
      <style:table-column-properties style:column-width="0.3cm" style:rel-column-width="2147*"/>
    </style:style>
    <style:style style:name="Table1.E" style:family="table-column">
      <style:table-column-properties style:column-width="0.799cm" style:rel-column-width="5722*"/>
    </style:style>
    <style:style style:name="Table1.F" style:family="table-column">
      <style:table-column-properties style:column-width="0.6cm" style:rel-column-width="4294*"/>
    </style:style>
    <style:style style:name="Table1.G" style:family="table-column">
      <style:table-column-properties style:column-width="0.605cm" style:rel-column-width="4332*"/>
    </style:style>
    <style:style style:name="Table1.H" style:family="table-column">
      <style:table-column-properties style:column-width="0.393cm" style:rel-column-width="2816*"/>
    </style:style>
    <style:style style:name="Table1.I" style:family="table-column">
      <style:table-column-properties style:column-width="0.499cm" style:rel-column-width="3574*"/>
    </style:style>
    <style:style style:name="Table1.K" style:family="table-column">
      <style:table-column-properties style:column-width="2.256cm" style:rel-column-width="1616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84d1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84d1dc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e1.K1" style:family="table-cell">
      <style:table-cell-properties style:vertical-align="middle" fo:background-color="#84d1dc" fo:padding="0.049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le1.B2" style:family="table-cell">
      <style:table-cell-properties style:vertical-align="middle" fo:padding="0.049cm" fo:border="none" style:writing-mode="page"/>
    </style:style>
    <style:style style:name="Table1.C2" style:family="table-cell">
      <style:table-cell-properties style:vertical-align="middle" fo:padding="0.049cm" fo:border="none" style:writing-mode="page"/>
    </style:style>
    <style:style style:name="Table1.D2" style:family="table-cell">
      <style:table-cell-properties style:vertical-align="middle" fo:padding="0.049cm" fo:border="none" style:writing-mode="page"/>
    </style:style>
    <style:style style:name="Table1.E2" style:family="table-cell">
      <style:table-cell-properties style:vertical-align="middle" fo:padding="0.049cm" fo:border="none" style:writing-mode="page"/>
    </style:style>
    <style:style style:name="Table1.F2" style:family="table-cell">
      <style:table-cell-properties style:vertical-align="middle" fo:padding="0.049cm" fo:border="none" style:writing-mode="page"/>
    </style:style>
    <style:style style:name="Table1.G2" style:family="table-cell">
      <style:table-cell-properties style:vertical-align="middle" fo:padding="0.049cm" fo:border="none" style:writing-mode="page"/>
    </style:style>
    <style:style style:name="Table1.H2" style:family="table-cell">
      <style:table-cell-properties style:vertical-align="middle" fo:padding="0.049cm" fo:border="none" style:writing-mode="page"/>
    </style:style>
    <style:style style:name="Table1.I2" style:family="table-cell">
      <style:table-cell-properties style:vertical-align="middle" fo:padding="0.049cm" fo:border="none" style:writing-mode="page"/>
    </style:style>
    <style:style style:name="Table1.J2" style:family="table-cell">
      <style:table-cell-properties style:vertical-align="middle" fo:padding="0.049cm" fo:border="none" style:writing-mode="page"/>
    </style:style>
    <style:style style:name="Table1.K2" style:family="table-cell">
      <style:table-cell-properties style:vertical-align="middle" fo:padding="0.049cm" fo:border-left="none" fo:border-right="0.05pt solid #000000" fo:border-top="none" fo:border-bottom="none" style:writing-mode="page"/>
    </style:style>
    <style:style style:name="Table1.A3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le1.B3" style:family="table-cell">
      <style:table-cell-properties style:vertical-align="middle" fo:padding="0.049cm" fo:border="none" style:writing-mode="page"/>
    </style:style>
    <style:style style:name="Table1.C3" style:family="table-cell">
      <style:table-cell-properties style:vertical-align="middle" fo:padding="0.049cm" fo:border="none" style:writing-mode="page"/>
    </style:style>
    <style:style style:name="Table1.D3" style:family="table-cell">
      <style:table-cell-properties style:vertical-align="middle" fo:padding="0.049cm" fo:border="none" style:writing-mode="page"/>
    </style:style>
    <style:style style:name="Table1.E3" style:family="table-cell">
      <style:table-cell-properties style:vertical-align="middle" fo:padding="0.049cm" fo:border="none" style:writing-mode="page"/>
    </style:style>
    <style:style style:name="Table1.F3" style:family="table-cell">
      <style:table-cell-properties style:vertical-align="middle" fo:padding="0.049cm" fo:border="none" style:writing-mode="page"/>
    </style:style>
    <style:style style:name="Table1.G3" style:family="table-cell">
      <style:table-cell-properties style:vertical-align="middle" fo:padding="0.049cm" fo:border="none" style:writing-mode="page"/>
    </style:style>
    <style:style style:name="Table1.H3" style:family="table-cell">
      <style:table-cell-properties style:vertical-align="middle" fo:padding="0.049cm" fo:border="none" style:writing-mode="page"/>
    </style:style>
    <style:style style:name="Table1.I3" style:family="table-cell">
      <style:table-cell-properties style:vertical-align="middle" fo:padding="0.049cm" fo:border="none" style:writing-mode="page"/>
    </style:style>
    <style:style style:name="Table1.J3" style:family="table-cell">
      <style:table-cell-properties style:vertical-align="middle" fo:padding="0.049cm" fo:border="none" style:writing-mode="page"/>
    </style:style>
    <style:style style:name="Table1.K3" style:family="table-cell">
      <style:table-cell-properties style:vertical-align="middle" fo:padding="0.049cm" fo:border-left="none" fo:border-right="0.05pt solid #000000" fo:border-top="none" fo:border-bottom="none" style:writing-mode="page"/>
    </style:style>
    <style:style style:name="Table1.A4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le1.B4" style:family="table-cell">
      <style:table-cell-properties style:vertical-align="middle" fo:padding="0.049cm" fo:border="none" style:writing-mode="page"/>
    </style:style>
    <style:style style:name="Table1.C4" style:family="table-cell">
      <style:table-cell-properties style:vertical-align="middle" fo:padding="0.049cm" fo:border="none" style:writing-mode="page"/>
    </style:style>
    <style:style style:name="Table1.D4" style:family="table-cell">
      <style:table-cell-properties style:vertical-align="middle" fo:padding="0.049cm" fo:border="none" style:writing-mode="page"/>
    </style:style>
    <style:style style:name="Table1.E4" style:family="table-cell">
      <style:table-cell-properties style:vertical-align="middle" fo:padding="0.049cm" fo:border="none" style:writing-mode="page"/>
    </style:style>
    <style:style style:name="Table1.F4" style:family="table-cell">
      <style:table-cell-properties style:vertical-align="middle" fo:padding="0.049cm" fo:border="none" style:writing-mode="page"/>
    </style:style>
    <style:style style:name="Table1.G4" style:family="table-cell">
      <style:table-cell-properties style:vertical-align="middle" fo:padding="0.049cm" fo:border="none" style:writing-mode="page"/>
    </style:style>
    <style:style style:name="Table1.H4" style:family="table-cell">
      <style:table-cell-properties style:vertical-align="middle" fo:padding="0.049cm" fo:border="none" style:writing-mode="page"/>
    </style:style>
    <style:style style:name="Table1.I4" style:family="table-cell">
      <style:table-cell-properties style:vertical-align="middle" fo:padding="0.049cm" fo:border="none" style:writing-mode="page"/>
    </style:style>
    <style:style style:name="Table1.J4" style:family="table-cell">
      <style:table-cell-properties style:vertical-align="middle" fo:padding="0.049cm" fo:border="none" style:writing-mode="page"/>
    </style:style>
    <style:style style:name="Table1.K4" style:family="table-cell">
      <style:table-cell-properties style:vertical-align="middle" fo:padding="0.049cm" fo:border-left="none" fo:border-right="0.05pt solid #000000" fo:border-top="none" fo:border-bottom="none" style:writing-mode="page"/>
    </style:style>
    <style:style style:name="Table1.A5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le1.B5" style:family="table-cell">
      <style:table-cell-properties style:vertical-align="middle" fo:padding="0.049cm" fo:border="none" style:writing-mode="page"/>
    </style:style>
    <style:style style:name="Table1.C5" style:family="table-cell">
      <style:table-cell-properties style:vertical-align="middle" fo:padding="0.049cm" fo:border="none" style:writing-mode="page"/>
    </style:style>
    <style:style style:name="Table1.D5" style:family="table-cell">
      <style:table-cell-properties style:vertical-align="middle" fo:padding="0.049cm" fo:border="none" style:writing-mode="page"/>
    </style:style>
    <style:style style:name="Table1.E5" style:family="table-cell">
      <style:table-cell-properties style:vertical-align="middle" fo:padding="0.049cm" fo:border="none" style:writing-mode="page"/>
    </style:style>
    <style:style style:name="Table1.F5" style:family="table-cell">
      <style:table-cell-properties style:vertical-align="middle" fo:padding="0.049cm" fo:border="none" style:writing-mode="page"/>
    </style:style>
    <style:style style:name="Table1.G5" style:family="table-cell">
      <style:table-cell-properties style:vertical-align="middle" fo:padding="0.049cm" fo:border="none" style:writing-mode="page"/>
    </style:style>
    <style:style style:name="Table1.H5" style:family="table-cell">
      <style:table-cell-properties style:vertical-align="middle" fo:padding="0.049cm" fo:border="none" style:writing-mode="page"/>
    </style:style>
    <style:style style:name="Table1.I5" style:family="table-cell">
      <style:table-cell-properties style:vertical-align="middle" fo:padding="0.049cm" fo:border="none" style:writing-mode="page"/>
    </style:style>
    <style:style style:name="Table1.J5" style:family="table-cell">
      <style:table-cell-properties style:vertical-align="middle" fo:padding="0.049cm" fo:border="none" style:writing-mode="page"/>
    </style:style>
    <style:style style:name="Table1.K5" style:family="table-cell">
      <style:table-cell-properties style:vertical-align="middle" fo:padding="0.049cm" fo:border-left="none" fo:border-right="0.05pt solid #000000" fo:border-top="none" fo:border-bottom="none" style:writing-mode="page"/>
    </style:style>
    <style:style style:name="Table1.A6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le1.B6" style:family="table-cell">
      <style:table-cell-properties style:vertical-align="middle" fo:padding="0.049cm" fo:border="none" style:writing-mode="page"/>
    </style:style>
    <style:style style:name="Table1.C6" style:family="table-cell">
      <style:table-cell-properties style:vertical-align="middle" fo:padding="0.049cm" fo:border="none" style:writing-mode="page"/>
    </style:style>
    <style:style style:name="Table1.D6" style:family="table-cell">
      <style:table-cell-properties style:vertical-align="middle" fo:padding="0.049cm" fo:border="none" style:writing-mode="page"/>
    </style:style>
    <style:style style:name="Table1.E6" style:family="table-cell">
      <style:table-cell-properties style:vertical-align="middle" fo:padding="0.049cm" fo:border="none" style:writing-mode="page"/>
    </style:style>
    <style:style style:name="Table1.F6" style:family="table-cell">
      <style:table-cell-properties style:vertical-align="middle" fo:padding="0.049cm" fo:border="none" style:writing-mode="page"/>
    </style:style>
    <style:style style:name="Table1.G6" style:family="table-cell">
      <style:table-cell-properties style:vertical-align="middle" fo:padding="0.049cm" fo:border="none" style:writing-mode="page"/>
    </style:style>
    <style:style style:name="Table1.H6" style:family="table-cell">
      <style:table-cell-properties style:vertical-align="middle" fo:padding="0.049cm" fo:border="none" style:writing-mode="page"/>
    </style:style>
    <style:style style:name="Table1.I6" style:family="table-cell">
      <style:table-cell-properties style:vertical-align="middle" fo:padding="0.049cm" fo:border="none" style:writing-mode="page"/>
    </style:style>
    <style:style style:name="Table1.J6" style:family="table-cell">
      <style:table-cell-properties style:vertical-align="middle" fo:padding="0.049cm" fo:border="none" style:writing-mode="page"/>
    </style:style>
    <style:style style:name="Table1.K6" style:family="table-cell">
      <style:table-cell-properties style:vertical-align="middle" fo:padding="0.049cm" fo:border-left="none" fo:border-right="0.05pt solid #000000" fo:border-top="none" fo:border-bottom="none" style:writing-mode="page"/>
    </style:style>
    <style:style style:name="Table1.A7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le1.B7" style:family="table-cell">
      <style:table-cell-properties style:vertical-align="middle" fo:padding="0.049cm" fo:border="none" style:writing-mode="page"/>
    </style:style>
    <style:style style:name="Table1.C7" style:family="table-cell">
      <style:table-cell-properties style:vertical-align="middle" fo:padding="0.049cm" fo:border="none" style:writing-mode="page"/>
    </style:style>
    <style:style style:name="Table1.D7" style:family="table-cell">
      <style:table-cell-properties style:vertical-align="middle" fo:padding="0.049cm" fo:border="none" style:writing-mode="page"/>
    </style:style>
    <style:style style:name="Table1.E7" style:family="table-cell">
      <style:table-cell-properties style:vertical-align="middle" fo:padding="0.049cm" fo:border="none" style:writing-mode="page"/>
    </style:style>
    <style:style style:name="Table1.F7" style:family="table-cell">
      <style:table-cell-properties style:vertical-align="middle" fo:padding="0.049cm" fo:border="none" style:writing-mode="page"/>
    </style:style>
    <style:style style:name="Table1.G7" style:family="table-cell">
      <style:table-cell-properties style:vertical-align="middle" fo:padding="0.049cm" fo:border="none" style:writing-mode="page"/>
    </style:style>
    <style:style style:name="Table1.H7" style:family="table-cell">
      <style:table-cell-properties style:vertical-align="middle" fo:padding="0.049cm" fo:border="none" style:writing-mode="page"/>
    </style:style>
    <style:style style:name="Table1.I7" style:family="table-cell">
      <style:table-cell-properties style:vertical-align="middle" fo:padding="0.049cm" fo:border="none" style:writing-mode="page"/>
    </style:style>
    <style:style style:name="Table1.J7" style:family="table-cell">
      <style:table-cell-properties style:vertical-align="middle" fo:padding="0.049cm" fo:border="none" style:writing-mode="page"/>
    </style:style>
    <style:style style:name="Table1.K7" style:family="table-cell">
      <style:table-cell-properties style:vertical-align="middle" fo:padding="0.049cm" fo:border-left="none" fo:border-right="0.05pt solid #000000" fo:border-top="none" fo:border-bottom="none" style:writing-mode="page"/>
    </style:style>
    <style:style style:name="Table1.A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8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C8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D8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E8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F8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G8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H8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I8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J8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K8" style:family="table-cell">
      <style:table-cell-properties style:vertical-align="middle" fo:padding="0.049cm" fo:border-left="none" fo:border-right="0.05pt solid #000000" fo:border-top="none" fo:border-bottom="0.05pt solid #000000" style:writing-mode="page"/>
    </style:style>
    <style:style style:name="Table2" style:family="table">
      <style:table-properties style:width="9.151cm" table:align="margins"/>
    </style:style>
    <style:style style:name="Table2.A" style:family="table-column">
      <style:table-column-properties style:column-width="1.496cm" style:rel-column-width="10711*"/>
    </style:style>
    <style:style style:name="Table2.B" style:family="table-column">
      <style:table-column-properties style:column-width="1.856cm" style:rel-column-width="13288*"/>
    </style:style>
    <style:style style:name="Table2.C" style:family="table-column">
      <style:table-column-properties style:column-width="2.073cm" style:rel-column-width="14842*"/>
    </style:style>
    <style:style style:name="Table2.D" style:family="table-column">
      <style:table-column-properties style:column-width="3.727cm" style:rel-column-width="26694*"/>
    </style:style>
    <style:style style:name="Table2.A1" style:family="table-cell">
      <style:table-cell-properties style:vertical-align="middle"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style:vertical-align="middle" fo:background-color="#a9ce7b" fo:padding="0.097cm" fo:border="0.5pt solid #000000">
        <style:background-image/>
      </style:table-cell-properties>
    </style:style>
    <style:style style:name="Table2.2" style:family="table-row">
      <style:table-row-properties style:row-height="0.7cm"/>
    </style:style>
    <style:style style:name="Table2.A2" style:family="table-cell">
      <style:table-cell-properties fo:padding-left="0cm" fo:padding-right="0cm" fo:padding-top="0.101cm" fo:padding-bottom="0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-left="0cm" fo:padding-right="0cm" fo:padding-top="0.101cm" fo:padding-bottom="0cm" fo:border-left="0.5pt solid #000000" fo:border-right="none" fo:border-top="none" fo:border-bottom="0.5pt solid #000000"/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none" fo:border-top="none" fo:border-bottom="0.5pt solid #000000"/>
    </style:style>
    <style:style style:name="Table2.D3" style:family="table-cell">
      <style:table-cell-properties fo:padding="0.097cm" fo:border-left="0.5pt solid #000000" fo:border-right="0.5pt solid #000000" fo:border-top="none" fo:border-bottom="0.5pt solid #000000"/>
    </style:style>
    <style:style style:name="Table2.A4" style:family="table-cell">
      <style:table-cell-properties fo:padding-left="0cm" fo:padding-right="0cm" fo:padding-top="0.101cm" fo:padding-bottom="0cm" fo:border-left="0.5pt solid #000000" fo:border-right="none" fo:border-top="none" fo:border-bottom="0.5pt solid #000000"/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C4" style:family="table-cell">
      <style:table-cell-properties fo:padding="0.097cm" fo:border-left="0.5pt solid #000000" fo:border-right="none" fo:border-top="none" fo:border-bottom="0.5pt solid #000000"/>
    </style:style>
    <style:style style:name="Table2.D4" style:family="table-cell">
      <style:table-cell-properties fo:padding="0.097cm" fo:border-left="0.5pt solid #000000" fo:border-right="0.5pt solid #000000" fo:border-top="none" fo:border-bottom="0.5pt solid #000000"/>
    </style:style>
    <style:style style:name="Table2.A5" style:family="table-cell">
      <style:table-cell-properties fo:padding-left="0cm" fo:padding-right="0cm" fo:padding-top="0.101cm" fo:padding-bottom="0cm" fo:border-left="0.5pt solid #000000" fo:border-right="none" fo:border-top="none" fo:border-bottom="0.5pt solid #000000"/>
    </style:style>
    <style:style style:name="Table2.B5" style:family="table-cell">
      <style:table-cell-properties fo:padding="0.097cm" fo:border-left="0.5pt solid #000000" fo:border-right="none" fo:border-top="none" fo:border-bottom="0.5pt solid #000000"/>
    </style:style>
    <style:style style:name="Table2.C5" style:family="table-cell">
      <style:table-cell-properties fo:padding="0.097cm" fo:border-left="0.5pt solid #000000" fo:border-right="none" fo:border-top="none" fo:border-bottom="0.5pt solid #000000"/>
    </style:style>
    <style:style style:name="Table2.D5" style:family="table-cell">
      <style:table-cell-properties fo:padding="0.097cm" fo:border-left="0.5pt solid #000000" fo:border-right="0.5pt solid #000000" fo:border-top="none" fo:border-bottom="0.5pt solid #000000"/>
    </style:style>
    <style:style style:name="Table2.A6" style:family="table-cell">
      <style:table-cell-properties fo:padding-left="0cm" fo:padding-right="0cm" fo:padding-top="0.101cm" fo:padding-bottom="0cm" fo:border-left="0.5pt solid #000000" fo:border-right="none" fo:border-top="none" fo:border-bottom="0.5pt solid #000000"/>
    </style:style>
    <style:style style:name="Table2.B6" style:family="table-cell">
      <style:table-cell-properties fo:padding="0.097cm" fo:border-left="0.5pt solid #000000" fo:border-right="none" fo:border-top="none" fo:border-bottom="0.5pt solid #000000"/>
    </style:style>
    <style:style style:name="Table2.C6" style:family="table-cell">
      <style:table-cell-properties fo:padding="0.097cm" fo:border-left="0.5pt solid #000000" fo:border-right="none" fo:border-top="none" fo:border-bottom="0.5pt solid #000000"/>
    </style:style>
    <style:style style:name="Table2.D6" style:family="table-cell">
      <style:table-cell-properties fo:padding="0.097cm" fo:border-left="0.5pt solid #000000" fo:border-right="0.5pt solid #000000" fo:border-top="none" fo:border-bottom="0.5pt solid #000000"/>
    </style:style>
    <style:style style:name="Table2.A7" style:family="table-cell">
      <style:table-cell-properties fo:padding-left="0cm" fo:padding-right="0cm" fo:padding-top="0.101cm" fo:padding-bottom="0cm" fo:border-left="0.5pt solid #000000" fo:border-right="none" fo:border-top="none" fo:border-bottom="0.5pt solid #000000"/>
    </style:style>
    <style:style style:name="Table2.B7" style:family="table-cell">
      <style:table-cell-properties fo:padding="0.097cm" fo:border-left="0.5pt solid #000000" fo:border-right="none" fo:border-top="none" fo:border-bottom="0.5pt solid #000000"/>
    </style:style>
    <style:style style:name="Table2.C7" style:family="table-cell">
      <style:table-cell-properties fo:padding="0.097cm" fo:border-left="0.5pt solid #000000" fo:border-right="none" fo:border-top="none" fo:border-bottom="0.5pt solid #000000"/>
    </style:style>
    <style:style style:name="Table2.D7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fo:margin-left="0cm" fo:margin-right="0cm" table:align="margins"/>
    </style:style>
    <style:style style:name="Tableau3.A" style:family="table-column">
      <style:table-column-properties style:column-width="3cm" style:rel-column-width="21489*"/>
    </style:style>
    <style:style style:name="Tableau3.B" style:family="table-column">
      <style:table-column-properties style:column-width="1.536cm" style:rel-column-width="11008*"/>
    </style:style>
    <style:style style:name="Tableau3.E" style:family="table-column">
      <style:table-column-properties style:column-width="1.54cm" style:rel-column-width="11022*"/>
    </style:style>
    <style:style style:name="Tableau3.1" style:family="table-row">
      <style:table-row-properties style:min-row-height="0.6cm"/>
    </style:style>
    <style:style style:name="Tableau3.A1" style:family="table-cell">
      <style:table-cell-properties style:vertical-align="middle" fo:padding="0cm" fo:border-left="none" fo:border-right="none" fo:border-top="none" fo:border-bottom="0.5pt solid #000000"/>
    </style:style>
    <style:style style:name="Tableau3.B1" style:family="table-cell">
      <style:table-cell-properties style:vertical-align="middle" fo:background-color="#add9e0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3.E1" style:family="table-cell">
      <style:table-cell-properties style:vertical-align="middle" fo:background-color="#add9e0" fo:padding="0cm" fo:border="0.5pt solid #000000">
        <style:background-image/>
      </style:table-cell-properties>
    </style:style>
    <style:style style:name="Tableau3.2" style:family="table-row">
      <style:table-row-properties style:min-row-height="0.801cm" fo:keep-together="always"/>
    </style:style>
    <style:style style:name="Tableau3.A2" style:family="table-cell">
      <style:table-cell-properties style:vertical-align="middle" fo:background-color="#add9e0" fo:padding="0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 style:data-style-name="N0">
      <style:table-cell-properties style:vertical-align="top" fo:padding="0cm" fo:border-left="0.5pt solid #000000" fo:border-right="none" fo:border-top="none" fo:border-bottom="0.5pt solid #000000"/>
    </style:style>
    <style:style style:name="Tableau3.C2" style:family="table-cell">
      <style:table-cell-properties fo:padding="0cm" fo:border-left="0.5pt solid #000000" fo:border-right="none" fo:border-top="none" fo:border-bottom="0.5pt solid #000000"/>
    </style:style>
    <style:style style:name="Tableau3.D2" style:family="table-cell" style:data-style-name="N0">
      <style:table-cell-properties style:vertical-align="top" fo:padding="0cm" fo:border-left="0.5pt solid #000000" fo:border-right="none" fo:border-top="none" fo:border-bottom="0.5pt solid #000000"/>
    </style:style>
    <style:style style:name="Tableau3.E2" style:family="table-cell">
      <style:table-cell-properties fo:padding="0cm" fo:border-left="0.5pt solid #000000" fo:border-right="0.5pt solid #000000" fo:border-top="none" fo:border-bottom="0.5pt solid #000000"/>
    </style:style>
    <style:style style:name="Tableau3.B3" style:family="table-cell">
      <style:table-cell-properties fo:padding="0cm" fo:border-left="0.5pt solid #000000" fo:border-right="none" fo:border-top="none" fo:border-bottom="0.5pt solid #000000"/>
    </style:style>
    <style:style style:name="Tableau3.C3" style:family="table-cell" style:data-style-name="N0">
      <style:table-cell-properties style:vertical-align="top" fo:padding="0cm" fo:border-left="0.5pt solid #000000" fo:border-right="none" fo:border-top="none" fo:border-bottom="0.5pt solid #000000"/>
    </style:style>
    <style:style style:name="Tableau3.D3" style:family="table-cell">
      <style:table-cell-properties fo:padding="0cm" fo:border-left="0.5pt solid #000000" fo:border-right="none" fo:border-top="none" fo:border-bottom="0.5pt solid #000000"/>
    </style:style>
    <style:style style:name="Tableau3.E3" style:family="table-cell">
      <style:table-cell-properties style:vertical-align="top" fo:padding="0cm" fo:border-left="0.5pt solid #000000" fo:border-right="0.5pt solid #000000" fo:border-top="none" fo:border-bottom="0.5pt solid #000000"/>
    </style:style>
    <style:style style:name="Tableau2" style:family="table">
      <style:table-properties style:width="9.151cm" fo:margin-top="0cm" fo:margin-bottom="0.199cm" table:align="margins"/>
    </style:style>
    <style:style style:name="Tableau2.A" style:family="table-column">
      <style:table-column-properties style:column-width="4.576cm" style:rel-column-width="32767*"/>
    </style:style>
    <style:style style:name="Tableau2.B" style:family="table-column">
      <style:table-column-properties style:column-width="4.576cm" style:rel-column-width="32768*"/>
    </style:style>
    <style:style style:name="Tableau2.A1" style:family="table-cell">
      <style:table-cell-properties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background-color="#add9e0" fo:padding="0.097cm" fo:border="0.5pt solid #000000">
        <style:background-image/>
      </style:table-cell-properties>
    </style:style>
    <style:style style:name="Tableau2.2" style:family="table-row">
      <style:table-row-properties style:row-height="0.9cm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text-properties fo:font-variant="small-caps" fo:color="#1ca2b8" loext:opacity="100%" style:font-name="Bitstream Vera Sans1" fo:font-size="16pt" fo:letter-spacing="-0.007cm" fo:font-style="normal" fo:text-shadow="none" fo:font-weight="bold" officeooo:rsid="01382666" officeooo:paragraph-rsid="01382666" style:font-size-asian="16pt" style:font-style-asian="normal" style:font-size-complex="16pt" style:font-style-complex="normal"/>
    </style:style>
    <style:style style:name="P7" style:family="paragraph" style:parent-style-name="_5f_En-tête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" style:family="paragraph" style:parent-style-name="_5f_En-tête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0" style:family="paragraph" style:parent-style-name="Footer">
      <style:text-properties officeooo:rsid="00178920" officeooo:paragraph-rsid="00178920"/>
    </style:style>
    <style:style style:name="P11" style:family="paragraph" style:parent-style-name="Footer">
      <style:text-properties officeooo:rsid="011350d1" officeooo:paragraph-rsid="011350d1"/>
    </style:style>
    <style:style style:name="P12" style:family="paragraph" style:parent-style-name="Footer">
      <style:text-properties officeooo:rsid="001f8a2d" officeooo:paragraph-rsid="00bd36bc"/>
    </style:style>
    <style:style style:name="P1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4" style:family="paragraph" style:parent-style-name="Footer">
      <style:text-properties officeooo:rsid="001f8a2d" officeooo:paragraph-rsid="009589a2"/>
    </style:style>
    <style:style style:name="P1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Standard">
      <style:text-properties officeooo:paragraph-rsid="00e0fad7"/>
    </style:style>
    <style:style style:name="P18" style:family="paragraph" style:parent-style-name="Standard">
      <style:text-properties officeooo:paragraph-rsid="00e24648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officeooo:paragraph-rsid="00e0fad7"/>
    </style:style>
    <style:style style:name="P20" style:family="paragraph" style:parent-style-name="Standard">
      <style:paragraph-properties>
        <style:tab-stops>
          <style:tab-stop style:position="0.25cm"/>
        </style:tab-stops>
      </style:paragraph-properties>
      <style:text-properties fo:font-size="10pt" officeooo:paragraph-rsid="00feec5d" style:font-size-asian="10pt" style:font-size-complex="10pt"/>
    </style:style>
    <style:style style:name="P2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_5f_Header_20_page_20_paire_20__28_G_29_">
      <style:text-properties officeooo:paragraph-rsid="0082a554"/>
    </style:style>
    <style:style style:name="P2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_5f_Paragraphe_20_livret_20_">
      <style:text-properties officeooo:rsid="00f5ca61" officeooo:paragraph-rsid="01382666"/>
    </style:style>
    <style:style style:name="P27" style:family="paragraph" style:parent-style-name="_5f_Paragraphe_20_livret_20_">
      <style:paragraph-properties fo:text-align="center" style:justify-single-word="false"/>
      <style:text-properties fo:font-size="8pt" officeooo:paragraph-rsid="01077cc7" style:font-size-asian="8pt" style:font-size-complex="8pt"/>
    </style:style>
    <style:style style:name="P28" style:family="paragraph" style:parent-style-name="_5f_Paragraphe_20_livret_20_">
      <style:paragraph-properties fo:text-align="center" style:justify-single-word="false"/>
      <style:text-properties officeooo:paragraph-rsid="01077cc7"/>
    </style:style>
    <style:style style:name="P29" style:family="paragraph" style:parent-style-name="_5f_Paragraphe_20_livret_20_">
      <style:paragraph-properties fo:text-align="center" style:justify-single-word="false"/>
      <style:text-properties officeooo:paragraph-rsid="01222242"/>
    </style:style>
    <style:style style:name="P30" style:family="paragraph" style:parent-style-name="_5f_Paragraphe_20_livret_20_">
      <style:paragraph-properties>
        <style:tab-stops>
          <style:tab-stop style:position="0.25cm"/>
        </style:tab-stops>
      </style:paragraph-properties>
      <style:text-properties fo:font-size="10pt" officeooo:paragraph-rsid="01382666" style:font-size-asian="10pt" style:font-size-complex="10pt"/>
    </style:style>
    <style:style style:name="P31" style:family="paragraph" style:parent-style-name="_5f_Paragraphe_20_livret_20_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32" style:family="paragraph" style:parent-style-name="_5f_Paragraphe_20_livret_20_">
      <style:text-properties officeooo:rsid="00df6b5e" officeooo:paragraph-rsid="00df6b5e"/>
    </style:style>
    <style:style style:name="P33" style:family="paragraph" style:parent-style-name="_5f_Paragraphe_20_livret_20_">
      <style:text-properties officeooo:paragraph-rsid="01382666"/>
    </style:style>
    <style:style style:name="P34" style:family="paragraph" style:parent-style-name="_5f_Paragraphe_20_livret_20_">
      <style:text-properties officeooo:paragraph-rsid="013d906e"/>
    </style:style>
    <style:style style:name="P35" style:family="paragraph" style:parent-style-name="FILET_5f_POINTILLES">
      <style:text-properties officeooo:paragraph-rsid="00e8bbd8"/>
    </style:style>
    <style:style style:name="P36" style:family="paragraph" style:parent-style-name="FILET_5f_POINTILLES">
      <style:text-properties officeooo:paragraph-rsid="00ea8301"/>
    </style:style>
    <style:style style:name="P37" style:family="paragraph" style:parent-style-name="FILET_5f_POINTILLES">
      <style:text-properties officeooo:paragraph-rsid="0107c9c5"/>
    </style:style>
    <style:style style:name="P38" style:family="paragraph" style:parent-style-name="FILET_5f_POINTILLES">
      <style:text-properties style:font-name="Bitstream Vera Sans" fo:font-size="10pt" fo:font-weight="bold"/>
    </style:style>
    <style:style style:name="P39" style:family="paragraph" style:parent-style-name="Standard">
      <style:paragraph-properties fo:margin-top="0cm" fo:margin-bottom="0.101cm" style:contextual-spacing="false"/>
      <style:text-properties officeooo:paragraph-rsid="00e742f0"/>
    </style:style>
    <style:style style:name="P40" style:family="paragraph" style:parent-style-name="Table_20_Contents">
      <style:text-properties style:font-size-asian="10pt" style:font-size-complex="10pt"/>
    </style:style>
    <style:style style:name="P41" style:family="paragraph" style:parent-style-name="Table_20_Contents">
      <style:text-properties officeooo:rsid="00e0fad7" officeooo:paragraph-rsid="00e0fad7" style:font-size-asian="10pt" style:font-size-complex="10pt"/>
    </style:style>
    <style:style style:name="P42" style:family="paragraph" style:parent-style-name="Table_20_Contents">
      <style:paragraph-properties fo:text-align="end" style:justify-single-word="false"/>
      <style:text-properties officeooo:rsid="00e0fad7" officeooo:paragraph-rsid="00e0fad7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officeooo:rsid="011f7992" officeooo:paragraph-rsid="011f7992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e0471f" officeooo:paragraph-rsid="00e0471f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fo:font-weight="bold" officeooo:paragraph-rsid="00e742f0" style:font-weight-asian="bold" style:font-weight-complex="bold"/>
    </style:style>
    <style:style style:name="P46" style:family="paragraph" style:parent-style-name="_5f_Paragraphe_20_livret_20_">
      <style:paragraph-properties fo:margin-top="0cm" fo:margin-bottom="0cm" style:contextual-spacing="false"/>
      <style:text-properties officeooo:paragraph-rsid="00e742f0"/>
    </style:style>
    <style:style style:name="P47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color="#000000" loext:opacity="100%" fo:font-size="12pt" officeooo:paragraph-rsid="00e742f0" style:font-size-asian="12pt" style:font-size-complex="12pt"/>
    </style:style>
    <style:style style:name="P48" style:family="paragraph" style:parent-style-name="FILET_5f_POINTILLES">
      <style:paragraph-properties fo:margin-top="0cm" fo:margin-bottom="0.199cm" style:contextual-spacing="false" fo:text-align="start" style:justify-single-word="false"/>
      <style:text-properties officeooo:rsid="001b34cf" officeooo:paragraph-rsid="01077cc7"/>
    </style:style>
    <style:style style:name="P49" style:family="paragraph" style:parent-style-name="_5f_Paragraphe_20_livret_20_réponse_20_élève">
      <loext:graphic-properties draw:fill="none"/>
      <style:paragraph-properties fo:margin-left="0.3cm" fo:margin-right="0cm" fo:margin-top="0cm" fo:margin-bottom="0cm" style:contextual-spacing="false" style:line-height-at-least="0.7cm" fo:text-align="start" style:justify-single-word="false" fo:text-indent="-0.3cm" style:auto-text-indent="false" fo:background-color="transparent" style:shadow="none" style:writing-mode="lr-tb">
        <style:tab-stops>
          <style:tab-stop style:position="-0.3cm"/>
          <style:tab-stop style:position="-0.236cm"/>
          <style:tab-stop style:position="0.095cm"/>
        </style:tab-stops>
      </style:paragraph-properties>
      <style:text-properties officeooo:paragraph-rsid="00e6cef5"/>
    </style:style>
    <style:style style:name="P50" style:family="paragraph" style:parent-style-name="FILET_5f_POINTILLES" style:list-style-name="_5f_Numérotation_20_des_20_exercices_20_livrets">
      <style:text-properties officeooo:paragraph-rsid="013d906e"/>
    </style:style>
    <style:style style:name="P51" style:family="paragraph" style:parent-style-name="Standard" style:list-style-name="_5f_Numérotation_20_des_20_exercices_20_livrets"/>
    <style:style style:name="P52" style:family="paragraph" style:parent-style-name="Standard" style:list-style-name="_5f_Numérotation_20_des_20_exercices_20_livrets">
      <style:text-properties officeooo:paragraph-rsid="01077cc7"/>
    </style:style>
    <style:style style:name="P53" style:family="paragraph" style:parent-style-name="Standard" style:list-style-name="List_20_1">
      <style:text-properties officeooo:paragraph-rsid="00e0fad7"/>
    </style:style>
    <style:style style:name="P54" style:family="paragraph" style:parent-style-name="Standard" style:list-style-name="_5f_Numérotation_20_des_20_exercices_20_livrets">
      <style:paragraph-properties fo:margin-top="0.7cm" fo:margin-bottom="0.101cm" style:contextual-spacing="false"/>
      <style:text-properties officeooo:paragraph-rsid="00e8bbd8"/>
    </style:style>
    <style:style style:name="P55" style:family="paragraph" style:parent-style-name="Standard" style:list-style-name="_5f_Numérotation_20_des_20_exercices_20_livrets">
      <style:paragraph-properties fo:margin-top="0.882cm" fo:margin-bottom="0.106cm" style:contextual-spacing="false"/>
      <style:text-properties officeooo:paragraph-rsid="01077cc7"/>
    </style:style>
    <style:style style:name="P56" style:family="paragraph" style:parent-style-name="Table_20_Contents" style:list-style-name="List_20_1">
      <style:text-properties officeooo:rsid="00e0fad7" officeooo:paragraph-rsid="00e0fad7" style:font-size-asian="10pt" style:font-size-complex="10pt"/>
    </style:style>
    <style:style style:name="P57" style:family="paragraph" style:parent-style-name="Table_20_Contents" style:list-style-name="List_20_1">
      <style:paragraph-properties fo:text-align="end" style:justify-single-word="false"/>
      <style:text-properties officeooo:rsid="00e0fad7" officeooo:paragraph-rsid="00e0fad7" style:font-size-asian="10pt" style:font-size-complex="10pt"/>
    </style:style>
    <style:style style:name="P58" style:family="paragraph" style:parent-style-name="Table_20_Contents" style:list-style-name="List_20_1">
      <style:paragraph-properties fo:text-align="start" style:justify-single-word="false"/>
      <style:text-properties officeooo:rsid="00e0fad7" officeooo:paragraph-rsid="00e0fad7" style:font-size-asian="10pt" style:font-size-complex="10pt"/>
    </style:style>
    <style:style style:name="P59" style:family="paragraph" style:parent-style-name="Table_20_Contents" style:list-style-name="List_20_1">
      <style:paragraph-properties fo:text-align="end" style:justify-single-word="false"/>
      <style:text-properties style:font-size-asian="10pt" style:font-size-complex="10pt"/>
    </style:style>
    <style:style style:name="P60" style:family="paragraph" style:parent-style-name="Table_20_Contents" style:list-style-name="List_20_1">
      <loext:graphic-properties draw:fill="none"/>
      <style:paragraph-properties fo:margin-left="-0.101cm" fo:margin-right="0cm" fo:margin-top="0cm" fo:margin-bottom="0.212cm" style:contextual-spacing="false" fo:text-align="end" style:justify-single-word="false" fo:text-indent="0cm" style:auto-text-indent="false" fo:background-color="transparent" text:number-lines="false" text:line-number="0"/>
      <style:text-properties officeooo:rsid="00e0fad7" officeooo:paragraph-rsid="00e0fad7" style:font-size-asian="10pt" style:font-size-complex="10pt"/>
    </style:style>
    <style:style style:name="P61" style:family="paragraph" style:parent-style-name="_5f_Footer_20_page_20_paire_20__28_G_29_"/>
    <style:style style:name="P62" style:family="paragraph" style:parent-style-name="_5f_Footer_20_page_20_paire_20__28_G_29_">
      <style:text-properties officeooo:paragraph-rsid="02cdb06c"/>
    </style:style>
    <style:style style:name="P6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0883190" fo:background-color="transparent" style:font-size-asian="11pt" style:font-style-asian="normal" style:font-weight-asian="bold" style:font-size-complex="11pt" style:font-style-complex="normal" style:font-weight-complex="normal"/>
    </style:style>
    <style:style style:name="P64" style:family="paragraph" style:parent-style-name="_5f_Paragraphe_20_de_20_s_27_entraîner" style:list-style-name="_5f_Numérotation_20_des_20_exercices_20_livrets">
      <style:text-properties officeooo:paragraph-rsid="01382666"/>
    </style:style>
    <style:style style:name="P65" style:family="paragraph" style:parent-style-name="_5f_Paragraphe_20_de_20_s_27_entraîner" style:list-style-name="_5f_Numérotation_20_des_20_exercices_20_livrets">
      <style:text-properties officeooo:paragraph-rsid="00f47c7b"/>
    </style:style>
    <style:style style:name="P66" style:family="paragraph" style:parent-style-name="_5f_Paragraphe_20_de_20_s_27_entraîner" style:list-style-name="_5f_Numérotation_20_des_20_exercices_20_livrets">
      <style:paragraph-properties fo:margin-top="0.199cm" fo:margin-bottom="0.101cm" style:contextual-spacing="false"/>
      <style:text-properties fo:color="#000000" loext:opacity="100%" fo:font-style="normal" officeooo:rsid="001f893e" officeooo:paragraph-rsid="01382666" style:font-style-asian="normal" style:font-style-complex="normal"/>
    </style:style>
    <style:style style:name="P67" style:family="paragraph" style:parent-style-name="_5f_Paragraphe_20_de_20_s_27_entraîner" style:list-style-name="_5f_Numérotation_20_des_20_exercices_20_livrets">
      <style:paragraph-properties fo:margin-top="0.101cm" fo:margin-bottom="0.101cm" style:contextual-spacing="false"/>
      <style:text-properties fo:color="#000000" loext:opacity="100%" fo:font-style="normal" officeooo:paragraph-rsid="01382666" style:font-style-asian="normal" style:font-style-complex="normal"/>
    </style:style>
    <style:style style:name="P68" style:family="paragraph" style:parent-style-name="_5f_Paragraphe_20_de_20_s_27_entraîner" style:list-style-name="_5f_Numérotation_20_des_20_exercices_20_livrets">
      <style:paragraph-properties fo:margin-top="0.101cm" fo:margin-bottom="0.101cm" style:contextual-spacing="false"/>
      <style:text-properties fo:color="#000000" loext:opacity="100%" fo:font-style="normal" officeooo:rsid="001f893e" officeooo:paragraph-rsid="01382666" style:font-style-asian="normal" style:font-style-complex="normal"/>
    </style:style>
    <style:style style:name="P69" style:family="paragraph" style:parent-style-name="_5f_Paragraphe_20_de_20_s_27_entraîner" style:list-style-name="_5f_Numérotation_20_des_20_exercices_20_livrets">
      <style:paragraph-properties fo:margin-top="0cm" fo:margin-bottom="0.199cm" style:contextual-spacing="false"/>
      <style:text-properties officeooo:paragraph-rsid="00f47c7b"/>
    </style:style>
    <style:style style:name="P70" style:family="paragraph" style:parent-style-name="_5f_Paragraphe_20_de_20_s_27_entraîner" style:list-style-name="_5f_Numérotation_20_des_20_exercices_20_livrets">
      <style:paragraph-properties fo:margin-top="0cm" fo:margin-bottom="0.199cm" style:contextual-spacing="false"/>
      <style:text-properties fo:color="#000000" loext:opacity="100%" style:font-name="Bitstream Vera Sans1" fo:font-style="normal" officeooo:rsid="0032b707" officeooo:paragraph-rsid="00f47c7b" style:font-name-asian="OpenSymbol4" style:font-style-asian="normal" style:font-name-complex="OpenSymbol4" style:font-style-complex="normal"/>
    </style:style>
    <style:style style:name="P71" style:family="paragraph" style:parent-style-name="_5f_Paragraphe_20_livret_20_" style:list-style-name="_5f_Numérotation_20_des_20_exercices_20_livrets">
      <style:text-properties officeooo:paragraph-rsid="013d906e"/>
    </style:style>
    <style:style style:name="P72" style:family="paragraph" style:parent-style-name="_5f_Paragraphe_20_livret_20_" style:list-style-name="_5f_Numérotation_20_des_20_exercices_20_livrets">
      <style:paragraph-properties fo:text-align="start" style:justify-single-word="false"/>
      <style:text-properties officeooo:paragraph-rsid="013d906e"/>
    </style:style>
    <style:style style:name="P73" style:family="paragraph" style:parent-style-name="_5f_Paragraphe_20_livret_20_" style:list-style-name="_5f_Numérotation_20_des_20_exercices_20_livrets">
      <style:paragraph-properties fo:margin-top="0.101cm" fo:margin-bottom="0.199cm" style:contextual-spacing="false"/>
      <style:text-properties officeooo:paragraph-rsid="013d906e"/>
    </style:style>
    <style:style style:name="P74" style:family="paragraph" style:parent-style-name="_5f_Paragraphe_20_livret_20_" style:list-style-name="_5f_Numérotation_20_des_20_exercices_20_livrets">
      <style:paragraph-properties fo:margin-top="0.176cm" fo:margin-bottom="0cm" style:contextual-spacing="false"/>
      <style:text-properties officeooo:paragraph-rsid="01077cc7"/>
    </style:style>
    <style:style style:name="P75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rsid="001b34cf" officeooo:paragraph-rsid="01077cc7"/>
    </style:style>
    <style:style style:name="P76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1077cc7"/>
    </style:style>
    <style:style style:name="P77" style:family="paragraph" style:parent-style-name="_5f_Paragraphe_20_livret_20_réponse_20_élève" style:list-style-name="_5f_Numérotation_20_des_20_exercices_20_livrets"/>
    <style:style style:name="P78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382666"/>
    </style:style>
    <style:style style:name="P79" style:family="paragraph" style:parent-style-name="_5f_Paragraphe_20_livret_20_réponse_20_élève" style:list-style-name="_5f_Numérotation_20_des_20_exercices_20_livrets">
      <style:paragraph-properties style:line-height-at-least="0.7cm" fo:text-align="start" style:justify-single-word="false"/>
      <style:text-properties officeooo:paragraph-rsid="01222242"/>
    </style:style>
    <style:style style:name="P80" style:family="paragraph" style:parent-style-name="_5f_Paragraphe_20_livret_20_réponse_20_élève" style:list-style-name="_5f_Numérotation_20_des_20_exercices_20_livrets">
      <style:paragraph-properties style:line-height-at-least="0.7cm"/>
      <style:text-properties officeooo:paragraph-rsid="01222242"/>
    </style:style>
    <style:style style:name="P81" style:family="paragraph" style:parent-style-name="_5f_Paragraphe_20_livret_20_réponse_20_élève" style:list-style-name="L1" style:master-page-name="">
      <loext:graphic-properties draw:fill="none"/>
      <style:paragraph-properties fo:margin-left="0.3cm" fo:margin-right="0cm" fo:margin-top="0cm" fo:margin-bottom="0cm" style:contextual-spacing="false" style:line-height-at-least="0.7cm" fo:text-align="start" style:justify-single-word="false" fo:text-indent="-0.3cm" style:auto-text-indent="false" style:page-number="auto" fo:background-color="transparent" style:shadow="none">
        <style:tab-stops>
          <style:tab-stop style:position="-0.3cm"/>
          <style:tab-stop style:position="-0.236cm"/>
          <style:tab-stop style:position="0.095cm"/>
        </style:tab-stops>
      </style:paragraph-properties>
    </style:style>
    <style:style style:name="P82" style:family="paragraph" style:parent-style-name="_5f_Paragraphe_20_livret_20_réponse_20_élève" style:list-style-name="L1">
      <loext:graphic-properties draw:fill="none"/>
      <style:paragraph-properties fo:margin-left="0.3cm" fo:margin-right="0cm" fo:margin-top="0cm" fo:margin-bottom="0cm" style:contextual-spacing="false" style:line-height-at-least="0.7cm" fo:text-align="start" style:justify-single-word="false" fo:text-indent="-0.3cm" style:auto-text-indent="false" fo:background-color="transparent" style:shadow="none" style:writing-mode="lr-tb">
        <style:tab-stops>
          <style:tab-stop style:position="-0.3cm"/>
          <style:tab-stop style:position="-0.236cm"/>
          <style:tab-stop style:position="0.095cm"/>
        </style:tab-stops>
      </style:paragraph-properties>
      <style:text-properties officeooo:paragraph-rsid="01237fed"/>
    </style:style>
    <style:style style:name="P83" style:family="paragraph" style:parent-style-name="_5f_Paragraphe_20_livret_20_réponse_20_élève" style:list-style-name="L2">
      <loext:graphic-properties draw:fill="none"/>
      <style:paragraph-properties fo:margin-left="0.3cm" fo:margin-right="0cm" fo:margin-top="0cm" fo:margin-bottom="0cm" style:contextual-spacing="false" style:line-height-at-least="0.7cm" fo:text-align="start" style:justify-single-word="false" fo:text-indent="-0.3cm" style:auto-text-indent="false" fo:background-color="transparent" style:shadow="none" style:writing-mode="lr-tb">
        <style:tab-stops>
          <style:tab-stop style:position="-0.3cm"/>
          <style:tab-stop style:position="-0.236cm"/>
          <style:tab-stop style:position="0.095cm"/>
        </style:tab-stops>
      </style:paragraph-properties>
      <style:text-properties officeooo:paragraph-rsid="01237fed"/>
    </style:style>
    <style:style style:name="P84" style:family="paragraph" style:parent-style-name="_5f_Paragraphe_20_livret_20_réponse_20_élève" style:list-style-name="L2">
      <loext:graphic-properties draw:fill="none"/>
      <style:paragraph-properties fo:margin-left="0.3cm" fo:margin-right="0cm" fo:margin-top="0cm" fo:margin-bottom="0cm" style:contextual-spacing="false" style:line-height-at-least="0.7cm" fo:text-align="start" style:justify-single-word="false" fo:text-indent="-0.3cm" style:auto-text-indent="false" fo:background-color="transparent" style:shadow="none" style:writing-mode="lr-tb">
        <style:tab-stops>
          <style:tab-stop style:position="-0.3cm"/>
          <style:tab-stop style:position="-0.236cm"/>
          <style:tab-stop style:position="0.095cm"/>
        </style:tab-stops>
      </style:paragraph-properties>
      <style:text-properties officeooo:paragraph-rsid="00d5eea6"/>
    </style:style>
    <style:style style:name="P85" style:family="paragraph" style:parent-style-name="_5f_Paragraphe_20_livret_20_réponse_20_élève" style:list-style-name="L2">
      <loext:graphic-properties draw:fill="none"/>
      <style:paragraph-properties fo:margin-left="0.3cm" fo:margin-right="0cm" fo:margin-top="0cm" fo:margin-bottom="0cm" style:contextual-spacing="false" style:line-height-at-least="0.7cm" fo:text-align="start" style:justify-single-word="false" fo:text-indent="-0.3cm" style:auto-text-indent="false" fo:background-color="transparent" style:shadow="none" style:writing-mode="lr-tb">
        <style:tab-stops>
          <style:tab-stop style:position="-0.3cm"/>
          <style:tab-stop style:position="-0.236cm"/>
          <style:tab-stop style:position="0.095cm"/>
        </style:tab-stops>
      </style:paragraph-properties>
      <style:text-properties officeooo:paragraph-rsid="00e6cef5"/>
    </style:style>
    <style:style style:name="P86" style:family="paragraph" style:parent-style-name="_5f_Paragraphe_20_livret_20_réponse_20_élève" style:list-style-name="_5f_Numérotation_20_des_20_exercices_20_livrets">
      <style:paragraph-properties fo:margin-top="0cm" fo:margin-bottom="0.194cm" style:contextual-spacing="false" style:line-height-at-least="0.7cm"/>
      <style:text-properties officeooo:paragraph-rsid="01222242"/>
    </style:style>
    <style:style style:name="P87" style:family="paragraph" style:parent-style-name="_5f_Paragraphe_20_énoncé_20_après_20_numéro" style:list-style-name="_5f_Numérotation_20_des_20_exercices_20_livrets"/>
    <style:style style:name="P88" style:family="paragraph" style:parent-style-name="_5f_Paragraphe_20_énoncé_20_après_20_numéro" style:list-style-name="_5f_Numérotation_20_des_20_exercices_20_livrets">
      <style:text-properties officeooo:paragraph-rsid="01222242"/>
    </style:style>
    <style:style style:name="P89" style:family="paragraph" style:parent-style-name="_5f_Paragraphe_20_énoncé_20_après_20_numéro" style:list-style-name="_5f_Numérotation_20_des_20_exercices_20_livrets">
      <style:text-properties officeooo:paragraph-rsid="01080530"/>
    </style:style>
    <style:style style:name="P90" style:family="paragraph" style:parent-style-name="_5f_Paragraphe_20_énoncé_20_après_20_numéro">
      <style:text-properties officeooo:paragraph-rsid="01382666"/>
    </style:style>
    <style:style style:name="P91" style:family="paragraph" style:parent-style-name="_5f_Paragraphe_20_énoncé_20_après_20_numéro">
      <style:text-properties officeooo:rsid="0117ead2" officeooo:paragraph-rsid="01382666"/>
    </style:style>
    <style:style style:name="P92" style:family="paragraph" style:parent-style-name="_5f_Paragraphe_20_énoncé_20_après_20_numéro">
      <style:text-properties officeooo:rsid="01080530" officeooo:paragraph-rsid="01080530"/>
    </style:style>
    <style:style style:name="P93" style:family="paragraph" style:parent-style-name="_5f_Paragraphe_20_énoncé_20_après_20_numéro">
      <style:text-properties officeooo:rsid="0107c9c5" officeooo:paragraph-rsid="0107c9c5"/>
    </style:style>
    <style:style style:name="P94" style:family="paragraph" style:parent-style-name="_5f_Paragraphe_5f_Bullet" style:list-style-name="_5f_Numérotation_20_des_20_exercices_20_livrets">
      <style:text-properties officeooo:paragraph-rsid="013d906e"/>
    </style:style>
    <style:style style:name="P95" style:family="paragraph" style:parent-style-name="_5f_Paragraphe_5f_avec_5f_Num_5f_Question" style:list-style-name="_5f_Numérotation_20_des_20_exercices_20_livrets">
      <style:text-properties officeooo:paragraph-rsid="013d906e"/>
    </style:style>
    <style:style style:name="P96" style:family="paragraph" style:parent-style-name="_5f_Paragraphe_5f_avec_5f_Num_5f_Question" style:list-style-name="_5f_Numérotation_20_des_20_exercices_20_livrets">
      <style:text-properties style:font-name="Bitstream Vera Sans5" fo:font-size="10pt" officeooo:paragraph-rsid="013d906e"/>
    </style:style>
    <style:style style:name="P97" style:family="paragraph" style:parent-style-name="_5f_Titre_20_d_27_exercices_20_livret" style:list-style-name="_5f_Numérotation_20_des_20_exercices_20_livrets"/>
    <style:style style:name="P98" style:family="paragraph" style:parent-style-name="_5f_Titre_20_d_27_exercices_20_livret" style:list-style-name="_5f_Numérotation_20_des_20_exercices_20_livrets">
      <style:text-properties officeooo:paragraph-rsid="00f5ca61"/>
    </style:style>
    <style:style style:name="P99" style:family="paragraph" style:parent-style-name="_5f_Titre_20_d_27_exercices_20_livret">
      <style:text-properties officeooo:paragraph-rsid="00dd9941"/>
    </style:style>
    <style:style style:name="P100" style:family="paragraph" style:parent-style-name="_5f_Titre_20_d_27_exercices_20_livret" style:list-style-name="_5f_Numérotation_20_des_20_exercices_20_livrets">
      <style:text-properties fo:color="#e8c32a" loext:opacity="100%" style:font-name="Bitstream Vera Sans" fo:font-size="10pt" fo:font-style="normal" fo:font-weight="bold" officeooo:rsid="00f5ca61" officeooo:paragraph-rsid="01382666" style:font-style-asian="normal" style:font-style-complex="normal"/>
    </style:style>
    <style:style style:name="P101" style:family="paragraph" style:parent-style-name="_5f_Titre_20_d_27_exercices_20_livret" style:list-style-name="_5f_Numérotation_20_des_20_exercices_20_livrets">
      <style:text-properties fo:color="#e8c32a" loext:opacity="100%" style:font-name="Bitstream Vera Sans" fo:font-size="10pt" fo:font-style="normal" fo:font-weight="bold" officeooo:rsid="00f5ca61" officeooo:paragraph-rsid="012bb66c"/>
    </style:style>
    <style:style style:name="P102" style:family="paragraph" style:parent-style-name="_5f_Titre_20_d_27_exercices_20_livret" style:list-style-name="_5f_Numérotation_20_des_20_exercices_20_livrets" style:master-page-name="SERIE_5f_G_5f_GAUCHE_5f_ET_5f_DROITE_5f_2COL">
      <style:paragraph-properties style:page-number="4"/>
    </style:style>
    <style:style style:name="P103" style:family="paragraph" style:parent-style-name="_5f_Titre_20_d_27_exercices_20_livret_20_sans_20_titre" style:list-style-name="_5f_Numérotation_20_des_20_exercices_20_livrets">
      <style:text-properties officeooo:paragraph-rsid="01222242"/>
    </style:style>
    <style:style style:name="P104" style:family="paragraph" style:parent-style-name="_5f_Titre_20_d_27_exercices_20_livret_20_sans_20_titre">
      <style:text-properties officeooo:rsid="0117ead2" officeooo:paragraph-rsid="01382666"/>
    </style:style>
    <style:style style:name="P105" style:family="paragraph" style:parent-style-name="_5f_Titre_20_de_20_s_27_entraîner" style:list-style-name="_5f_Numérotation_20_des_20_exercices_20_livrets">
      <style:paragraph-properties fo:margin-top="0cm" fo:margin-bottom="0.199cm" style:contextual-spacing="false"/>
      <style:text-properties fo:color="#000000" loext:opacity="100%" style:font-name="Bitstream Vera Sans1" fo:font-style="normal" officeooo:rsid="0032b707" officeooo:paragraph-rsid="00f47c7b" style:font-name-asian="OpenSymbol4" style:font-style-asian="normal" style:font-name-complex="OpenSymbol4" style:font-style-complex="normal"/>
    </style:style>
    <style:style style:name="P106" style:family="paragraph" style:parent-style-name="_5f_Titre_5f_Exercices_5f_avec_5f_Titre" style:list-style-name="">
      <style:text-properties officeooo:paragraph-rsid="013e44bd"/>
    </style:style>
    <style:style style:name="P107" style:family="paragraph" style:parent-style-name="_5f_Titre_5f_Exercices_5f_sans_5f_Titre" style:list-style-name="_5f_Numérotation_20_des_20_exercices_20_livrets">
      <style:text-properties officeooo:paragraph-rsid="013e44bd"/>
    </style:style>
    <style:style style:name="P108" style:family="paragraph" style:parent-style-name="_5f_Titre_5f_Exercices_5f_sans_5f_Titre" style:list-style-name="_5f_Numérotation_20_des_20_exercices">
      <style:text-properties officeooo:paragraph-rsid="013e44bd"/>
    </style:style>
    <style:style style:name="P10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0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11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1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1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style:paragraph-properties fo:margin-left="0cm" fo:margin-right="0cm" fo:margin-top="0cm" fo:margin-bottom="0cm" fo:line-height="100%" fo:text-indent="0cm" style:writing-mode="lr-tb"/>
    </style:style>
    <style:style style:name="P11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a9ce7b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0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1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2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3" style:family="paragraph">
      <loext:graphic-properties draw:fill="solid" draw:fill-color="#add9e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4" style:family="paragraph">
      <loext:graphic-properties draw:fill="solid" draw:fill-color="#add9e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6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style:paragraph-properties fo:text-align="center"/>
    </style:style>
    <style:style style:name="P13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36" style:family="paragraph">
      <loext:graphic-properties draw:fill="solid" draw:fill-color="#1ca2b8"/>
    </style:style>
    <style:style style:name="P1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style:paragraph-properties fo:margin-left="0cm" fo:margin-right="0cm" fo:margin-top="0cm" fo:margin-bottom="0cm" fo:line-height="100%" fo:text-indent="0cm"/>
    </style:style>
    <style:style style:name="P140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2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1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144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Bitstream Vera Sans6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-color="#2a6099"/>
      <style:paragraph-properties fo:text-align="center"/>
    </style:style>
    <style:style style:name="P15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3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officeooo:rsid="0096b4e2"/>
    </style:style>
    <style:style style:name="T4" style:family="text">
      <style:text-properties fo:font-variant="small-caps" officeooo:rsid="00a847d5"/>
    </style:style>
    <style:style style:name="T5" style:family="text">
      <style:text-properties fo:font-variant="small-caps" officeooo:rsid="00990660"/>
    </style:style>
    <style:style style:name="T6" style:family="text">
      <style:text-properties fo:font-variant="small-caps" officeooo:rsid="0054f64f"/>
    </style:style>
    <style:style style:name="T7" style:family="text">
      <style:text-properties fo:font-variant="small-caps" officeooo:rsid="00b5d2d1"/>
    </style:style>
    <style:style style:name="T8" style:family="text">
      <style:text-properties fo:font-variant="small-caps" officeooo:rsid="00b6801f"/>
    </style:style>
    <style:style style:name="T9" style:family="text">
      <style:text-properties fo:font-variant="small-caps" fo:color="#808080" loext:opacity="100%" style:font-name="Bitstream Vera Sans5" fo:font-size="11pt" fo:font-style="normal" fo:font-weight="bold" officeooo:rsid="0082a554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0" style:family="text">
      <style:text-properties fo:font-variant="small-caps" fo:color="#808080" loext:opacity="100%" style:font-name="Bitstream Vera Sans5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1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T12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T13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4" style:family="text">
      <style:text-properties style:use-window-font-color="true" loext:opacity="0%" officeooo:rsid="016d1cef"/>
    </style:style>
    <style:style style:name="T15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16" style:family="text">
      <style:text-properties officeooo:rsid="0096b4e2"/>
    </style:style>
    <style:style style:name="T17" style:family="text">
      <style:text-properties officeooo:rsid="002925a2"/>
    </style:style>
    <style:style style:name="T18" style:family="text">
      <style:text-properties officeooo:rsid="002b33ed"/>
    </style:style>
    <style:style style:name="T19" style:family="text">
      <style:text-properties officeooo:rsid="0082a554"/>
    </style:style>
    <style:style style:name="T20" style:family="text">
      <style:text-properties style:text-position="0% 100%" style:font-name-asian="OpenSymbol1" style:font-style-asian="normal" style:font-name-complex="OpenSymbol1" style:font-style-complex="normal"/>
    </style:style>
    <style:style style:name="T21" style:family="text">
      <style:text-properties style:text-position="0% 100%" officeooo:rsid="016d1cef" style:font-name-asian="OpenSymbol1" style:font-style-asian="normal" style:font-name-complex="OpenSymbol1" style:font-style-complex="normal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text-position="0% 100%" style:font-name="Bitstream Vera Sans5" fo:font-size="10pt" style:font-name-asian="OpenSymbol1" style:font-style-asian="normal" style:font-name-complex="OpenSymbol1" style:font-style-complex="normal"/>
    </style:style>
    <style:style style:name="T24" style:family="text">
      <style:text-properties fo:color="#000000" loext:opacity="100%" style:text-position="0% 100%" style:font-name="Bitstream Vera Sans5" fo:font-size="10pt" officeooo:rsid="00e6cef5" style:font-name-asian="OpenSymbol1" style:font-style-asian="normal" style:font-name-complex="OpenSymbol1" style:font-style-complex="normal"/>
    </style:style>
    <style:style style:name="T25" style:family="text">
      <style:text-properties fo:color="#000000" loext:opacity="100%" style:font-name="Bitstream Vera Sans1" fo:font-style="normal" style:font-name-asian="OpenSymbol4" style:font-style-asian="normal" style:font-name-complex="OpenSymbol4" style:font-style-complex="normal"/>
    </style:style>
    <style:style style:name="T26" style:family="text">
      <style:text-properties fo:color="#000000" loext:opacity="100%" style:font-name="OpenSymbol3" fo:font-style="normal" officeooo:rsid="0036ee10" style:font-name-asian="OpenSymbol3" style:font-style-asian="normal" style:font-name-complex="OpenSymbol3" style:font-style-complex="normal"/>
    </style:style>
    <style:style style:name="T27" style:family="text">
      <style:text-properties fo:color="#000000" loext:opacity="100%" style:font-name="OpenSymbol4" fo:font-style="normal" style:font-name-asian="OpenSymbol4" style:font-style-asian="normal" style:font-name-complex="OpenSymbol4" style:font-style-complex="normal"/>
    </style:style>
    <style:style style:name="T28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00" loext:opacity="100%" fo:font-style="normal" fo:font-weight="bold" officeooo:rsid="0019d088" style:font-style-asian="normal" style:font-weight-asian="bold" style:font-style-complex="normal" style:font-weight-complex="bold"/>
    </style:style>
    <style:style style:name="T30" style:family="text">
      <style:text-properties fo:color="#000000" loext:opacity="100%" fo:font-style="normal" fo:font-weight="bold" officeooo:rsid="001b34cf" style:font-style-asian="normal" style:font-weight-asian="bold" style:font-style-complex="normal" style:font-weight-complex="bold"/>
    </style:style>
    <style:style style:name="T31" style:family="text">
      <style:text-properties fo:color="#000000" loext:opacity="100%" style:font-name="Bitstream Vera Sans5" fo:font-size="10pt"/>
    </style:style>
    <style:style style:name="T32" style:family="text">
      <style:text-properties fo:color="#000000" loext:opacity="100%" style:font-name="Bitstream Vera Sans5" fo:font-size="10pt" officeooo:rsid="0166029c"/>
    </style:style>
    <style:style style:name="T33" style:family="text">
      <style:text-properties officeooo:rsid="00dd9941"/>
    </style:style>
    <style:style style:name="T34" style:family="text">
      <style:text-properties fo:font-size="10pt" fo:background-color="#ffffff" loext:char-shading-value="0" style:font-size-asian="10pt" style:font-size-complex="10pt"/>
    </style:style>
    <style:style style:name="T35" style:family="text">
      <style:text-properties style:font-name="Bitstream Vera Sans5" fo:font-size="10pt" officeooo:rsid="00e0fad7" fo:background-color="#ffffff" loext:char-shading-value="0" style:font-size-asian="10pt" style:font-size-complex="10pt"/>
    </style:style>
    <style:style style:name="T36" style:family="text">
      <style:text-properties style:font-name="Bitstream Vera Sans5" fo:font-size="10pt" officeooo:rsid="00feec5d"/>
    </style:style>
    <style:style style:name="T37" style:family="text">
      <style:text-properties style:font-name="Bitstream Vera Sans5" fo:font-size="10pt" officeooo:rsid="01080530"/>
    </style:style>
    <style:style style:name="T38" style:family="text">
      <style:text-properties style:font-name="Bitstream Vera Sans5" fo:font-size="10pt" officeooo:rsid="0117ead2"/>
    </style:style>
    <style:style style:name="T39" style:family="text">
      <style:text-properties officeooo:rsid="0030507d"/>
    </style:style>
    <style:style style:name="T40" style:family="text">
      <style:text-properties officeooo:rsid="00ea8301"/>
    </style:style>
    <style:style style:name="T41" style:family="text">
      <style:text-properties style:text-position="sub 58%"/>
    </style:style>
    <style:style style:name="T42" style:family="text">
      <style:text-properties style:text-position="sub 58%" officeooo:rsid="001f893e"/>
    </style:style>
    <style:style style:name="T43" style:family="text">
      <style:text-properties style:text-position="sub 58%" fo:font-weight="normal" style:font-weight-asian="normal" style:font-weight-complex="normal"/>
    </style:style>
    <style:style style:name="T44" style:family="text">
      <style:text-properties officeooo:rsid="00ed4106"/>
    </style:style>
    <style:style style:name="T45" style:family="text">
      <style:text-properties officeooo:rsid="00212860"/>
    </style:style>
    <style:style style:name="T46" style:family="text">
      <style:text-properties officeooo:rsid="001d4a28"/>
    </style:style>
    <style:style style:name="T47" style:family="text">
      <style:text-properties officeooo:rsid="0032b707"/>
    </style:style>
    <style:style style:name="T48" style:family="text">
      <style:text-properties officeooo:rsid="001f893e"/>
    </style:style>
    <style:style style:name="T49" style:family="text">
      <style:text-properties officeooo:rsid="001aceff"/>
    </style:style>
    <style:style style:name="T50" style:family="text">
      <style:text-properties officeooo:rsid="0036ee10"/>
    </style:style>
    <style:style style:name="T51" style:family="text">
      <style:text-properties fo:letter-spacing="-0.004cm"/>
    </style:style>
    <style:style style:name="T52" style:family="text">
      <style:text-properties fo:letter-spacing="-0.004cm" officeooo:rsid="001aceff"/>
    </style:style>
    <style:style style:name="T53" style:family="text">
      <style:text-properties fo:letter-spacing="-0.004cm" officeooo:rsid="0036ee10"/>
    </style:style>
    <style:style style:name="T54" style:family="text">
      <style:text-properties officeooo:rsid="00f5ca61"/>
    </style:style>
    <style:style style:name="T55" style:family="text">
      <style:text-properties fo:color="#e8c32a" loext:opacity="100%" style:font-name="Bitstream Vera Sans" fo:font-size="10pt" fo:font-style="normal" fo:font-weight="bold" officeooo:rsid="00f5ca61"/>
    </style:style>
    <style:style style:name="T56" style:family="text">
      <style:text-properties fo:color="#e8c32a" loext:opacity="100%" style:font-name="Bitstream Vera Sans" fo:font-size="10pt" fo:font-style="normal" fo:font-weight="bold" officeooo:rsid="012bb66c"/>
    </style:style>
    <style:style style:name="T57" style:family="text">
      <style:text-properties fo:color="#e8c32a" loext:opacity="100%" style:font-name="Bitstream Vera Sans5" fo:font-size="10pt" fo:font-weight="bold" officeooo:rsid="00f5ca61" style:font-size-asian="10.5pt"/>
    </style:style>
    <style:style style:name="T58" style:family="text">
      <style:text-properties style:font-name="Atalante" officeooo:rsid="01222242"/>
    </style:style>
    <style:style style:name="T59" style:family="text">
      <style:text-properties style:font-name="Atalante" fo:font-weight="normal" officeooo:rsid="01222242" style:font-weight-asian="normal" style:font-weight-complex="normal"/>
    </style:style>
    <style:style style:name="T60" style:family="text">
      <style:text-properties style:font-name="Atalante" officeooo:rsid="0166029c"/>
    </style:style>
    <style:style style:name="T61" style:family="text">
      <style:text-properties style:font-name="Atalante" officeooo:rsid="017ee000"/>
    </style:style>
    <style:style style:name="T62" style:family="text">
      <style:text-properties officeooo:rsid="0019d088"/>
    </style:style>
    <style:style style:name="T63" style:family="text">
      <style:text-properties officeooo:rsid="01080530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2d26df" style:font-weight-asian="bold" style:font-weight-complex="bold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officeooo:rsid="0117ead2"/>
    </style:style>
    <style:style style:name="T68" style:family="text">
      <style:text-properties officeooo:rsid="01222242"/>
    </style:style>
    <style:style style:name="T69" style:family="text">
      <style:text-properties officeooo:rsid="01382666"/>
    </style:style>
    <style:style style:name="T70" style:family="text">
      <style:text-properties officeooo:rsid="01951e1f"/>
    </style:style>
    <style:style style:name="T71" style:family="text">
      <style:text-properties officeooo:rsid="016d1cef" fo:background-color="transparent" loext:char-shading-value="0"/>
    </style:style>
    <style:style style:name="T72" style:family="text">
      <style:text-properties officeooo:rsid="013d906e" fo:background-color="transparent" loext:char-shading-value="0"/>
    </style:style>
    <style:style style:name="T73" style:family="text">
      <style:text-properties officeooo:rsid="016d1cef"/>
    </style:style>
    <style:style style:name="T74" style:family="text">
      <style:text-properties officeooo:rsid="0169800d"/>
    </style:style>
    <style:style style:name="T75" style:family="text">
      <style:text-properties officeooo:rsid="017ee000"/>
    </style:style>
    <style:style style:name="T76" style:family="text">
      <style:text-properties officeooo:rsid="016b77c9"/>
    </style:style>
    <style:style style:name="T77" style:family="text">
      <style:text-properties fo:color="#c9211e" loext:opacity="100%"/>
    </style:style>
    <style:style style:name="T78" style:family="text">
      <style:text-properties fo:color="#c9211e" loext:opacity="100%" style:font-name="Bitstream Vera Sans5" fo:font-size="10pt" officeooo:rsid="00feec5d"/>
    </style:style>
    <style:style style:name="T79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Symbol5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OpenSymbol5" style:font-size-asian="12pt" style:language-asian="zxx" style:country-asian="none" style:font-style-asian="normal" style:font-weight-asian="normal" style:font-name-complex="OpenSymbol5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Bitstream Vera Sans6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89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90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1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91" style:family="text"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92" style:family="text"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-left="0.101cm" fo:padding-right="0cm" fo:padding-top="0.049cm" fo:padding-bottom="0.049cm" fo:border="0.99pt solid #1ca2b8" style:shadow="#add9e0 0.101cm 0.101cm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01cm" fo:padding-right="0cm" fo:padding-top="0.049cm" fo:padding-bottom="0.049cm" fo:border="0.99pt solid #1ca2b8" style:shadow="#add9e0 0.101cm 0.101cm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01cm" fo:padding-right="0cm" fo:padding-top="0.049cm" fo:padding-bottom="0.049cm" fo:border="0.99pt solid #1ca2b8" style:shadow="#add9e0 0.101cm 0.101cm" draw:shadow-opacity="100%"/>
    </style:style>
    <style:style style:name="fr4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6102" svg:stroke-width="0.019cm" svg:stroke-color="#000000" draw:marker-start="" draw:marker-start-width="0.33cm" draw:marker-start-center="false" draw:marker-end="" draw:marker-end-width="0.33cm" draw:marker-end-center="false" svg:stroke-opacity="100%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" style:family="graphic">
      <style:graphic-properties draw:stroke="none" draw:stroke-dash="Dashed_20__28_var_29__20_6103" svg:stroke-width="0.019cm" svg:stroke-color="#000000" draw:marker-start="" draw:marker-start-width="0.33cm" draw:marker-start-center="false" draw:marker-end="" draw:marker-end-width="0.33cm" draw:marker-end-center="false" svg:stroke-opacity="100%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" style:family="graphic">
      <style:graphic-properties draw:stroke="none" draw:stroke-dash="Dashed_20__28_var_29__20_6104" svg:stroke-width="0.019cm" svg:stroke-color="#000000" draw:marker-start="" draw:marker-start-width="0.33cm" draw:marker-start-center="false" draw:marker-end="" draw:marker-end-width="0.33cm" draw:marker-end-center="false" svg:stroke-opacity="100%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" style:family="graphic">
      <style:graphic-properties draw:stroke="none" draw:stroke-dash="Dashed_20__28_var_29__20_6105" svg:stroke-width="0.019cm" svg:stroke-color="#000000" draw:marker-start="" draw:marker-start-width="0.33cm" draw:marker-start-center="false" draw:marker-end="" draw:marker-end-width="0.33cm" draw:marker-end-center="false" svg:stroke-opacity="100%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" style:family="graphic">
      <style:graphic-properties draw:stroke="none" draw:stroke-dash="Dashed_20__28_var_29__20_6241" svg:stroke-width="0.019cm" svg:stroke-color="#000000" draw:marker-start="" draw:marker-start-width="0.33cm" draw:marker-start-center="false" draw:marker-end="" draw:marker-end-width="0.33cm" draw:marker-end-center="false" svg:stroke-opacity="100%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" style:family="graphic">
      <style:graphic-properties draw:stroke="solid" draw:stroke-dash="Dashed_20__28_var_29__20_6242" svg:stroke-width="0.019cm" svg:stroke-color="#000000" draw:marker-start="" draw:marker-start-width="0.33cm" draw:marker-start-center="false" draw:marker-end="" draw:marker-end-width="0.33cm" draw:marker-end-center="false" svg:stroke-opacity="100%" draw:stroke-linejoin="miter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2.662cm" fo:min-width="2.242cm" fo:padding-top="0.228cm" fo:padding-bottom="0.228cm" fo:padding-left="0.437cm" fo:padding-right="0.43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6243" svg:stroke-width="0.019cm" svg:stroke-color="#000000" draw:marker-start="" draw:marker-start-width="0.33cm" draw:marker-start-center="false" draw:marker-end="" draw:marker-end-width="0.33cm" draw:marker-end-center="false" svg:stroke-opacity="100%" draw:stroke-linejoin="miter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0cm" fo:min-width="0cm" fo:padding-top="0.228cm" fo:padding-bottom="0.228cm" fo:padding-left="0.437cm" fo:padding-right="0.43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solid" draw:stroke-dash="Dashed_20__28_var_29__20_6244" svg:stroke-width="0.019cm" svg:stroke-color="#000000" draw:marker-start="" draw:marker-start-width="0.33cm" draw:marker-start-center="false" draw:marker-end="" draw:marker-end-width="0.33cm" draw:marker-end-center="false" svg:stroke-opacity="100%" draw:stroke-linejoin="miter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0cm" fo:min-width="0cm" fo:padding-top="0.228cm" fo:padding-bottom="0.228cm" fo:padding-left="0.437cm" fo:padding-right="0.43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1.517cm" fo:min-width="1.26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2.806cm" fo:min-width="2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1.894cm" fo:min-width="1.64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draw:stroke-dash="Dashed_20__28_var_29__20_883" svg:stroke-width="0.041cm" svg:stroke-color="#d3802c" draw:marker-start="" draw:marker-start-width="0.125cm" draw:marker-start-center="false" draw:marker-end="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884" svg:stroke-width="0.041cm" svg:stroke-color="#d3802c" draw:marker-start="" draw:marker-start-width="0.125cm" draw:marker-start-center="false" draw:marker-end="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885" svg:stroke-width="0.041cm" svg:stroke-color="#d3802c" draw:marker-start="" draw:marker-start-width="0.125cm" draw:marker-start-center="false" draw:marker-end="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7" style:family="graphic">
      <style:graphic-properties draw:stroke="none" draw:stroke-dash="Dashed_20__28_var_29__20_887" svg:stroke-width="0.041cm" svg:stroke-color="#ff660d" draw:marker-start="" draw:marker-start-width="0.125cm" draw:marker-start-center="false" draw:marker-end="" draw:marker-end-width="0.125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draw:stroke-dash="Dashed_20__28_var_29__20_888" svg:stroke-width="0.041cm" svg:stroke-color="#ff660d" draw:marker-start="" draw:marker-start-width="0.125cm" draw:marker-start-center="false" draw:marker-end="" draw:marker-end-width="0.125cm" draw:marker-end-center="false" draw:fill="none" draw:fill-color="#ffffff" draw:fill-image-width="0cm" draw:fill-image-height="0cm" draw:textarea-horizontal-align="left" draw:auto-grow-height="true" draw:auto-grow-width="true" fo:min-height="0.937cm" fo:min-width="0.0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draw:stroke-dash="Dashed_20__28_var_29__20_889" svg:stroke-width="0.041cm" svg:stroke-color="#ff660d" draw:marker-start="" draw:marker-start-width="0.125cm" draw:marker-start-center="false" draw:marker-end="" draw:marker-end-width="0.125cm" draw:marker-end-center="false" draw:fill="none" draw:fill-color="#ffffff" draw:fill-image-width="0cm" draw:fill-image-height="0cm" draw:textarea-horizontal-align="justify" fo:min-height="0.4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draw:stroke-dash="Dashed_20__28_var_29__20_890" svg:stroke-width="0.041cm" svg:stroke-color="#ff660d" draw:marker-start="" draw:marker-start-width="0.125cm" draw:marker-start-center="false" draw:marker-end="" draw:marker-end-width="0.125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draw:stroke-dash="Dashed_20__28_var_29__20_892" svg:stroke-width="0.041cm" svg:stroke-color="#ff660d" draw:marker-start="" draw:marker-start-width="0.125cm" draw:marker-start-center="false" draw:marker-end="" draw:marker-end-width="0.125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draw:stroke-dash="Dashed_20__28_var_29__20_895" svg:stroke-width="0.041cm" svg:stroke-color="#ff660d" draw:marker-start="" draw:marker-start-width="0.125cm" draw:marker-start-center="false" draw:marker-end="" draw:marker-end-width="0.125cm" draw:marker-end-center="false" draw:fill="none" draw:fill-color="#ffffff" draw:fill-image-width="0cm" draw:fill-image-height="0cm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draw:stroke-dash="Dashed_20__28_var_29__20_896" svg:stroke-width="0.041cm" svg:stroke-color="#ff660d" draw:marker-start="" draw:marker-start-width="0.125cm" draw:marker-start-center="false" draw:marker-end="" draw:marker-end-width="0.125cm" draw:marker-end-center="false" draw:fill="none" draw:fill-color="#ffffff" draw:fill-image-width="0cm" draw:fill-image-height="0cm" draw:textarea-horizontal-align="justify" fo:min-height="0.8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solid" draw:stroke-dash="Dashed_20__28_var_29__20_897" svg:stroke-width="0.041cm" svg:stroke-color="#000000" draw:marker-start="" draw:marker-start-width="0.125cm" draw:marker-start-center="false" draw:marker-end="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898" svg:stroke-width="0.041cm" svg:stroke-color="#000000" draw:marker-start="" draw:marker-start-width="0.125cm" draw:marker-start-center="false" draw:marker-end="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901" svg:stroke-width="0.041cm" svg:stroke-color="#ff660d" draw:marker-start="" draw:marker-start-width="0.125cm" draw:marker-start-center="false" draw:marker-end="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902" svg:stroke-width="0.041cm" svg:stroke-color="#000000" draw:marker-start="" draw:marker-start-width="0.125cm" draw:marker-start-center="false" draw:marker-end="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903" svg:stroke-width="0.041cm" svg:stroke-color="#000000" draw:marker-start="" draw:marker-start-width="0.125cm" draw:marker-start-center="false" draw:marker-end="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9" style:family="graphic">
      <style:graphic-properties style:run-through="foreground"/>
    </style:style>
    <style:style style:name="gr30" style:family="graphic">
      <style:graphic-properties draw:stroke="solid" draw:stroke-dash="Dashed_20__28_var_29__20_6812" svg:stroke-width="0.019cm" svg:stroke-color="#7fb241" draw:marker-start="" draw:marker-start-width="0.33cm" draw:marker-start-center="false" draw:marker-end="" draw:marker-end-width="0.33cm" draw:marker-end-center="false" svg:stroke-opacity="100%" draw:stroke-linejoin="round" draw:fill="solid" draw:fill-color="#a9ce7b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none" draw:stroke-dash="Dashed_20__28_var_29__20_681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" style:family="graphic">
      <style:graphic-properties draw:stroke="solid" draw:stroke-dash="Dashed_20__28_var_29__20_681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681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solid" draw:stroke-dash="Dashed_20__28_var_29__20_6816" svg:stroke-width="0.041cm" svg:stroke-color="#7fb241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draw:stroke-dash="Dashed_20__28_var_29__20_68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ed_20__28_var_29__20_68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ed_20__28_var_29__20_6819" svg:stroke-width="0.041cm" svg:stroke-color="#7fb241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none" draw:stroke-dash="Dashed_20__28_var_29__20_68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9" style:family="graphic">
      <style:graphic-properties draw:stroke="none" draw:stroke-dash="Dashed_20__28_var_29__20_68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0" style:family="graphic">
      <style:graphic-properties draw:stroke="none" draw:stroke-dash="Dashed_20__28_var_29__20_68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1" style:family="graphic">
      <style:graphic-properties draw:stroke="none" draw:stroke-dash="Dashed_20__28_var_29__20_68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43cm" fo:min-width="0.25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2" style:family="graphic">
      <style:graphic-properties draw:stroke="none" draw:stroke-dash="Dashed_20__28_var_29__20_68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6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" style:family="graphic">
      <style:graphic-properties draw:stroke="none" draw:stroke-dash="Dashed_20__28_var_29__20_68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4" style:family="graphic">
      <style:graphic-properties draw:stroke="none" draw:stroke-dash="Dashed_20__28_var_29__20_68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" style:family="graphic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" style:family="graphic">
      <style:graphic-properties draw:stroke="solid" draw:stroke-dash="Dashed_20__28_var_29__20_68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68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6830" svg:stroke-width="0.041cm" svg:stroke-color="#1ca2b8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6831" svg:stroke-width="0.041cm" svg:stroke-color="#1ca2b8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6832" svg:stroke-width="0.019cm" svg:stroke-color="#1ca2b8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683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683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6835" svg:stroke-width="0.041cm" svg:stroke-color="#1ca2b8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683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683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svg:stroke-width="0.019cm" svg:stroke-color="#1ca2b8" draw:marker-start="" draw:marker-start-width="0.192cm" draw:marker-start-center="false" draw:marker-end="" draw:marker-end-width="0.192cm" draw:marker-end-center="false" draw:fill="solid" draw:fill-color="#add9e0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" style:family="graphic">
      <style:graphic-properties draw:stroke="none" draw:stroke-dash="Dashed_20__28_var_29__20_683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8" style:family="graphic">
      <style:graphic-properties draw:stroke="none" draw:stroke-dash="Dashed_20__28_var_29__20_683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9" style:family="graphic">
      <style:graphic-properties draw:stroke="none" draw:stroke-dash="Dashed_20__28_var_29__20_684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18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0" style:family="graphic">
      <style:graphic-properties draw:stroke="none" draw:stroke-dash="Dashed_20__28_var_29__20_684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6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1" style:family="graphic">
      <style:graphic-properties draw:stroke="none" draw:stroke-dash="Dashed_20__28_var_29__20_684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2" style:family="graphic">
      <style:graphic-properties draw:stroke="solid" draw:stroke-dash="Dashed_20__28_var_29__20_6845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6846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6847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6848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6849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6850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none" draw:stroke-dash="Dashed_20__28_var_29__20_684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9" style:family="graphic">
      <style:graphic-properties draw:stroke="none" draw:stroke-dash="Dashed_20__28_var_29__20_684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0" style:family="graphic">
      <style:graphic-properties draw:stroke="none" draw:stroke-dash="Dashed_20__28_var_29__20_68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1" style:family="graphic">
      <style:graphic-properties draw:stroke="solid" svg:stroke-width="0.03cm" svg:stroke-color="#1ca2b8" draw:marker-start="" draw:marker-start-width="0.335cm" draw:marker-start-center="false" draw:marker-end="" draw:marker-end-width="0.335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3cm" svg:stroke-color="#9d0f89" draw:marker-start="" draw:marker-start-width="0.335cm" draw:marker-start-center="false" draw:marker-end="" draw:marker-end-width="0.335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73" style:family="graphic">
      <style:graphic-properties draw:stroke="none" draw:stroke-dash="Dashed_20__28_var_29__20_67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4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4" style:family="graphic">
      <style:graphic-properties draw:stroke="none" draw:stroke-dash="Dashed_20__28_var_29__20_67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6cm" fo:min-width="0.2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5" style:family="graphic">
      <style:graphic-properties draw:stroke="none" draw:stroke-dash="Dashed_20__28_var_29__20_68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6cm" fo:min-width="0.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6" style:family="graphic">
      <style:graphic-properties draw:stroke="none" draw:stroke-dash="Dashed_20__28_var_29__20_68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66cm" fo:min-width="0.31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7" style:family="graphic">
      <style:graphic-properties draw:stroke="none" draw:stroke-dash="Dashed_20__28_var_29__20_68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9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8" style:family="graphic">
      <style:graphic-properties draw:stroke="none" draw:stroke-dash="Dashed_20__28_var_29__20_68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9cm" fo:min-width="0.2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9" style:family="graphic">
      <style:graphic-properties draw:stroke="none" draw:stroke-dash="Dashed_20__28_var_29__20_68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9cm" fo:min-width="0.29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0" style:family="graphic">
      <style:graphic-properties draw:stroke="none" draw:stroke-dash="Dashed_20__28_var_29__20_68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9cm" fo:min-width="0.27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1" style:family="graphic">
      <style:graphic-properties draw:stroke="solid" draw:stroke-dash="Dash_20_597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solid" draw:stroke-dash="Dash_20_597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513cm" fo:padding-top="0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5" style:family="graphic">
      <style:graphic-properties draw:stroke="solid" draw:stroke-dash="Dash_20_59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_20_597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_20_59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_20_598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_20_59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_20_598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53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53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7cm" fo:min-width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7cm" fo:min-width="0.3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5" style:family="graphic">
      <style:graphic-properties draw:stroke="solid" svg:stroke-width="0.019cm" svg:stroke-color="#579d1c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16cm" fo:min-width="0.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6cm" fo:min-width="0.33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8" style:family="graphic">
      <style:graphic-properties draw:stroke="solid" svg:stroke-width="0.019cm" svg:stroke-color="#ff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14cm" fo:min-width="0.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0" style:family="graphic">
      <style:graphic-properties draw:stroke="solid" svg:stroke-width="0.019cm" svg:stroke-color="#0047ff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2" style:family="graphic">
      <style:graphic-properties draw:stroke="solid" svg:stroke-width="0.019cm" svg:stroke-color="#ff9966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7cm" fo:min-width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6cm" fo:min-width="0.3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9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0" style:family="graphic">
      <style:graphic-properties draw:stroke="solid" svg:stroke-width="0.041cm" svg:stroke-color="#9d0f89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draw:auto-grow-height="false" fo:min-height="2.538cm" fo:min-width="2.288cm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.041cm" svg:stroke-color="#d3802c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draw:auto-grow-height="false" fo:min-height="3.247cm" fo:min-width="2.997cm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12" style:family="graphic">
      <style:graphic-properties draw:stroke="solid" draw:stroke-dash="Dashed_20__28_var_29__20_722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>
      <style:graphic-properties draw:stroke="solid" draw:stroke-dash="Dashed_20__28_var_29__20_721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4" style:family="graphic">
      <style:graphic-properties draw:stroke="none" draw:stroke-dash="Dashed_20__28_var_29__20_72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5" style:family="graphic">
      <style:graphic-properties draw:stroke="solid" draw:stroke-dash="Dashed_20__28_var_29__20_722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6" style:family="graphic">
      <style:graphic-properties draw:stroke="solid" draw:stroke-dash="Dashed_20__28_var_29__20_721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>
      <style:graphic-properties draw:stroke="none" draw:stroke-dash="Dashed_20__28_var_29__20_722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8" style:family="graphic">
      <style:graphic-properties draw:stroke="solid" draw:stroke-dash="Dashed_20__28_var_29__20_723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9" style:family="graphic">
      <style:graphic-properties draw:stroke="solid" draw:stroke-dash="Dashed_20__28_var_29__20_721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0" style:family="graphic">
      <style:graphic-properties draw:stroke="none" draw:stroke-dash="Dashed_20__28_var_29__20_723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1" style:family="graphic">
      <style:graphic-properties draw:stroke="solid" draw:stroke-dash="Dashed_20__28_var_29__20_723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2" style:family="graphic">
      <style:graphic-properties draw:stroke="solid" draw:stroke-dash="Dashed_20__28_var_29__20_721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3" style:family="graphic">
      <style:graphic-properties draw:stroke="none" draw:stroke-dash="Dashed_20__28_var_29__20_723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4" style:family="graphic">
      <style:graphic-properties draw:stroke="solid" draw:stroke-dash="Dashed_20__28_var_29__20_72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721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none" draw:stroke-dash="Dashed_20__28_var_29__20_723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7" style:family="graphic">
      <style:graphic-properties draw:stroke="solid" draw:stroke-dash="Dashed_20__28_var_29__20_72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721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>
      <style:graphic-properties draw:stroke="none" draw:stroke-dash="Dashed_20__28_var_29__20_723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0" style:family="graphic">
      <style:graphic-properties draw:stroke="solid" draw:stroke-dash="Dashed_20__28_var_29__20_723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>
      <style:graphic-properties draw:stroke="solid" draw:stroke-dash="Dashed_20__28_var_29__20_721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>
      <style:graphic-properties draw:stroke="none" draw:stroke-dash="Dashed_20__28_var_29__20_723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3" style:family="graphic">
      <style:graphic-properties draw:stroke="solid" draw:stroke-dash="Dashed_20__28_var_29__20_724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4" style:family="graphic">
      <style:graphic-properties draw:stroke="solid" draw:stroke-dash="Dashed_20__28_var_29__20_722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>
      <style:graphic-properties draw:stroke="none" draw:stroke-dash="Dashed_20__28_var_29__20_724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6" style:family="graphic">
      <style:graphic-properties draw:stroke="solid" draw:stroke-dash="Dashed_20__28_var_29__20_724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>
      <style:graphic-properties draw:stroke="solid" draw:stroke-dash="Dashed_20__28_var_29__20_722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none" draw:stroke-dash="Dashed_20__28_var_29__20_724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9" style:family="graphic">
      <style:graphic-properties draw:stroke="solid" draw:stroke-dash="Dashed_20__28_var_29__20_724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>
      <style:graphic-properties draw:stroke="solid" draw:stroke-dash="Dashed_20__28_var_29__20_722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1" style:family="graphic">
      <style:graphic-properties draw:stroke="none" draw:stroke-dash="Dashed_20__28_var_29__20_724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2" style:family="graphic">
      <style:graphic-properties draw:stroke="solid" draw:stroke-dash="Dashed_20__28_var_29__20_724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3" style:family="graphic">
      <style:graphic-properties draw:stroke="solid" draw:stroke-dash="Dashed_20__28_var_29__20_722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4" style:family="graphic">
      <style:graphic-properties draw:stroke="none" draw:stroke-dash="Dashed_20__28_var_29__20_724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5" style:family="graphic">
      <style:graphic-properties draw:stroke="solid" draw:stroke-dash="Dashed_20__28_var_29__20_724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6" style:family="graphic">
      <style:graphic-properties draw:stroke="solid" draw:stroke-dash="Dashed_20__28_var_29__20_722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7" style:family="graphic">
      <style:graphic-properties draw:stroke="none" draw:stroke-dash="Dashed_20__28_var_29__20_724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8" style:family="graphic">
      <style:graphic-properties draw:stroke="solid" draw:stroke-dash="Dashed_20__28_var_29__20_725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9" style:family="graphic">
      <style:graphic-properties draw:stroke="solid" draw:stroke-dash="Dashed_20__28_var_29__20_722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0" style:family="graphic">
      <style:graphic-properties draw:stroke="none" draw:stroke-dash="Dashed_20__28_var_29__20_725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1" style:family="graphic">
      <style:graphic-properties fo:margin-left="1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2" style:family="graphic">
      <style:graphic-properties draw:stroke="solid" draw:stroke-dash="Dashed_20__28_var_29__20_93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3" style:family="graphic">
      <style:graphic-properties draw:stroke="solid" draw:stroke-dash="Dashed_20__28_var_29__20_93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4" style:family="graphic">
      <style:graphic-properties draw:stroke="solid" draw:stroke-dash="Dashed_20__28_var_29__20_93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5" style:family="graphic">
      <style:graphic-properties draw:stroke="solid" draw:stroke-dash="Dashed_20__28_var_29__20_93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6" style:family="graphic">
      <style:graphic-properties draw:stroke="solid" draw:stroke-dash="Dashed_20__28_var_29__20_93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7" style:family="graphic">
      <style:graphic-properties draw:stroke="solid" draw:stroke-dash="Dashed_20__28_var_29__20_93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8" style:family="graphic">
      <style:graphic-properties draw:stroke="solid" draw:stroke-dash="Dashed_20__28_var_29__20_939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9" style:family="graphic">
      <style:graphic-properties draw:stroke="solid" draw:stroke-dash="Dashed_20__28_var_29__20_94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0" style:family="graphic">
      <style:graphic-properties draw:stroke="solid" draw:stroke-dash="Dashed_20__28_var_29__20_94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1" style:family="graphic">
      <style:graphic-properties draw:stroke="solid" draw:stroke-dash="Dashed_20__28_var_29__20_94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2" style:family="graphic">
      <style:graphic-properties draw:stroke="solid" draw:stroke-dash="Dashed_20__28_var_29__20_94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3" style:family="graphic">
      <style:graphic-properties draw:stroke="solid" draw:stroke-dash="Dashed_20__28_var_29__20_94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4" style:family="graphic">
      <style:graphic-properties draw:stroke="solid" draw:stroke-dash="Dashed_20__28_var_29__20_94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5" style:family="graphic">
      <style:graphic-properties draw:stroke="solid" draw:stroke-dash="Dashed_20__28_var_29__20_94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6" style:family="graphic">
      <style:graphic-properties draw:stroke="solid" draw:stroke-dash="Dashed_20__28_var_29__20_94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7" style:family="graphic">
      <style:graphic-properties draw:stroke="solid" draw:stroke-dash="Dashed_20__28_var_29__20_94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8" style:family="graphic">
      <style:graphic-properties draw:stroke="solid" draw:stroke-dash="Dashed_20__28_var_29__20_949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9" style:family="graphic">
      <style:graphic-properties draw:stroke="solid" draw:stroke-dash="Dashed_20__28_var_29__20_95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0" style:family="graphic">
      <style:graphic-properties draw:stroke="solid" draw:stroke-dash="Dashed_20__28_var_29__20_95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1" style:family="graphic">
      <style:graphic-properties draw:stroke="solid" draw:stroke-dash="Dashed_20__28_var_29__20_95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2" style:family="graphic">
      <style:graphic-properties draw:stroke="solid" draw:stroke-dash="Dashed_20__28_var_29__20_95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3" style:family="graphic">
      <style:graphic-properties draw:stroke="solid" draw:stroke-dash="Dashed_20__28_var_29__20_95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4" style:family="graphic">
      <style:graphic-properties draw:stroke="solid" draw:stroke-dash="Dashed_20__28_var_29__20_95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5" style:family="graphic">
      <style:graphic-properties draw:stroke="solid" draw:stroke-dash="Dashed_20__28_var_29__20_95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6" style:family="graphic">
      <style:graphic-properties draw:stroke="solid" draw:stroke-dash="Dashed_20__28_var_29__20_95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7" style:family="graphic">
      <style:graphic-properties draw:stroke="solid" draw:stroke-dash="Dashed_20__28_var_29__20_95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8" style:family="graphic">
      <style:graphic-properties draw:stroke="none" draw:stroke-dash="Dashed_20__28_var_29__20_95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auto-grow-width="true" fo:min-height="0.457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179" style:family="graphic">
      <style:graphic-properties draw:stroke="solid" draw:stroke-dash="Dashed_20__28_var_29__20_96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0" style:family="graphic">
      <style:graphic-properties draw:stroke="solid" draw:stroke-dash="Dashed_20__28_var_29__20_96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1" style:family="graphic">
      <style:graphic-properties draw:stroke="none" draw:stroke-dash="Dashed_20__28_var_29__20_962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76cm" draw:shadow="hidden" draw:shadow-offset-x="0.3cm" draw:shadow-offset-y="0.3cm" draw:shadow-color="#808080" style:run-through="foreground"/>
      <style:paragraph-properties style:writing-mode="lr-tb"/>
    </style:style>
    <style:style style:name="gr182" style:family="graphic">
      <style:graphic-properties draw:stroke="solid" draw:stroke-dash="Dashed_20__28_var_29__20_96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3" style:family="graphic">
      <style:graphic-properties draw:stroke="solid" draw:stroke-dash="Dashed_20__28_var_29__20_96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4" style:family="graphic">
      <style:graphic-properties draw:stroke="none" draw:stroke-dash="Dashed_20__28_var_29__20_96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57cm" draw:shadow="hidden" draw:shadow-offset-x="0.3cm" draw:shadow-offset-y="0.3cm" draw:shadow-color="#808080" style:run-through="foreground"/>
      <style:paragraph-properties style:writing-mode="lr-tb"/>
    </style:style>
    <style:style style:name="gr185" style:family="graphic">
      <style:graphic-properties draw:stroke="none" draw:stroke-dash="Dashed_20__28_var_29__20_966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57cm" draw:shadow="hidden" draw:shadow-offset-x="0.3cm" draw:shadow-offset-y="0.3cm" draw:shadow-color="#808080" style:run-through="foreground"/>
      <style:paragraph-properties style:writing-mode="lr-tb"/>
    </style:style>
    <style:style style:name="gr186" style:family="graphic">
      <style:graphic-properties draw:stroke="none" draw:stroke-dash="Dashed_20__28_var_29__20_967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57cm" draw:shadow="hidden" draw:shadow-offset-x="0.3cm" draw:shadow-offset-y="0.3cm" draw:shadow-color="#808080" style:run-through="foreground"/>
      <style:paragraph-properties style:writing-mode="lr-tb"/>
    </style:style>
    <style:style style:name="gr187" style:family="graphic">
      <style:graphic-properties draw:stroke="none" draw:stroke-dash="Dashed_20__28_var_29__20_96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57cm" draw:shadow="hidden" draw:shadow-offset-x="0.3cm" draw:shadow-offset-y="0.3cm" draw:shadow-color="#808080" style:run-through="foreground"/>
      <style:paragraph-properties style:writing-mode="lr-tb"/>
    </style:style>
    <style:style style:name="gr188" style:family="graphic">
      <style:graphic-properties draw:stroke="none" draw:stroke-dash="Dashed_20__28_var_29__20_96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76cm" draw:shadow="hidden" draw:shadow-offset-x="0.3cm" draw:shadow-offset-y="0.3cm" draw:shadow-color="#808080" style:run-through="foreground"/>
      <style:paragraph-properties style:writing-mode="lr-tb"/>
    </style:style>
    <style:style style:name="gr189" style:family="graphic">
      <style:graphic-properties draw:stroke="none" draw:stroke-dash="Dashed_20__28_var_29__20_97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auto-grow-width="true" fo:min-height="0.457cm" fo:min-width="0.201cm" draw:shadow="hidden" draw:shadow-offset-x="0.3cm" draw:shadow-offset-y="0.3cm" draw:shadow-color="#808080" style:run-through="foreground"/>
      <style:paragraph-properties style:writing-mode="lr-tb"/>
    </style:style>
    <style:style style:name="gr190" style:family="graphic">
      <style:graphic-properties draw:stroke="none" draw:stroke-dash="Dashed_20__28_var_29__20_971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auto-grow-width="true" fo:min-height="0.457cm" fo:min-width="0.109cm" draw:shadow="hidden" draw:shadow-offset-x="0.3cm" draw:shadow-offset-y="0.3cm" draw:shadow-color="#808080" style:run-through="foreground"/>
      <style:paragraph-properties style:writing-mode="lr-tb"/>
    </style:style>
    <style:style style:name="gr191" style:family="graphic">
      <style:graphic-properties draw:stroke="solid" draw:stroke-dash="Dashed_20__28_var_29__20_97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2" style:family="graphic">
      <style:graphic-properties draw:stroke="solid" draw:stroke-dash="Dashed_20__28_var_29__20_97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3" style:family="graphic">
      <style:graphic-properties draw:stroke="none" draw:stroke-dash="Dashed_20__28_var_29__20_974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76cm" draw:shadow="hidden" draw:shadow-offset-x="0.3cm" draw:shadow-offset-y="0.3cm" draw:shadow-color="#808080" style:run-through="foreground"/>
      <style:paragraph-properties style:writing-mode="lr-tb"/>
    </style:style>
    <style:style style:name="gr194" style:family="graphic">
      <style:graphic-properties draw:stroke="none" draw:stroke-dash="Dashed_20__28_var_29__20_97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57cm" draw:shadow="hidden" draw:shadow-offset-x="0.3cm" draw:shadow-offset-y="0.3cm" draw:shadow-color="#808080" style:run-through="foreground"/>
      <style:paragraph-properties style:writing-mode="lr-tb"/>
    </style:style>
    <style:style style:name="gr195" style:family="graphic">
      <style:graphic-properties draw:stroke="none" draw:stroke-dash="Dashed_20__28_var_29__20_976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57cm" draw:shadow="hidden" draw:shadow-offset-x="0.3cm" draw:shadow-offset-y="0.3cm" draw:shadow-color="#808080" style:run-through="foreground"/>
      <style:paragraph-properties style:writing-mode="lr-tb"/>
    </style:style>
    <style:style style:name="gr196" style:family="graphic">
      <style:graphic-properties draw:stroke="none" draw:stroke-dash="Dashed_20__28_var_29__20_977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auto-grow-width="true" fo:min-height="0.457cm" fo:min-width="0.369cm" draw:shadow="hidden" draw:shadow-offset-x="0.3cm" draw:shadow-offset-y="0.3cm" draw:shadow-color="#808080" style:run-through="foreground"/>
      <style:paragraph-properties style:writing-mode="lr-tb"/>
    </style:style>
    <style:style style:name="gr197" style:family="graphic">
      <style:graphic-properties draw:stroke="none" draw:stroke-dash="Dashed_20__28_var_29__20_97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57cm" draw:shadow="hidden" draw:shadow-offset-x="0.3cm" draw:shadow-offset-y="0.3cm" draw:shadow-color="#808080" style:run-through="foreground"/>
      <style:paragraph-properties style:writing-mode="lr-tb"/>
    </style:style>
    <style:style style:name="gr198" style:family="graphic">
      <style:graphic-properties draw:stroke="none" draw:stroke-dash="Dashed_20__28_var_29__20_97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57cm" draw:shadow="hidden" draw:shadow-offset-x="0.3cm" draw:shadow-offset-y="0.3cm" draw:shadow-color="#808080" style:run-through="foreground"/>
      <style:paragraph-properties style:writing-mode="lr-tb"/>
    </style:style>
    <style:style style:name="gr199" style:family="graphic">
      <style:graphic-properties draw:stroke="none" draw:stroke-dash="Dashed_20__28_var_29__20_98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auto-grow-width="true" fo:min-height="0.457cm" fo:min-width="0.217cm" draw:shadow="hidden" draw:shadow-offset-x="0.3cm" draw:shadow-offset-y="0.3cm" draw:shadow-color="#808080" style:run-through="foreground"/>
      <style:paragraph-properties style:writing-mode="lr-tb"/>
    </style:style>
    <style:style style:name="gr200" style:family="graphic">
      <style:graphic-properties draw:stroke="solid" svg:stroke-width="0.019cm" svg:stroke-color="#280099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01" style:family="graphic">
      <style:graphic-properties draw:stroke="none" svg:stroke-width="0cm" svg:stroke-color="#280099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4cm" fo:min-width="0.41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2" style:family="graphic">
      <style:graphic-properties draw:stroke="none" svg:stroke-width="0cm" svg:stroke-color="#280099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4cm" fo:min-width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3" style:family="graphic">
      <style:graphic-properties draw:stroke="none" svg:stroke-width="0cm" svg:stroke-color="#280099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4cm" fo:min-width="0.39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4" style:family="graphic">
      <style:graphic-properties draw:stroke="none" svg:stroke-width="0cm" svg:stroke-color="#280099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4cm" fo:min-width="0.4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5" style:family="graphic">
      <style:graphic-properties draw:stroke="none" svg:stroke-width="0cm" svg:stroke-color="#280099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4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6" style:family="graphic">
      <style:graphic-properties draw:stroke="none" svg:stroke-width="0cm" svg:stroke-color="#280099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09" style:family="graphic">
      <style:graphic-properties draw:stroke="none" draw:stroke-dash="Dashed_20__28_var_29__20_554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2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0" style:family="graphic">
      <style:graphic-properties draw:stroke="none" draw:stroke-dash="Dashed_20__28_var_29__20_55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66cm" fo:min-width="0.37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1" style:family="graphic">
      <style:graphic-properties draw:stroke="none" draw:stroke-dash="Dashed_20__28_var_29__20_554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3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2" style:family="graphic">
      <style:graphic-properties draw:stroke="none" draw:stroke-dash="Dashed_20__28_var_29__20_55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10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3" style:family="graphic">
      <style:graphic-properties draw:stroke="none" draw:stroke-dash="Dashed_20__28_var_29__20_55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1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4" style:family="graphic">
      <style:graphic-properties draw:stroke="none" draw:stroke-dash="Dashed_20__28_var_29__20_55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97cm" fo:min-width="0.23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5" style:family="graphic">
      <style:graphic-properties draw:stroke="solid" draw:stroke-dash="Dashed_20__28_var_29__20_5552" svg:stroke-width="0.041cm" svg:stroke-color="#1ca2b8" draw:marker-start="" draw:marker-start-width="0.4cm" draw:marker-start-center="false" draw:marker-end="" draw:marker-end-width="0.4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6" style:family="graphic">
      <style:graphic-properties draw:stroke="solid" draw:stroke-dash="Dashed_20__28_var_29__20_5553" svg:stroke-width="0.041cm" svg:stroke-color="#1ca2b8" draw:marker-start="" draw:marker-start-width="0.4cm" draw:marker-start-center="false" draw:marker-end="" draw:marker-end-width="0.4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7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146cm" fo:min-width="0.12cm" fo:padding-top="0.15cm" fo:padding-bottom="0.15cm" fo:padding-left="0.275cm" fo:padding-right="0.275cm" draw:shadow="hidden" draw:shadow-offset-x="0.199cm" draw:shadow-offset-y="0.199cm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18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53cm" fo:min-width="0.402cm" fo:padding-top="0.15cm" fo:padding-bottom="0.15cm" fo:padding-left="0.275cm" fo:padding-right="0.275cm" draw:shadow="hidden" draw:shadow-offset-x="0.199cm" draw:shadow-offset-y="0.199cm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19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993cm" fo:min-width="0.743cm" fo:padding-top="0.15cm" fo:padding-bottom="0.15cm" fo:padding-left="0.275cm" fo:padding-right="0.275cm" draw:shadow="hidden" draw:shadow-offset-x="0.199cm" draw:shadow-offset-y="0.199cm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20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77cm" fo:min-width="0.228cm" fo:padding-top="0.15cm" fo:padding-bottom="0.15cm" fo:padding-left="0.275cm" fo:padding-right="0.275cm" draw:shadow="hidden" draw:shadow-offset-x="0.199cm" draw:shadow-offset-y="0.199cm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2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52cm" fo:min-width="0.27cm" fo:padding-top="0.15cm" fo:padding-bottom="0.15cm" fo:padding-left="0.275cm" fo:padding-right="0.275cm" draw:shadow="hidden" draw:shadow-offset-x="0.199cm" draw:shadow-offset-y="0.199cm" draw:shadow-color="#808080" style:run-through="foreground" style:wrap="parallel" style:number-wrapped-paragraphs="no-limit" style:wrap-contour="true" style:wrap-contour-mode="full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2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136cm" fo:min-width="0cm" fo:padding-top="0.15cm" fo:padding-bottom="0.15cm" fo:padding-left="0.275cm" fo:padding-right="0.275cm" draw:shadow="hidden" draw:shadow-offset-x="0.199cm" draw:shadow-offset-y="0.199cm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2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2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6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7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28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9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4" draw:z-index="51" draw:name="Shape8_11" draw:style-name="gr107" draw:text-style-name="P135" svg:width="2.703cm" svg:height="0.715cm" draw:transform="rotate (0.0872664625997165) translate (1.32644444444444cm 1.21884722222222cm)">
        <draw:text-box>
          <text:p text:style-name="P134"><text:span text:style-name="T88">Série 1</text:span></text:p>
        </draw:text-box>
      </draw:frame>
      <draw:line text:anchor-type="page" text:anchor-page-number="4" draw:z-index="50" draw:name="Shape9_8" draw:style-name="gr108" draw:text-style-name="P134" svg:x1="13.968cm" svg:y1="1.388cm" svg:x2="21.997cm" svg:y2="1.346cm">
        <text:p/>
      </draw:line>
      <draw:path text:anchor-type="page" text:anchor-page-number="4" draw:z-index="49" draw:name="Shape7_7" draw:style-name="gr109" draw:text-style-name="P136" svg:width="4.329cm" svg:height="2.24cm" svg:x="0cm" svg:y="0cm" svg:viewBox="0 0 4330 2241" svg:d="M0 2241l3984-288c209-15 363-168 345-342l-170-1611h-4159z">
        <text:p/>
      </draw:path>
      <draw:line text:anchor-type="page" text:anchor-page-number="4" draw:z-index="46" draw:name="Shape9_4" draw:style-name="gr108" draw:text-style-name="P134" svg:x1="18.436cm" svg:y1="1.328cm" svg:x2="21.997cm" svg:y2="1.346cm">
        <text:p/>
      </draw:line>
      <draw:frame text:anchor-type="page" text:anchor-page-number="4" draw:z-index="45" draw:name="Shape8_8" draw:style-name="gr107" draw:text-style-name="P135" svg:width="2.703cm" svg:height="0.715cm" draw:transform="rotate (0.0872664625997165) translate (1.32644444444444cm 1.21884722222222cm)">
        <draw:text-box>
          <text:p text:style-name="P134"><text:span text:style-name="T88">Série 1</text:span></text:p>
        </draw:text-box>
      </draw:frame>
      <draw:path text:anchor-type="page" text:anchor-page-number="4" draw:z-index="44" draw:name="Shape7_5" draw:style-name="gr109" draw:text-style-name="P136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35" draw:name="Shape8_1" draw:style-name="gr107" draw:text-style-name="P135" svg:width="2.703cm" svg:height="0.715cm" draw:transform="rotate (0.0872664625997165) translate (1.32644444444444cm 1.21884722222222cm)">
        <draw:text-box>
          <text:p text:style-name="P134"><text:span text:style-name="T88">Série 1</text:span></text:p>
        </draw:text-box>
      </draw:frame>
      <draw:line text:anchor-type="page" text:anchor-page-number="3" draw:z-index="34" draw:name="Shape9_0" draw:style-name="gr108" draw:text-style-name="P134" svg:x1="14.145cm" svg:y1="1.422cm" svg:x2="21.998cm" svg:y2="1.346cm">
        <text:p/>
      </draw:line>
      <draw:line text:anchor-type="page" text:anchor-page-number="1" draw:z-index="33" draw:name="Shape3" draw:style-name="gr108" draw:text-style-name="P134" svg:x1="14.178cm" svg:y1="1.281cm" svg:x2="21.997cm" svg:y2="1.341cm">
        <text:p/>
      </draw:line>
      <draw:frame text:anchor-type="page" text:anchor-page-number="3" draw:z-index="32" draw:name="Shape8" draw:style-name="gr107" draw:text-style-name="P135" svg:width="2.703cm" svg:height="0.715cm" draw:transform="rotate (0.0872664625997165) translate (1.32644444444444cm 1.21884722222222cm)">
        <draw:text-box>
          <text:p text:style-name="P134"><text:span text:style-name="T88">Série 1</text:span></text:p>
        </draw:text-box>
      </draw:frame>
      <draw:frame text:anchor-type="page" text:anchor-page-number="1" draw:z-index="31" draw:name="Shape8_0" draw:style-name="gr107" draw:text-style-name="P135" svg:width="2.703cm" svg:height="0.715cm" draw:transform="rotate (0.0872664625997165) translate (1.32644444444444cm 1.21884722222222cm)">
        <draw:text-box>
          <text:p text:style-name="P134"><text:span text:style-name="T88">Série 1</text:span></text:p>
        </draw:text-box>
      </draw:frame>
      <draw:path text:anchor-type="page" text:anchor-page-number="2" draw:z-index="30" draw:name="Shape7_2" draw:style-name="gr109" draw:text-style-name="P136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29" draw:name="Shape8_2" draw:style-name="gr107" draw:text-style-name="P135" svg:width="2.703cm" svg:height="0.715cm" draw:transform="rotate (0.0872664625997165) translate (1.32644444444444cm 1.21884722222222cm)">
        <draw:text-box>
          <text:p text:style-name="P134"><text:span text:style-name="T88">Série 3</text:span></text:p>
        </draw:text-box>
      </draw:frame>
      <draw:path text:anchor-type="page" text:anchor-page-number="1" draw:z-index="28" draw:name="Shape7_1" draw:style-name="gr109" draw:text-style-name="P136" svg:width="4.329cm" svg:height="2.24cm" svg:x="0cm" svg:y="0cm" svg:viewBox="0 0 4330 2241" svg:d="M0 2241l3984-288c209-15 363-168 345-342l-170-1611h-4159z">
        <text:p/>
      </draw:path>
      <draw:path text:anchor-type="page" text:anchor-page-number="4" draw:z-index="27" draw:name="Shape7_0" draw:style-name="gr109" draw:text-style-name="P136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25" draw:name="Shape9_1" draw:style-name="gr108" draw:text-style-name="P134" svg:x1="14.24cm" svg:y1="1.381cm" svg:x2="21.982cm" svg:y2="1.374cm">
        <text:p/>
      </draw:line>
      <draw:path text:anchor-type="page" text:anchor-page-number="3" draw:z-index="2" draw:name="Shape7" draw:style-name="gr109" draw:text-style-name="P136" svg:width="4.329cm" svg:height="2.24cm" svg:x="0cm" svg:y="0cm" svg:viewBox="0 0 4330 2241" svg:d="M0 2241l3984-288c209-15 363-168 345-342l-170-1611h-4159z">
        <text:p/>
      </draw:path>
      <draw:path text:anchor-type="page" text:anchor-page-number="4" draw:z-index="1" draw:name="Shape7_33" draw:style-name="gr109" draw:text-style-name="P136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0" draw:name="Shape8_16" draw:style-name="gr107" draw:text-style-name="P135" svg:width="2.703cm" svg:height="0.715cm" draw:transform="rotate (0.0872664625997165) translate (1.32644444444444cm 1.21884722222222cm)">
        <draw:text-box>
          <text:p text:style-name="P134"><text:span text:style-name="T88">Série 4</text:span></text:p>
        </draw:text-box>
      </draw:frame>
      <text:list xml:id="list1243081215" text:style-name="_5f_Numérotation_20_des_20_exercices_20_livrets">
        <text:list-item>
          <text:h text:style-name="P102" text:outline-level="1"><text:span text:style-name="Bold_5f_niv1">Vocabulaire des quadrilatères quel­conques</text:span></text:h>
          <text:list>
            <text:list-header>
              <text:p text:style-name="P73">En observant les figures ci-dessous, complète les phrases en utilisant les mots proposés.</text:p>
              <text:p text:style-name="P72"><draw:frame draw:style-name="fr3" draw:name="Cadre2" text:anchor-type="paragraph" svg:x="5.622cm" svg:y="0.302cm" svg:width="2.99cm" draw:z-index="55"><draw:text-box fo:min-height="0.64cm"><text:p text:style-name="P31">consécutifs</text:p></draw:text-box></draw:frame><draw:frame draw:style-name="fr3" draw:name="Cadre5" text:anchor-type="paragraph" svg:x="1.972cm" svg:y="0.305cm" svg:width="2.658cm" draw:z-index="57"><draw:text-box fo:min-height="0.64cm"><text:p text:style-name="P31">diagonales</text:p></draw:text-box></draw:frame><draw:frame draw:style-name="fr1" draw:name="Cadre6" text:anchor-type="paragraph" svg:x="-0.247cm" svg:y="0.333cm" svg:width="1.448cm" draw:z-index="59"><draw:text-box fo:min-height="0.64cm"><text:p text:style-name="P31">côtés</text:p></draw:text-box></draw:frame></text:p>
            </text:list-header>
          </text:list>
          <text:p text:style-name="P71"/>
          <text:p text:style-name="P71"><draw:frame draw:style-name="fr2" draw:name="Frame9" text:anchor-type="paragraph" svg:x="0.215cm" svg:y="0.501cm" svg:width="2.058cm" draw:z-index="56"><draw:text-box fo:min-height="0.64cm"><text:p text:style-name="P31">opposés</text:p></draw:text-box></draw:frame></text:p>
          <text:p text:style-name="P71"><draw:frame draw:style-name="fr1" draw:name="Cadre3" text:anchor-type="paragraph" svg:x="3.422cm" svg:y="-0.056cm" svg:width="2.238cm" draw:z-index="58"><draw:text-box fo:min-height="0.64cm"><text:p text:style-name="P31">sommets</text:p></draw:text-box></draw:frame></text:p>
          <text:p text:style-name="P71"><draw:g text:anchor-type="paragraph" draw:z-index="60" draw:name="Forme1" draw:style-name="gr13"><draw:polygon draw:style-name="gr71" draw:text-style-name="P126" svg:width="2.634cm" svg:height="1.749cm" svg:x="0.127cm" svg:y="0.478cm" svg:viewBox="0 0 2635 1750" draw:points="0,439 437,1750 2196,1750 2635,0"><text:p/></draw:polygon><draw:polygon draw:style-name="gr72" draw:text-style-name="P126" svg:width="2.192cm" svg:height="2.192cm" svg:x="3.407cm" svg:y="1.995cm" svg:viewBox="0 0 2193 2193" draw:points="2193,0 0,877 1314,2193 877,1314"><text:p/></draw:polygon><draw:frame draw:style-name="gr73" draw:text-style-name="P127" svg:width="0.242cm" svg:height="0.465cm" svg:x="-0.132cm" svg:y="0.652cm"><draw:text-box><text:p text:style-name="P115"><text:span text:style-name="T84">P</text:span></text:p></draw:text-box></draw:frame><draw:frame draw:style-name="gr74" draw:text-style-name="P127" svg:width="0.295cm" svg:height="0.466cm" svg:x="2.378cm" svg:y="2.203cm"><draw:text-box><text:p text:style-name="P115"><text:span text:style-name="T84">U</text:span></text:p></draw:text-box></draw:frame><draw:frame draw:style-name="gr75" draw:text-style-name="P127" svg:width="0.281cm" svg:height="0.466cm" svg:x="0.337cm" svg:y="2.208cm"><draw:text-box><text:p text:style-name="P115"><text:span text:style-name="T84">R</text:span></text:p></draw:text-box></draw:frame><draw:frame draw:style-name="gr76" draw:text-style-name="P127" svg:width="0.32cm" svg:height="0.466cm" svg:x="2.789cm" svg:y="0.169cm"><draw:text-box><text:p text:style-name="P115"><text:span text:style-name="T84">O</text:span></text:p></draw:text-box></draw:frame><draw:frame draw:style-name="gr77" draw:text-style-name="P127" svg:width="0.242cm" svg:height="0.459cm" svg:x="4.055cm" svg:y="3.039cm"><draw:text-box><text:p text:style-name="P115"><text:span text:style-name="T84">T</text:span></text:p></draw:text-box></draw:frame><draw:frame draw:style-name="gr78" draw:text-style-name="P127" svg:width="0.287cm" svg:height="0.459cm" svg:x="4.772cm" svg:y="4.069cm"><draw:text-box><text:p text:style-name="P115"><text:span text:style-name="T84">I</text:span></text:p></draw:text-box></draw:frame><draw:frame draw:style-name="gr79" draw:text-style-name="P127" svg:width="0.297cm" svg:height="0.459cm" svg:x="5.647cm" svg:y="1.776cm"><draw:text-box><text:p text:style-name="P115"><text:span text:style-name="T84">N</text:span></text:p></draw:text-box></draw:frame><draw:frame draw:style-name="gr80" draw:text-style-name="P127" svg:width="0.272cm" svg:height="0.459cm" svg:x="3.091cm" svg:y="2.612cm"><draw:text-box><text:p text:style-name="P115"><text:span text:style-name="T84">A</text:span></text:p></draw:text-box></draw:frame></draw:g></text:p>
          <text:p text:style-name="P71"/>
          <text:p text:style-name="P71"/>
          <text:p text:style-name="P71"/>
          <text:p text:style-name="P71"/>
          <text:p text:style-name="P71"/>
        </text:list-item>
      </text:list>
      <text:p text:style-name="P34"/>
      <text:p text:style-name="P34"/>
      <text:list xml:id="list152113276898071" text:continue-numbering="true" text:style-name="_5f_Numérotation_20_des_20_exercices_20_livrets">
        <text:list-item>
          <text:list>
            <text:list-header>
              <text:p text:style-name="P73"/>
            </text:list-header>
          </text:list>
        </text:list-item>
      </text:list>
      <text:list xml:id="list1002097068" text:style-name="L1">
        <text:list-item>
          <text:p text:style-name="P81"><text:span text:style-name="T31">Dans le quadrilatère POUR, [PO] et [PR] sont deux </text:span><text:span text:style-name="_5f_pointillés_20_gris"><text:span text:style-name="T23"><text:s/></text:span></text:span><text:span text:style-name="_5f_pointillés_20_gris"><text:span text:style-name="T20">……………………………………………..</text:span></text:span></text:p>
        </text:list-item>
        <text:list-item>
          <text:p text:style-name="P82">Dans le quadrilatère POUR, [PR] et [OU] sont deux <text:span text:style-name="_5f_pointillés_20_gris"><text:span text:style-name="T20">……………………...………………………………….</text:span></text:span></text:p>
        </text:list-item>
      </text:list>
      <text:list xml:id="list4164179998" text:style-name="L2">
        <text:list-item>
          <text:p text:style-name="P83">Dans le quadrilatère POUR, P et O sont deux <text:span text:style-name="_5f_pointillés_20_gris"><text:span text:style-name="T20">……………………………..………………………………….</text:span></text:span></text:p>
        </text:list-item>
        <text:list-item>
          <text:p text:style-name="P83">Dans le quadrilatère POUR, [PU] et [RO] sont des <text:span text:style-name="_5f_pointillés_20_gris"><text:span text:style-name="T20">……………………………..………………………………….</text:span></text:span></text:p>
        </text:list-item>
        <text:list-item>
          <text:p text:style-name="P83">Dans le quadrilatère ANTI, [AT] et [NI] sont des <text:span text:style-name="_5f_pointillés_20_gris"><text:span text:style-name="T20">……………………………..………………………………….</text:span></text:span></text:p>
        </text:list-item>
        <text:list-item>
          <text:p text:style-name="P84">Dans le quadrilatère ANTI, A et T sont deux <text:span text:style-name="_5f_pointillés_20_gris"><text:span text:style-name="T20">……………………………..………………………………….</text:span></text:span></text:p>
        </text:list-item>
        <text:list-item>
          <text:p text:style-name="P85"><text:span text:style-name="T20">Dans le quadrilatère ANTI, [A</text:span><text:span text:style-name="T24">N</text:span><text:span text:style-name="T20">] et [N</text:span><text:span text:style-name="T24">T</text:span><text:span text:style-name="T20">] sont des</text:span><text:span text:style-name="_5f_pointillés_20_gris"><text:span text:style-name="T20"> ……………………………..………………………………….</text:span></text:span></text:p>
        </text:list-item>
        <text:list-item>
          <text:p text:style-name="P85"><text:span text:style-name="T20">Dans le quadrilatère ANTI, [A</text:span><text:span text:style-name="T24">N</text:span><text:span text:style-name="T20">] et [</text:span><text:span text:style-name="T24">T</text:span><text:span text:style-name="T20">I] sont des</text:span><text:span text:style-name="_5f_pointillés_20_gris"><text:span text:style-name="T20"> ……………………………..………………………………….</text:span></text:span></text:p>
        </text:list-item>
      </text:list>
      <text:p text:style-name="P49"><text:span text:style-name="_5f_pointillés_20_gris"><text:span text:style-name="T20"/></text:span></text:p>
      <text:p text:style-name="P49"><text:span text:style-name="_5f_pointillés_20_gris"><text:span text:style-name="T20"/></text:span></text:p>
      <text:p text:style-name="P49"><text:span text:style-name="_5f_pointillés_20_gris"><text:span text:style-name="T20"/></text:span></text:p>
      <text:list xml:id="list152112285123793" text:continue-list="list152113276898071" text:style-name="_5f_Numérotation_20_des_20_exercices_20_livrets">
        <text:list-item>
          <text:h text:style-name="P99" text:outline-level="1"><text:span text:style-name="Bold_5f_niv1"><text:span text:style-name="T33">Des polygones</text:span></text:span></text:h>
        </text:list-item>
      </text:list>
      <text:p text:style-name="P32">Relie chaque nom de figure à son nombre de côtés, puis à sa représent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B"/>
        <table:table-column table:style-name="Table1.K"/>
        <table:table-row table:style-name="Table1.1">
          <table:table-cell table:style-name="Table1.A1" office:value-type="string">
            <text:p text:style-name="P44">Nom</text:p>
          </table:table-cell>
          <table:table-cell table:style-name="Table1.B1" office:value-type="string">
            <text:p text:style-name="P44"/>
          </table:table-cell>
          <table:table-cell table:style-name="Table1.B1" office:value-type="string">
            <text:p text:style-name="P44"/>
          </table:table-cell>
          <table:table-cell table:style-name="Table1.B1" office:value-type="string">
            <text:p text:style-name="P44"/>
          </table:table-cell>
          <table:table-cell table:style-name="Table1.B1" table:number-columns-spanned="3" office:value-type="string">
            <text:p text:style-name="P44">Nombre de côtés</text:p>
          </table:table-cell>
          <table:covered-table-cell/>
          <table:covered-table-cell/>
          <table:table-cell table:style-name="Table1.B1" office:value-type="string">
            <text:p text:style-name="P44"/>
          </table:table-cell>
          <table:table-cell table:style-name="Table1.B1" office:value-type="string">
            <text:p text:style-name="P44"/>
          </table:table-cell>
          <table:table-cell table:style-name="Table1.B1" office:value-type="string">
            <text:p text:style-name="P44"/>
          </table:table-cell>
          <table:table-cell table:style-name="Table1.K1" office:value-type="string">
            <text:p text:style-name="P44">Représen-ta­tion</text:p>
          </table:table-cell>
        </table:table-row>
        <table:table-row table:style-name="Table1.1">
          <table:table-cell table:style-name="Table1.A6" office:value-type="string">
            <text:p text:style-name="P41">Octogone</text:p>
          </table:table-cell>
          <table:table-cell table:style-name="Table1.B2" office:value-type="string">
            <text:list xml:id="list4159413762" text:style-name="List_20_1">
              <text:list-item>
                <text:p text:style-name="P56"/>
              </text:list-item>
            </text:list>
          </table:table-cell>
          <table:table-cell table:style-name="Table1.C2" office:value-type="string">
            <text:p text:style-name="P41"/>
          </table:table-cell>
          <table:table-cell table:style-name="Table1.D2" office:value-type="string">
            <text:p text:style-name="P42"/>
          </table:table-cell>
          <table:table-cell table:style-name="Table1.E2" office:value-type="string">
            <text:list xml:id="list152112258394488" text:continue-numbering="true" text:style-name="List_20_1">
              <text:list-item>
                <text:p text:style-name="P57"/>
              </text:list-item>
            </text:list>
          </table:table-cell>
          <table:table-cell table:style-name="Table1.F2" office:value-type="string">
            <text:p text:style-name="P43">3</text:p>
          </table:table-cell>
          <table:table-cell table:style-name="Table1.G2" office:value-type="string">
            <text:list xml:id="list152113689979867" text:continue-numbering="true" text:style-name="List_20_1">
              <text:list-item>
                <text:p text:style-name="P58"/>
              </text:list-item>
            </text:list>
          </table:table-cell>
          <table:table-cell table:style-name="Table1.H2" office:value-type="string">
            <text:p text:style-name="P40"/>
          </table:table-cell>
          <table:table-cell table:style-name="Table1.I2" office:value-type="string">
            <text:p text:style-name="P40"/>
          </table:table-cell>
          <table:table-cell table:style-name="Table1.J2" office:value-type="string">
            <text:list xml:id="list152114065920829" text:continue-numbering="true" text:style-name="List_20_1">
              <text:list-item>
                <text:p text:style-name="P59"/>
              </text:list-item>
            </text:list>
          </table:table-cell>
          <table:table-cell table:style-name="Table1.K2" office:value-type="string">
            <text:p text:style-name="P40"><draw:custom-shape text:anchor-type="as-char" draw:z-index="37" draw:name="Shape12" draw:style-name="gr220" draw:text-style-name="P133" svg:width="1.276cm" svg:height="1.276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/text:p>
          </table:table-cell>
        </table:table-row>
        <table:table-row table:style-name="Table1.1">
          <table:table-cell table:style-name="Table1.A7" office:value-type="string">
            <text:p text:style-name="P17"><text:span text:style-name="T35">H</text:span><text:span text:style-name="T34">exagone</text:span></text:p>
          </table:table-cell>
          <table:table-cell table:style-name="Table1.B3" office:value-type="string">
            <text:list xml:id="list152113794860831" text:continue-numbering="true" text:style-name="List_20_1">
              <text:list-item>
                <text:p text:style-name="P53"/>
              </text:list-item>
            </text:list>
          </table:table-cell>
          <table:table-cell table:style-name="Table1.C3" office:value-type="string">
            <text:p text:style-name="P17"/>
          </table:table-cell>
          <table:table-cell table:style-name="Table1.D3" office:value-type="string">
            <text:p text:style-name="P19"/>
          </table:table-cell>
          <table:table-cell table:style-name="Table1.E3" office:value-type="string">
            <text:list xml:id="list152113064200115" text:continue-numbering="true" text:style-name="List_20_1">
              <text:list-item>
                <text:p text:style-name="P57"/>
              </text:list-item>
            </text:list>
          </table:table-cell>
          <table:table-cell table:style-name="Table1.F3" office:value-type="string">
            <text:p text:style-name="P43">4</text:p>
          </table:table-cell>
          <table:table-cell table:style-name="Table1.G3" office:value-type="string">
            <text:list xml:id="list152114040057465" text:continue-numbering="true" text:style-name="List_20_1">
              <text:list-item>
                <text:p text:style-name="P58"/>
              </text:list-item>
            </text:list>
          </table:table-cell>
          <table:table-cell table:style-name="Table1.H3" office:value-type="string">
            <text:p text:style-name="P40"/>
          </table:table-cell>
          <table:table-cell table:style-name="Table1.I3" office:value-type="string">
            <text:p text:style-name="P40"/>
          </table:table-cell>
          <table:table-cell table:style-name="Table1.J3" office:value-type="string">
            <text:list xml:id="list152114045425470" text:continue-numbering="true" text:style-name="List_20_1">
              <text:list-item>
                <text:p text:style-name="P59"/>
              </text:list-item>
            </text:list>
          </table:table-cell>
          <table:table-cell table:style-name="Table1.K3" office:value-type="string">
            <text:p text:style-name="P40"><draw:custom-shape text:anchor-type="as-char" draw:z-index="24" draw:name="Shape2" draw:style-name="gr222" draw:text-style-name="P133" svg:width="1.304cm" svg:height="1.30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    </table:table-cell>
        </table:table-row>
        <table:table-row table:style-name="Table1.1">
          <table:table-cell table:style-name="Table1.A6" office:value-type="string">
            <text:p text:style-name="P17"><text:span text:style-name="T35">D</text:span><text:span text:style-name="T34">odécagone</text:span></text:p>
          </table:table-cell>
          <table:table-cell table:style-name="Table1.B4" office:value-type="string">
            <text:list xml:id="list152112273247847" text:continue-numbering="true" text:style-name="List_20_1">
              <text:list-item>
                <text:p text:style-name="P53"/>
              </text:list-item>
            </text:list>
          </table:table-cell>
          <table:table-cell table:style-name="Table1.C4" office:value-type="string">
            <text:p text:style-name="P17"/>
          </table:table-cell>
          <table:table-cell table:style-name="Table1.D4" office:value-type="string">
            <text:p text:style-name="P19"/>
          </table:table-cell>
          <table:table-cell table:style-name="Table1.E4" office:value-type="string">
            <text:list xml:id="list152114108151619" text:continue-numbering="true" text:style-name="List_20_1">
              <text:list-item>
                <text:p text:style-name="P57"/>
              </text:list-item>
            </text:list>
          </table:table-cell>
          <table:table-cell table:style-name="Table1.F4" office:value-type="string">
            <text:p text:style-name="P43">5</text:p>
          </table:table-cell>
          <table:table-cell table:style-name="Table1.G4" office:value-type="string">
            <text:list xml:id="list152113421917512" text:continue-numbering="true" text:style-name="List_20_1">
              <text:list-item>
                <text:p text:style-name="P58"/>
              </text:list-item>
            </text:list>
          </table:table-cell>
          <table:table-cell table:style-name="Table1.H4" office:value-type="string">
            <text:p text:style-name="P40"/>
          </table:table-cell>
          <table:table-cell table:style-name="Table1.I4" office:value-type="string">
            <text:p text:style-name="P40"/>
          </table:table-cell>
          <table:table-cell table:style-name="Table1.J4" office:value-type="string">
            <text:list xml:id="list152112286363649" text:continue-numbering="true" text:style-name="List_20_1">
              <text:list-item>
                <text:p text:style-name="P59"/>
              </text:list-item>
            </text:list>
          </table:table-cell>
          <table:table-cell table:style-name="Table1.K4" office:value-type="string">
            <text:p text:style-name="P40"><draw:custom-shape text:anchor-type="as-char" draw:z-index="26" draw:name="Shape11" draw:style-name="gr219" draw:text-style-name="P133" svg:width="1.294cm" svg:height="1.294cm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e1.1">
          <table:table-cell table:style-name="Table1.A7" office:value-type="string">
            <text:p text:style-name="P17"><text:span text:style-name="T35">Q</text:span><text:span text:style-name="T34">uadrilatère</text:span></text:p>
          </table:table-cell>
          <table:table-cell table:style-name="Table1.B5" office:value-type="string">
            <text:list xml:id="list152113510656929" text:continue-numbering="true" text:style-name="List_20_1">
              <text:list-item>
                <text:p text:style-name="P53"/>
              </text:list-item>
            </text:list>
          </table:table-cell>
          <table:table-cell table:style-name="Table1.C5" office:value-type="string">
            <text:p text:style-name="P17"/>
          </table:table-cell>
          <table:table-cell table:style-name="Table1.D5" office:value-type="string">
            <text:p text:style-name="P19"/>
          </table:table-cell>
          <table:table-cell table:style-name="Table1.E5" office:value-type="string">
            <text:list xml:id="list152112360224502" text:continue-numbering="true" text:style-name="List_20_1">
              <text:list-item>
                <text:p text:style-name="P57"/>
              </text:list-item>
            </text:list>
          </table:table-cell>
          <table:table-cell table:style-name="Table1.F5" office:value-type="string">
            <text:p text:style-name="P43">6</text:p>
          </table:table-cell>
          <table:table-cell table:style-name="Table1.G5" office:value-type="string">
            <text:list xml:id="list152112495347098" text:continue-numbering="true" text:style-name="List_20_1">
              <text:list-item>
                <text:p text:style-name="P58"/>
              </text:list-item>
            </text:list>
          </table:table-cell>
          <table:table-cell table:style-name="Table1.H5" office:value-type="string">
            <text:p text:style-name="P40"/>
          </table:table-cell>
          <table:table-cell table:style-name="Table1.I5" office:value-type="string">
            <text:p text:style-name="P40"/>
          </table:table-cell>
          <table:table-cell table:style-name="Table1.J5" office:value-type="string">
            <text:list xml:id="list152114127694467" text:continue-numbering="true" text:style-name="List_20_1">
              <text:list-item>
                <text:p text:style-name="P59"/>
              </text:list-item>
            </text:list>
          </table:table-cell>
          <table:table-cell table:style-name="Table1.K5" office:value-type="string">
            <text:p text:style-name="P40"><draw:custom-shape text:anchor-type="as-char" draw:z-index="38" draw:name="Shape13" draw:style-name="gr219" draw:text-style-name="P133" svg:width="1.294cm" svg:height="1.294cm"><text:p/><draw:enhanced-geometry svg:viewBox="0 0 780 907" draw:type="non-primitive" draw:enhanced-path="M 390 0 L 492 276 780 228 594 457 780 679 492 631 390 907 288 631 0 679 186 457 0 228 288 276 390 0 Z N"/></draw:custom-shape></text:p>
          </table:table-cell>
        </table:table-row>
        <table:table-row table:style-name="Table1.1">
          <table:table-cell table:style-name="Table1.A6" office:value-type="string">
            <text:p text:style-name="P17"><text:span text:style-name="T35">P</text:span><text:span text:style-name="T34">entagone</text:span></text:p>
          </table:table-cell>
          <table:table-cell table:style-name="Table1.B6" office:value-type="string">
            <text:list xml:id="list152112339766046" text:continue-numbering="true" text:style-name="List_20_1">
              <text:list-item>
                <text:p text:style-name="P53"/>
              </text:list-item>
            </text:list>
          </table:table-cell>
          <table:table-cell table:style-name="Table1.C6" office:value-type="string">
            <text:p text:style-name="P17"/>
          </table:table-cell>
          <table:table-cell table:style-name="Table1.D6" office:value-type="string">
            <text:p text:style-name="P19"/>
          </table:table-cell>
          <table:table-cell table:style-name="Table1.E6" office:value-type="string">
            <text:list xml:id="list152113007400265" text:continue-numbering="true" text:style-name="List_20_1">
              <text:list-item>
                <text:p text:style-name="P57"/>
              </text:list-item>
            </text:list>
          </table:table-cell>
          <table:table-cell table:style-name="Table1.F6" office:value-type="string">
            <text:p text:style-name="P43">8</text:p>
          </table:table-cell>
          <table:table-cell table:style-name="Table1.G6" office:value-type="string">
            <text:list xml:id="list152113389544013" text:continue-numbering="true" text:style-name="List_20_1">
              <text:list-item>
                <text:p text:style-name="P58"/>
              </text:list-item>
            </text:list>
          </table:table-cell>
          <table:table-cell table:style-name="Table1.H6" office:value-type="string">
            <text:p text:style-name="P40"/>
          </table:table-cell>
          <table:table-cell table:style-name="Table1.I6" office:value-type="string">
            <text:p text:style-name="P40"/>
          </table:table-cell>
          <table:table-cell table:style-name="Table1.J6" office:value-type="string">
            <text:list xml:id="list152113298021275" text:continue-numbering="true" text:style-name="List_20_1">
              <text:list-item>
                <text:p text:style-name="P59"/>
              </text:list-item>
            </text:list>
          </table:table-cell>
          <table:table-cell table:style-name="Table1.K6" office:value-type="string">
            <text:p text:style-name="P40"><draw:custom-shape text:anchor-type="as-char" draw:z-index="39" draw:name="Shape14" draw:style-name="gr218" draw:text-style-name="P133" svg:width="1.345cm" svg:height="1.345cm"><text:p/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      </table:table-cell>
        </table:table-row>
        <table:table-row table:style-name="Table1.1">
          <table:table-cell table:style-name="Table1.A7" office:value-type="string">
            <text:p text:style-name="P17"><text:span text:style-name="T35">D</text:span><text:span text:style-name="T34">écagone</text:span></text:p>
          </table:table-cell>
          <table:table-cell table:style-name="Table1.B7" office:value-type="string">
            <text:list xml:id="list152113370354523" text:continue-numbering="true" text:style-name="List_20_1">
              <text:list-item>
                <text:p text:style-name="P53"/>
              </text:list-item>
            </text:list>
          </table:table-cell>
          <table:table-cell table:style-name="Table1.C7" office:value-type="string">
            <text:p text:style-name="P17"/>
          </table:table-cell>
          <table:table-cell table:style-name="Table1.D7" office:value-type="string">
            <text:p text:style-name="P19"/>
          </table:table-cell>
          <table:table-cell table:style-name="Table1.E7" office:value-type="string">
            <text:list xml:id="list152114013865974" text:continue-numbering="true" text:style-name="List_20_1">
              <text:list-item>
                <text:p text:style-name="P57"/>
              </text:list-item>
            </text:list>
          </table:table-cell>
          <table:table-cell table:style-name="Table1.F7" office:value-type="string">
            <text:p text:style-name="P43">10</text:p>
          </table:table-cell>
          <table:table-cell table:style-name="Table1.G7" office:value-type="string">
            <text:list xml:id="list152112992696865" text:continue-numbering="true" text:style-name="List_20_1">
              <text:list-item>
                <text:p text:style-name="P58"/>
              </text:list-item>
            </text:list>
          </table:table-cell>
          <table:table-cell table:style-name="Table1.H7" office:value-type="string">
            <text:p text:style-name="P40"/>
          </table:table-cell>
          <table:table-cell table:style-name="Table1.I7" office:value-type="string">
            <text:p text:style-name="P40"/>
          </table:table-cell>
          <table:table-cell table:style-name="Table1.J7" office:value-type="string">
            <text:list xml:id="list152113242269186" text:continue-numbering="true" text:style-name="List_20_1">
              <text:list-item>
                <text:p text:style-name="P59"/>
              </text:list-item>
            </text:list>
          </table:table-cell>
          <table:table-cell table:style-name="Table1.K7" office:value-type="string">
            <text:p text:style-name="P40"><draw:custom-shape text:anchor-type="as-char" draw:z-index="40" draw:name="Shape15" draw:style-name="gr217" draw:text-style-name="P133" svg:width="1.338cm" svg:height="1.33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    </table:table-cell>
        </table:table-row>
        <table:table-row table:style-name="Table1.1">
          <table:table-cell table:style-name="Table1.A8" office:value-type="string">
            <text:p text:style-name="P17"><text:span text:style-name="T35">T</text:span><text:span text:style-name="T34">riangle</text:span></text:p>
          </table:table-cell>
          <table:table-cell table:style-name="Table1.B8" office:value-type="string">
            <text:list xml:id="list152112551343921" text:continue-numbering="true" text:style-name="List_20_1">
              <text:list-item>
                <text:p text:style-name="P53"/>
              </text:list-item>
            </text:list>
          </table:table-cell>
          <table:table-cell table:style-name="Table1.C8" office:value-type="string">
            <text:p text:style-name="P17"/>
          </table:table-cell>
          <table:table-cell table:style-name="Table1.D8" office:value-type="string">
            <text:p text:style-name="P19"/>
          </table:table-cell>
          <table:table-cell table:style-name="Table1.E8" office:value-type="string">
            <text:list xml:id="list152113817932439" text:continue-numbering="true" text:style-name="List_20_1">
              <text:list-item>
                <text:p text:style-name="P60"/>
              </text:list-item>
            </text:list>
          </table:table-cell>
          <table:table-cell table:style-name="Table1.F8" office:value-type="string">
            <text:p text:style-name="P43">12</text:p>
          </table:table-cell>
          <table:table-cell table:style-name="Table1.G8" office:value-type="string">
            <text:list xml:id="list152112460435988" text:continue-numbering="true" text:style-name="List_20_1">
              <text:list-item>
                <text:p text:style-name="P58"/>
              </text:list-item>
            </text:list>
          </table:table-cell>
          <table:table-cell table:style-name="Table1.H8" office:value-type="string">
            <text:p text:style-name="P40"/>
          </table:table-cell>
          <table:table-cell table:style-name="Table1.I8" office:value-type="string">
            <text:p text:style-name="P40"/>
          </table:table-cell>
          <table:table-cell table:style-name="Table1.J8" office:value-type="string">
            <text:list xml:id="list152113496418812" text:continue-numbering="true" text:style-name="List_20_1">
              <text:list-item>
                <text:p text:style-name="P59"/>
              </text:list-item>
            </text:list>
          </table:table-cell>
          <table:table-cell table:style-name="Table1.K8" office:value-type="string">
            <text:p text:style-name="P18"><draw:custom-shape text:anchor-type="as-char" draw:z-index="36" draw:name="Shape1" draw:style-name="gr221" draw:text-style-name="P133" svg:width="1.304cm" svg:height="1.304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    </table:table-cell>
        </table:table-row>
      </table:table>
      <text:list xml:id="list152113280554408" text:continue-list="list152112285123793" text:style-name="_5f_Numérotation_20_des_20_exercices_20_livrets">
        <text:list-item>
          <text:h text:style-name="_5f_Titre_20_d_27_exercices_20_livret" text:outline-level="1">Des angles <text:span text:style-name="T55">à</text:span> <text:span text:style-name="T40">nommer</text:span></text:h>
        </text:list-item>
      </text:list>
      <text:p text:style-name="P39"><text:span text:style-name="T39">Utilise les figures pour compléter</text:span> le tableau.</text:p>
      <text:p text:style-name="_5f_Paragraphe_20_livret_20_"><draw:g text:anchor-type="paragraph" draw:z-index="62" draw:name="Forme4" draw:style-name="gr13"><draw:g draw:style-name="gr29"><draw:ellipse draw:style-name="gr30" draw:text-style-name="P118" svg:width="0.511cm" svg:height="0.613cm" draw:transform="skewX (-0.00575958653158141) rotate (0.39392081217512) translate (4.18394444444444cm 1.07420833333333cm)" draw:kind="section" draw:start-angle="14.99" draw:end-angle="121.41"><text:p/></draw:ellipse><draw:frame draw:style-name="gr31" draw:text-style-name="P120" svg:width="0.246cm" svg:height="0.414cm" svg:x="3.067cm" svg:y="0.173cm"><draw:text-box><text:p text:style-name="P119"><text:span text:style-name="T82">A</text:span></text:p></draw:text-box></draw:frame><draw:g draw:style-name="gr29"><draw:line draw:style-name="gr32" draw:text-style-name="P121" svg:x1="3.316cm" svg:y1="0.223cm" svg:x2="3.433cm" svg:y2="0.282cm"><text:p/></draw:line><draw:line draw:style-name="gr33" draw:text-style-name="P121" svg:x1="3.353cm" svg:y1="0.312cm" svg:x2="3.393cm" svg:y2="0.187cm"><text:p/></draw:line></draw:g><draw:line draw:style-name="gr34" draw:text-style-name="P121" svg:x1="3.011cm" svg:y1="-0.057cm" svg:x2="4.527cm" svg:y2="1.264cm"><text:p/></draw:line><draw:g draw:style-name="gr29"><draw:line draw:style-name="gr35" draw:text-style-name="P121" svg:x1="5.676cm" svg:y1="0.217cm" svg:x2="5.793cm" svg:y2="0.276cm"><text:p/></draw:line><draw:line draw:style-name="gr36" draw:text-style-name="P121" svg:x1="5.715cm" svg:y1="0.312cm" svg:x2="5.755cm" svg:y2="0.187cm"><text:p/></draw:line></draw:g><draw:line draw:style-name="gr37" draw:text-style-name="P121" svg:x1="6.075cm" svg:y1="-0.05cm" svg:x2="4.527cm" svg:y2="1.262cm"><text:p/></draw:line><draw:frame draw:style-name="gr38" draw:text-style-name="P120" svg:width="0.246cm" svg:height="0.414cm" svg:x="4.434cm" svg:y="1.267cm"><draw:text-box><text:p text:style-name="P119"><text:span text:style-name="T82">B</text:span></text:p></draw:text-box></draw:frame><draw:frame draw:style-name="gr39" draw:text-style-name="P120" svg:width="0.251cm" svg:height="0.414cm" svg:x="5.805cm" svg:y="0.186cm"><draw:text-box><text:p text:style-name="P119"><text:span text:style-name="T82">C</text:span></text:p></draw:text-box></draw:frame><draw:frame draw:style-name="gr40" draw:text-style-name="P122" svg:width="0.382cm" svg:height="0.451cm" svg:x="4.383cm" svg:y="0.54cm"><draw:text-box><text:p text:style-name="P119"><text:span text:style-name="T83">➊</text:span></text:p></draw:text-box></draw:frame></draw:g><draw:g draw:style-name="gr29"><draw:frame draw:style-name="gr41" draw:text-style-name="P120" svg:width="0.26cm" svg:height="0.444cm" svg:x="1.973cm" svg:y="3.006cm"><draw:text-box><text:p text:style-name="P119"><text:span text:style-name="T82">E</text:span></text:p></draw:text-box></draw:frame><draw:frame draw:style-name="gr42" draw:text-style-name="P120" svg:width="0.269cm" svg:height="0.414cm" svg:x="3.568cm" svg:y="2.26cm"><draw:text-box><text:p text:style-name="P119"><text:span text:style-name="T82">H</text:span></text:p></draw:text-box></draw:frame><draw:frame draw:style-name="gr43" draw:text-style-name="P120" svg:width="0.278cm" svg:height="0.414cm" svg:x="3.404cm" svg:y="3.819cm"><draw:text-box><text:p text:style-name="P119"><text:span text:style-name="T82">G</text:span></text:p></draw:text-box></draw:frame><draw:frame draw:style-name="gr44" draw:text-style-name="P120" svg:width="0.207cm" svg:height="0.414cm" svg:x="1.404cm" svg:y="1.117cm"><draw:text-box><text:p text:style-name="P119"><text:span text:style-name="T82">F</text:span></text:p></draw:text-box></draw:frame><draw:frame draw:style-name="gr45" draw:text-style-name="P120" svg:width="0.276cm" svg:height="0.414cm" svg:x="1.391cm" svg:y="2.703cm"><draw:text-box><text:p text:style-name="P119"><text:span text:style-name="T82">D</text:span></text:p></draw:text-box></draw:frame><draw:g draw:style-name="gr29"><draw:line draw:style-name="gr46" draw:text-style-name="P121" svg:x1="3.504cm" svg:y1="3.668cm" svg:x2="3.627cm" svg:y2="3.789cm"><text:p/></draw:line><draw:line draw:style-name="gr47" draw:text-style-name="P121" svg:x1="3.504cm" svg:y1="3.795cm" svg:x2="3.627cm" svg:y2="3.674cm"><text:p/></draw:line></draw:g><draw:line draw:style-name="gr48" draw:text-style-name="P121" svg:x1="1.199cm" svg:y1="0.857cm" svg:x2="1.672cm" svg:y2="2.784cm"><text:p/></draw:line><draw:line draw:style-name="gr49" draw:text-style-name="P121" svg:x1="4.283cm" svg:y1="4.089cm" svg:x2="1.672cm" svg:y2="2.786cm"><text:p/></draw:line><draw:ellipse draw:style-name="gr50" draw:text-style-name="P123" svg:width="0.742cm" svg:height="0.733cm" svg:x="1.305cm" svg:y="2.417cm" draw:kind="section" draw:start-angle="332.89" draw:end-angle="103.22"><text:p/></draw:ellipse><draw:g draw:style-name="gr29"><draw:line draw:style-name="gr51" draw:text-style-name="P121" svg:x1="3.578cm" svg:y1="2.611cm" svg:x2="3.701cm" svg:y2="2.734cm"><text:p/></draw:line><draw:line draw:style-name="gr52" draw:text-style-name="P121" svg:x1="3.578cm" svg:y1="2.734cm" svg:x2="3.701cm" svg:y2="2.611cm"><text:p/></draw:line></draw:g><draw:line draw:style-name="gr53" draw:text-style-name="P121" svg:x1="4.422cm" svg:y1="2.49cm" svg:x2="2.136cm" svg:y2="3.024cm"><text:p/></draw:line><draw:g draw:style-name="gr29"><draw:line draw:style-name="gr54" draw:text-style-name="P121" svg:x1="1.247cm" svg:y1="1.231cm" svg:x2="1.371cm" svg:y2="1.354cm"><text:p/></draw:line><draw:line draw:style-name="gr55" draw:text-style-name="P121" svg:x1="1.247cm" svg:y1="1.354cm" svg:x2="1.371cm" svg:y2="1.231cm"><text:p/></draw:line></draw:g><draw:ellipse draw:style-name="gr56" draw:text-style-name="P124" svg:width="0.74cm" svg:height="0.738cm" svg:x="1.796cm" svg:y="2.665cm" draw:kind="section" draw:start-angle="333.74" draw:end-angle="13.87"><text:p/></draw:ellipse><draw:frame draw:style-name="gr57" draw:text-style-name="P122" svg:width="0.382cm" svg:height="0.451cm" svg:x="1.936cm" svg:y="2.235cm"><draw:text-box><text:p text:style-name="P119"><text:span text:style-name="T83">➋</text:span></text:p></draw:text-box></draw:frame><draw:frame draw:style-name="gr58" draw:text-style-name="P122" svg:width="0.382cm" svg:height="0.451cm" svg:x="2.614cm" svg:y="2.914cm"><draw:text-box><text:p text:style-name="P119"><text:span text:style-name="T83">➌</text:span></text:p></draw:text-box></draw:frame></draw:g><draw:g draw:style-name="gr29"><draw:frame draw:style-name="gr59" draw:text-style-name="P120" svg:width="0.184cm" svg:height="0.414cm" svg:x="5.371cm" svg:y="1.325cm"><draw:text-box><text:p text:style-name="P119"><text:span text:style-name="T82">I</text:span></text:p></draw:text-box></draw:frame><draw:frame draw:style-name="gr60" draw:text-style-name="P120" svg:width="0.265cm" svg:height="0.414cm" svg:x="6.138cm" svg:y="3.646cm"><draw:text-box><text:p text:style-name="P119"><text:span text:style-name="T82">K</text:span></text:p></draw:text-box></draw:frame><draw:frame draw:style-name="gr61" draw:text-style-name="P122" svg:width="0.382cm" svg:height="0.451cm" svg:x="7.29cm" svg:y="1.316cm"><draw:text-box><text:p text:style-name="P119"><text:span text:style-name="T83">➎</text:span></text:p></draw:text-box></draw:frame><draw:line draw:style-name="gr62" draw:text-style-name="P121" svg:x1="8.025cm" svg:y1="1.158cm" svg:x2="6.224cm" svg:y2="3.642cm"><text:p/></draw:line><draw:line draw:style-name="gr63" draw:text-style-name="P121" svg:x1="8.027cm" svg:y1="1.167cm" svg:x2="5.518cm" svg:y2="1.52cm"><text:p/></draw:line><draw:line draw:style-name="gr64" draw:text-style-name="P121" svg:x1="5.528cm" svg:y1="1.495cm" svg:x2="6.236cm" svg:y2="3.641cm"><text:p/></draw:line><draw:ellipse draw:style-name="gr65" draw:text-style-name="P125" svg:width="0.74cm" svg:height="0.742cm" draw:transform="skewX (0.00244346095279202) rotate (-1.3542009666224) translate (5.80395833333333cm 1.07244444444444cm)" draw:kind="section" draw:start-angle="6.12" draw:end-angle="85.8"><text:p/></draw:ellipse><draw:ellipse draw:style-name="gr66" draw:text-style-name="P125" svg:width="0.735cm" svg:height="0.743cm" draw:transform="skewX (0.00244346095279208) rotate (-1.35263017029561) translate (6.51580555555556cm 3.19440277777778cm)" draw:kind="section" draw:start-angle="132.11" draw:end-angle="185.75"><text:p/></draw:ellipse><draw:ellipse draw:style-name="gr67" draw:text-style-name="P125" svg:width="0.742cm" svg:height="0.747cm" draw:transform="rotate (-1.354724565398) translate (8.31144444444444cm 0.724958333333333cm)" draw:kind="section" draw:start-angle="265.11" draw:end-angle="311.81"><text:p/></draw:ellipse><draw:frame draw:style-name="gr68" draw:text-style-name="P120" svg:width="0.279cm" svg:height="0.414cm" svg:x="8.156cm" svg:y="0.833cm"><draw:text-box><text:p text:style-name="P119"><text:span text:style-name="T82">J</text:span></text:p></draw:text-box></draw:frame><draw:frame draw:style-name="gr69" draw:text-style-name="P122" svg:width="0.382cm" svg:height="0.451cm" svg:x="5.88cm" svg:y="1.63cm"><draw:text-box><text:p text:style-name="P119"><text:span text:style-name="T83">➍</text:span></text:p></draw:text-box></draw:frame><draw:frame draw:style-name="gr70" draw:text-style-name="P122" svg:width="0.382cm" svg:height="0.451cm" svg:x="6.166cm" svg:y="2.84cm"><draw:text-box><text:p text:style-name="P119"><text:span text:style-name="T83">➏</text:span></text:p></draw:text-box></draw:frame></draw:g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78402029584">
          <table:table-cell table:style-name="Table2.A1" office:value-type="string">
            <text:p text:style-name="P45">Angle</text:p>
          </table:table-cell>
          <table:table-cell table:style-name="Table2.A1" office:value-type="string">
            <text:p text:style-name="P45">Nom</text:p>
          </table:table-cell>
          <table:table-cell table:style-name="Table2.A1" office:value-type="string">
            <text:p text:style-name="P45">Sommet</text:p>
          </table:table-cell>
          <table:table-cell table:style-name="Table2.D1" office:value-type="string">
            <text:p text:style-name="P45">Côtés</text:p>
          </table:table-cell>
        </table:table-row>
        <table:table-row table:style-name="Table2.2">
          <table:table-cell table:style-name="Table2.A7" office:value-type="string">
            <text:p text:style-name="P47">➊</text:p>
          </table:table-cell>
          <table:table-cell table:style-name="Table2.B2" office:value-type="string">
            <text:p text:style-name="P46"/>
          </table:table-cell>
          <table:table-cell table:style-name="Table2.C7" office:value-type="string">
            <text:p text:style-name="P46"/>
          </table:table-cell>
          <table:table-cell table:style-name="Table2.D2" office:value-type="string">
            <text:p text:style-name="P46"/>
          </table:table-cell>
        </table:table-row>
        <table:table-row table:style-name="Table2.2">
          <table:table-cell table:style-name="Table2.A7" office:value-type="string">
            <text:p text:style-name="P47">➋</text:p>
          </table:table-cell>
          <table:table-cell table:style-name="Table2.B3" office:value-type="string">
            <text:p text:style-name="P46"/>
          </table:table-cell>
          <table:table-cell table:style-name="Table2.C7" office:value-type="string">
            <text:p text:style-name="P46"/>
          </table:table-cell>
          <table:table-cell table:style-name="Table2.D3" office:value-type="string">
            <text:p text:style-name="P46"/>
          </table:table-cell>
        </table:table-row>
        <table:table-row table:style-name="Table2.2">
          <table:table-cell table:style-name="Table2.A7" office:value-type="string">
            <text:p text:style-name="P47">➌</text:p>
          </table:table-cell>
          <table:table-cell table:style-name="Table2.B4" office:value-type="string">
            <text:p text:style-name="P46"/>
          </table:table-cell>
          <table:table-cell table:style-name="Table2.C7" office:value-type="string">
            <text:p text:style-name="P46"/>
          </table:table-cell>
          <table:table-cell table:style-name="Table2.D4" office:value-type="string">
            <text:p text:style-name="P46"/>
          </table:table-cell>
        </table:table-row>
        <table:table-row table:style-name="Table2.2">
          <table:table-cell table:style-name="Table2.A7" office:value-type="string">
            <text:p text:style-name="P47">➍</text:p>
          </table:table-cell>
          <table:table-cell table:style-name="Table2.B5" office:value-type="string">
            <text:p text:style-name="P46"/>
          </table:table-cell>
          <table:table-cell table:style-name="Table2.C7" office:value-type="string">
            <text:p text:style-name="P46"/>
          </table:table-cell>
          <table:table-cell table:style-name="Table2.D5" office:value-type="string">
            <text:p text:style-name="P46"/>
          </table:table-cell>
        </table:table-row>
        <table:table-row table:style-name="Table2.2">
          <table:table-cell table:style-name="Table2.A7" office:value-type="string">
            <text:p text:style-name="P47">➎</text:p>
          </table:table-cell>
          <table:table-cell table:style-name="Table2.B6" office:value-type="string">
            <text:p text:style-name="P46"/>
          </table:table-cell>
          <table:table-cell table:style-name="Table2.C7" office:value-type="string">
            <text:p text:style-name="P46"/>
          </table:table-cell>
          <table:table-cell table:style-name="Table2.D6" office:value-type="string">
            <text:p text:style-name="P46"/>
          </table:table-cell>
        </table:table-row>
        <table:table-row table:style-name="Table2.2">
          <table:table-cell table:style-name="Table2.A7" office:value-type="string">
            <text:p text:style-name="P47">➏</text:p>
          </table:table-cell>
          <table:table-cell table:style-name="Table2.B7" office:value-type="string">
            <text:p text:style-name="P46"/>
          </table:table-cell>
          <table:table-cell table:style-name="Table2.C7" office:value-type="string">
            <text:p text:style-name="P46"/>
          </table:table-cell>
          <table:table-cell table:style-name="Table2.D7" office:value-type="string">
            <text:p text:style-name="P46"/>
          </table:table-cell>
        </table:table-row>
      </table:table>
      <text:list xml:id="list152113927765271" text:continue-numbering="true" text:style-name="_5f_Numérotation_20_des_20_exercices_20_livrets">
        <text:list-item>
          <text:p text:style-name="P54"><text:soft-page-break/><text:span text:style-name="Bold_5f_niv1"><text:span text:style-name="T40">Des angles </text:span></text:span><text:span text:style-name="Bold_5f_niv1"><text:span text:style-name="T57">à </text:span></text:span><text:span text:style-name="Bold_5f_niv1"><text:span text:style-name="T54">i</text:span></text:span><text:span text:style-name="Bold_5f_niv1">dentifier</text:span></text:p>
        </text:list-item>
      </text:list>
      <text:p text:style-name="_5f_Paragraphe_20_livret_20_"><draw:g text:anchor-type="paragraph" draw:z-index="41" draw:name="Shape6_0" draw:style-name="gr13"><draw:frame draw:style-name="gr209" draw:text-style-name="P120" svg:width="0.228cm" svg:height="0.415cm" svg:x="3.503cm" svg:y="0.632cm"><draw:text-box><text:p text:style-name="P119"><text:span text:style-name="T82">E</text:span></text:p></draw:text-box></draw:frame><draw:frame draw:style-name="gr210" draw:text-style-name="P120" svg:width="0.38cm" svg:height="0.567cm" svg:x="2.021cm" svg:y="-0.005cm"><draw:text-box><text:p text:style-name="P119"><text:span text:style-name="T82">B</text:span></text:p></draw:text-box></draw:frame><draw:frame draw:style-name="gr211" draw:text-style-name="P120" svg:width="0.309cm" svg:height="0.415cm" svg:x="0.825cm" svg:y="1.715cm"><draw:text-box><text:p text:style-name="P119"><text:span text:style-name="T82">M</text:span></text:p></draw:text-box></draw:frame><draw:frame draw:style-name="gr212" draw:text-style-name="P120" svg:width="0.108cm" svg:height="0.415cm" svg:x="7.207cm" svg:y="2.694cm"><draw:text-box><text:p text:style-name="P119"><text:span text:style-name="T82">I</text:span></text:p></draw:text-box></draw:frame><draw:frame draw:style-name="gr213" draw:text-style-name="P120" svg:width="0.219cm" svg:height="0.415cm" svg:x="0.483cm" svg:y="2.84cm"><draw:text-box><text:p text:style-name="P119"><text:span text:style-name="T82">P</text:span></text:p></draw:text-box></draw:frame><draw:frame draw:style-name="gr214" draw:text-style-name="P120" svg:width="0.239cm" svg:height="0.498cm" svg:x="5.288cm" svg:y="2.708cm"><draw:text-box><text:p text:style-name="P119"><text:span text:style-name="T82">L</text:span></text:p></draw:text-box></draw:frame><draw:polygon draw:style-name="gr215" draw:text-style-name="P149" svg:width="6.4cm" svg:height="2.399cm" svg:x="0.695cm" svg:y="0.441cm" svg:viewBox="0 0 6401 2400" draw:points="1467,0 0,2400 6401,2218"><text:p/></draw:polygon><draw:polygon draw:style-name="gr216" draw:text-style-name="P149" svg:width="4.241cm" svg:height="1.663cm" svg:x="1.182cm" svg:y="1.046cm" svg:viewBox="0 0 4242 1664" draw:points="0,1006 2322,0 4242,1664"><text:p/></draw:polygon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>Nomme les angles tracés :</text:p>
      <text:list xml:id="list152114221049925" text:continue-numbering="true" text:style-name="_5f_Numérotation_20_des_20_exercices_20_livrets">
        <text:list-item>
          <text:list>
            <text:list-item>
              <text:p text:style-name="_5f_Paragraphe_20_énoncé_20_après_20_numéro">de sommet E <text:span text:style-name="T22">:</text:span></text:p>
            </text:list-item>
          </text:list>
        </text:list-item>
      </text:list>
      <text:p text:style-name="P35"><text:span text:style-name="_5f_pointillés_20_gris"><text:span text:style-name="T20">…………………………………………………………………..</text:span></text:span></text:p>
      <text:list xml:id="list152112367648308" text:continue-numbering="true" text:style-name="_5f_Numérotation_20_des_20_exercices_20_livrets">
        <text:list-item>
          <text:list>
            <text:list-item>
              <text:p text:style-name="_5f_Paragraphe_20_énoncé_20_après_20_numéro">dont un côté est [LE) <text:span text:style-name="T22">:</text:span></text:p>
            </text:list-item>
          </text:list>
        </text:list-item>
      </text:list>
      <text:p text:style-name="P36"><text:span text:style-name="_5f_pointillés_20_gris"><text:span text:style-name="T20">…………………………………………………………………..</text:span></text:span></text:p>
      <text:list xml:id="list152113639515354" text:continue-numbering="true" text:style-name="_5f_Numérotation_20_des_20_exercices_20_livrets">
        <text:list-item>
          <text:list>
            <text:list-item>
              <text:p text:style-name="_5f_Paragraphe_20_énoncé_20_après_20_numéro">dont les côtés sont [IE) et [IP) <text:span text:style-name="T22">:</text:span></text:p>
            </text:list-item>
          </text:list>
        </text:list-item>
      </text:list>
      <text:p text:style-name="P36"><text:span text:style-name="_5f_pointillés_20_gris"><text:span text:style-name="T20">…………………………………………………………………..</text:span></text:span></text:p>
      <text:list xml:id="list152113995503099" text:continue-numbering="true" text:style-name="_5f_Numérotation_20_des_20_exercices_20_livrets">
        <text:list-item>
          <text:list>
            <text:list-item>
              <text:p text:style-name="_5f_Paragraphe_20_énoncé_20_après_20_numéro">qui ont un côté commun avec l'angle<draw:frame draw:style-name="fr6" draw:name="Objet2" text:anchor-type="as-char" svg:y="-0.377cm" svg:width="0.841cm" svg:height="0.46cm" draw:z-index="61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</text:list-item>
          </text:list>
        </text:list-item>
      </text:list>
      <text:p text:style-name="P36"><text:span text:style-name="_5f_pointillés_20_gris"><text:span text:style-name="T20">…………………………………………………………………..</text:span></text:span></text:p>
      <text:list xml:id="list152112966727128" text:continue-numbering="true" text:style-name="_5f_Numérotation_20_des_20_exercices_20_livrets">
        <text:list-item>
          <text:h text:style-name="_5f_Titre_20_d_27_exercices_20_livret_20_sans_20_titre" text:outline-level="1"><text:span text:style-name="Bold_5f_niv1"><text:span text:style-name="T44">Cercle </text:span></text:span></text:h>
          <text:list>
            <text:list-item>
              <text:p text:style-name="P96"><draw:g text:anchor-type="paragraph" draw:z-index="63" draw:name="Forme5" draw:style-name="gr13"><draw:ellipse draw:style-name="gr14" draw:text-style-name="P114" svg:width="3.998cm" svg:height="3.992cm" draw:transform="rotate (0.0109955742875643) translate (0.421569444444444cm 1.00188888888889cm)"><text:p/></draw:ellipse><draw:line draw:style-name="gr15" draw:text-style-name="P114" svg:x1="0.649cm" svg:y1="2.07cm" svg:x2="2.429cm" svg:y2="2.968cm"><text:p/></draw:line><draw:line draw:style-name="gr16" draw:text-style-name="P114" svg:x1="2.991cm" svg:y1="1.042cm" svg:x2="1.882cm" svg:y2="4.891cm"><text:p/></draw:line><draw:frame draw:style-name="gr17" draw:text-style-name="P116" svg:width="0.346cm" svg:height="0.675cm" draw:transform="rotate (0.0101229096615671) translate (0.255763888888889cm 1.64570833333333cm)"><draw:text-box><text:p text:style-name="P115"><text:span text:style-name="T80">C</text:span></text:p></draw:text-box></draw:frame><draw:frame draw:style-name="gr18" draw:text-style-name="P117" svg:width="0.505cm" svg:height="1.188cm" draw:transform="rotate (0.0106465084371654) translate (0.506236111111111cm 2.04963888888889cm)"><draw:text-box><text:p/></draw:text-box></draw:frame><draw:frame draw:style-name="gr19" draw:text-style-name="P116" svg:width="0.288cm" svg:height="0.676cm" draw:transform="rotate (0.00610865238198015) translate (2.54705555555556cm 2.7305cm)"><draw:text-box><text:p text:style-name="P115"><text:span text:style-name="T80">A</text:span></text:p></draw:text-box></draw:frame><draw:frame draw:style-name="gr20" draw:text-style-name="P116" svg:width="0.849cm" svg:height="0.675cm" draw:transform="rotate (0.010471975511966) translate (0.0758472222222222cm 3.80470833333333cm)"><draw:text-box><text:p text:style-name="P115"><text:span text:style-name="T80">D</text:span></text:p></draw:text-box></draw:frame><draw:frame draw:style-name="gr21" draw:text-style-name="P116" svg:width="0.396cm" svg:height="0.675cm" draw:transform="rotate (0.00890117918517108) translate (2.841625cm 0.458611111111111cm)"><draw:text-box><text:p text:style-name="P115"><text:span text:style-name="T80">B</text:span></text:p></draw:text-box></draw:frame><draw:frame draw:style-name="gr22" draw:text-style-name="P116" svg:width="0.288cm" svg:height="0.675cm" draw:transform="rotate (0.0122173047639603) translate (3.74120833333333cm 4.36915277777778cm)"><draw:text-box><text:p text:style-name="P115"><text:span text:style-name="T80">F</text:span></text:p></draw:text-box></draw:frame><draw:frame draw:style-name="gr23" draw:text-style-name="P116" svg:width="1.116cm" svg:height="1.073cm" draw:transform="rotate (0.0109955742875643) translate (3.96522222222222cm 1.22413888888889cm)"><draw:text-box><text:p text:style-name="P115"><text:span text:style-name="T80">(</text:span><text:span text:style-name="T81">c</text:span><text:span text:style-name="T80">)</text:span></text:p></draw:text-box></draw:frame><draw:line draw:style-name="gr24" draw:text-style-name="P114" svg:x1="1.582cm" svg:y1="2.463cm" svg:x2="1.584cm" svg:y2="2.652cm"><text:p/></draw:line><draw:line draw:style-name="gr25" draw:text-style-name="P114" svg:x1="1.675cm" svg:y1="2.508cm" svg:x2="1.677cm" svg:y2="2.697cm"><text:p/></draw:line><draw:line draw:style-name="gr26" draw:text-style-name="P114" svg:x1="2.666cm" svg:y1="1.883cm" svg:x2="2.811cm" svg:y2="2.024cm"><text:p/></draw:line><draw:line draw:style-name="gr26" draw:text-style-name="P114" svg:x1="2.666cm" svg:y1="1.883cm" svg:x2="2.811cm" svg:y2="2.024cm"><text:p/></draw:line><draw:line draw:style-name="gr16" draw:text-style-name="P114" svg:x1="2.991cm" svg:y1="1.042cm" svg:x2="1.882cm" svg:y2="4.891cm"><text:p/></draw:line><draw:line draw:style-name="gr16" draw:text-style-name="P114" svg:x1="2.991cm" svg:y1="1.042cm" svg:x2="1.882cm" svg:y2="4.891cm"><text:p/></draw:line><draw:line draw:style-name="gr16" draw:text-style-name="P114" svg:x1="2.991cm" svg:y1="1.042cm" svg:x2="1.882cm" svg:y2="4.891cm"><text:p/></draw:line><draw:line draw:style-name="gr27" draw:text-style-name="P114" svg:x1="2.621cm" svg:y1="1.974cm" svg:x2="2.768cm" svg:y2="2.117cm"><text:p/></draw:line><draw:line draw:style-name="gr16" draw:text-style-name="P114" svg:x1="2.991cm" svg:y1="1.042cm" svg:x2="1.882cm" svg:y2="4.891cm"><text:p/></draw:line><draw:line draw:style-name="gr16" draw:text-style-name="P114" svg:x1="2.991cm" svg:y1="1.042cm" svg:x2="1.882cm" svg:y2="4.891cm"><text:p/></draw:line><draw:line draw:style-name="gr16" draw:text-style-name="P114" svg:x1="2.991cm" svg:y1="1.042cm" svg:x2="1.882cm" svg:y2="4.891cm"><text:p/></draw:line><draw:line draw:style-name="gr16" draw:text-style-name="P114" svg:x1="2.991cm" svg:y1="1.042cm" svg:x2="1.882cm" svg:y2="4.891cm"><text:p/></draw:line><draw:line draw:style-name="gr27" draw:text-style-name="P114" svg:x1="2.364cm" svg:y1="2.882cm" svg:x2="2.508cm" svg:y2="3.064cm"><text:p/></draw:line><draw:line draw:style-name="gr27" draw:text-style-name="P114" svg:x1="2.337cm" svg:y1="3.05cm" svg:x2="2.546cm" svg:y2="2.911cm"><text:p/></draw:line><draw:line draw:style-name="gr16" draw:text-style-name="P114" svg:x1="2.991cm" svg:y1="1.042cm" svg:x2="1.882cm" svg:y2="4.891cm"><text:p/></draw:line><draw:line draw:style-name="gr27" draw:text-style-name="P114" svg:x1="2.621cm" svg:y1="1.974cm" svg:x2="2.768cm" svg:y2="2.117cm"><text:p/></draw:line><draw:line draw:name="Shape16_0" draw:style-name="gr16" draw:text-style-name="P114" svg:x1="3.598cm" svg:y1="4.59cm" svg:x2="0.785cm" svg:y2="4.08cm"><text:p/></draw:line><draw:frame draw:style-name="gr22" draw:text-style-name="P116" svg:width="0.592cm" svg:height="0.675cm" draw:transform="rotate (0.0118682389135614) translate (1.44815277777778cm 4.81894444444444cm)"><draw:text-box><text:p text:style-name="P115"><text:span text:style-name="T80">E</text:span></text:p></draw:text-box></draw:frame><draw:line draw:style-name="gr28" draw:text-style-name="P114" svg:x1="2.666cm" svg:y1="1.883cm" svg:x2="2.811cm" svg:y2="2.024cm"><text:p/></draw:line><draw:line draw:style-name="gr27" draw:text-style-name="P114" svg:x1="2.023cm" svg:y1="3.989cm" svg:x2="2.17cm" svg:y2="4.132cm"><text:p/></draw:line><draw:line draw:style-name="gr28" draw:text-style-name="P114" svg:x1="2.067cm" svg:y1="3.899cm" svg:x2="2.212cm" svg:y2="4.04cm"><text:p/></draw:line></draw:g><text:span text:style-name="_5f_Caractères"><text:span text:style-name="T70">Observe la figure puis complète les phrases :</text:span></text:span></text:p>
            </text:list-item>
          </text:list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52113017296111" text:continue-numbering="true" text:style-name="_5f_Numérotation_20_des_20_exercices_20_livrets">
        <text:list-item>
          <text:list>
            <text:list-item>
              <text:list>
                <text:list-item>
                  <text:h text:style-name="P94" text:outline-level="1"><text:span text:style-name="_5f_Caractères">Le </text:span><text:span text:style-name="_5f_Caractères"><text:span text:style-name="T74">cercle</text:span></text:span><text:span text:style-name="_5f_Caractères"> </text:span><text:span text:style-name="_5f_Caractères"><text:span text:style-name="T75">(</text:span></text:span><text:span text:style-name="_5f_Caractères"><text:span text:style-name="T60">c</text:span></text:span><text:span text:style-name="_5f_Caractères"><text:span text:style-name="T61">)</text:span></text:span><text:span text:style-name="_5f_Caractères"> de </text:span><text:span text:style-name="_5f_pointillés_20_gris"><text:span text:style-name="T20">…………</text:span></text:span><text:span text:style-name="_5f_pointillés_20_gris"> </text:span><text:span text:style-name="_5f_Caractères"><text:span text:style-name="T32">A</text:span></text:span><text:span text:style-name="_5f_Caractères"> passe par les points </text:span><text:span text:style-name="_5f_pointillés_20_gris"><text:span text:style-name="T21">……</text:span></text:span><text:span text:style-name="_5f_Caractères">, </text:span><text:span text:style-name="_5f_pointillés_20_gris"><text:span text:style-name="T21">……</text:span></text:span><text:span text:style-name="_5f_Caractères">, </text:span><text:span text:style-name="_5f_pointillés_20_gris"><text:span text:style-name="T21">……</text:span></text:span><text:span text:style-name="_5f_Caractères">, </text:span><text:span text:style-name="_5f_pointillés_20_gris"><text:span text:style-name="T21">……</text:span></text:span><text:span text:style-name="_5f_Caractères"><text:span text:style-name="T74"> </text:span></text:span><text:span text:style-name="_5f_Caractères">et </text:span><text:span text:style-name="_5f_pointillés_20_gris"><text:span text:style-name="T21">……</text:span></text:span><text:span text:style-name="_5f_Caractères">.</text:span></text:h>
                </text:list-item>
                <text:list-item>
                  <text:h text:style-name="P94" text:outline-level="1"><text:span text:style-name="_5f_Caractères">Le segment </text:span><text:span text:style-name="_5f_pointillés_20_gris"><text:span text:style-name="T21">……</text:span></text:span><text:span text:style-name="_5f_Caractères"> est un </text:span><text:span text:style-name="_5f_Caractères"><text:span text:style-name="T76">diamètre</text:span></text:span><text:span text:style-name="_5f_pointillés_20_gris"> </text:span><text:span text:style-name="_5f_Caractères">de ce cercle.</text:span></text:h>
                </text:list-item>
                <text:list-item>
                  <text:h text:style-name="P94" text:outline-level="1"><text:span text:style-name="_5f_Caractères">Le segment </text:span><text:span text:style-name="_5f_pointillés_20_gris"><text:span text:style-name="T21">……</text:span></text:span><text:span text:style-name="_5f_Caractères"> est un </text:span><text:span text:style-name="_5f_Caractères"><text:span text:style-name="T76">rayon</text:span></text:span><text:span text:style-name="_5f_pointillés_20_gris"> </text:span><text:span text:style-name="_5f_Caractères">de ce cercle.</text:span></text:h>
                </text:list-item>
                <text:list-item>
                  <text:h text:style-name="P94" text:outline-level="1"><text:span text:style-name="_5f_Caractères"><text:span text:style-name="T73">Le segment [DF] est </text:span></text:span><text:span text:style-name="_5f_pointillés_20_gris"><text:span text:style-name="T21">…………</text:span></text:span><text:span text:style-name="_5f_Caractères_5f_correction"><text:span text:style-name="T71"> </text:span></text:span><text:span text:style-name="_5f_Caractères_5f_correction"><text:span text:style-name="T72">d</text:span></text:span><text:span text:style-name="_5f_Caractères_5f_correction"><text:span text:style-name="T71">e ce cercle.</text:span></text:span></text:h>
                </text:list-item>
                <text:list-item text:start-value="1">
                  <text:h text:style-name="P94" text:outline-level="1" text:restart-numbering="true" text:start-value="1"><text:span text:style-name="_5f_Caractères_5f_correction"><text:span text:style-name="T71">A est le </text:span></text:span><text:span text:style-name="_5f_pointillés_20_gris"><text:span text:style-name="T21">…………</text:span></text:span><text:span text:style-name="_5f_Caractères_5f_correction"><text:span text:style-name="T71"> du segment </text:span></text:span><text:span text:style-name="_5f_pointillés_20_gris"><text:span text:style-name="T21">……</text:span></text:span></text:h>
                </text:list-item>
              </text:list>
            </text:list-item>
            <text:list-item>
              <text:p text:style-name="P95"><text:span text:style-name="_5f_pointillés_20_gris"><text:span text:style-name="T14">En utilisant les lettres de la figure, cite deux autres cordes de ce cercle.</text:span></text:span></text:p>
            </text:list-item>
          </text:list>
          <text:p text:style-name="P50"><text:span text:style-name="_5f_pointillés_20_gris"><text:span text:style-name="T20">…………………………………………………………………..</text:span></text:span></text:p>
          <text:p text:style-name="P50"><text:span text:style-name="_5f_pointillés_20_gris"><text:span text:style-name="T20">…………………………………………………………………..</text:span></text:span></text:p>
          <text:list text:continue-numbering="true">
            <text:list-header>
              <text:p text:style-name="P95"><text:span text:style-name="_5f_pointillés_20_gris"><text:span text:style-name="T21"/></text:span></text:p>
            </text:list-header>
          </text:list>
        </text:list-item>
        <text:list-item>
          <text:h text:style-name="_5f_Titre_20_d_27_exercices_20_livret_20_sans_20_titre" text:outline-level="1">Trace :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52113511720747" text:continue-numbering="true" text:style-name="_5f_Numérotation_20_des_20_exercices_20_livrets">
        <text:list-item>
          <text:list>
            <text:list-item>
              <text:h text:style-name="P103" text:outline-level="1">le cercle (<text:span text:style-name="T58">c</text:span><text:span text:style-name="T41">1</text:span>) de centre O passant par A.</text:h>
            </text:list-item>
            <text:list-item>
              <text:p text:style-name="P88">le cercle (<text:span text:style-name="T58">c</text:span><text:span text:style-name="T41">2</text:span>) de centre B et de rayon 1,6 cm.</text:p>
            </text:list-item>
            <text:list-item>
              <text:p text:style-name="P88"><draw:g text:anchor-type="char" draw:z-index="64" draw:name="Shape9_6" draw:style-name="gr1"><draw:frame draw:style-name="gr2" draw:text-style-name="P110" svg:width="0.262cm" svg:height="0.26cm" svg:x="2.739cm" svg:y="-7.415cm"><draw:text-box><text:p text:style-name="P109"><text:span text:style-name="T79">A</text:span></text:p></draw:text-box></draw:frame><draw:frame draw:style-name="gr3" draw:text-style-name="P110" svg:width="0.262cm" svg:height="0.262cm" svg:x="6.115cm" svg:y="-7.422cm"><draw:text-box><text:p text:style-name="P109"><text:span text:style-name="T79">B</text:span></text:p></draw:text-box></draw:frame><draw:frame draw:style-name="gr4" draw:text-style-name="P110" svg:width="0.262cm" svg:height="0.26cm" svg:x="6.115cm" svg:y="-4.038cm"><draw:text-box><text:p text:style-name="P109"><text:span text:style-name="T79">C</text:span></text:p></draw:text-box></draw:frame><draw:frame draw:style-name="gr5" draw:text-style-name="P110" svg:width="0.26cm" svg:height="0.26cm" svg:x="2.734cm" svg:y="-4.038cm"><draw:text-box><text:p text:style-name="P109"><text:span text:style-name="T79">D</text:span></text:p></draw:text-box></draw:frame><draw:frame draw:style-name="gr6" draw:text-style-name="P110" svg:width="0.262cm" svg:height="0.262cm" svg:x="4.424cm" svg:y="-5.992cm"><draw:text-box><text:p text:style-name="P109"><text:span text:style-name="T79">O</text:span></text:p></draw:text-box></draw:frame><draw:custom-shape draw:style-name="gr7" draw:text-style-name="P111" svg:width="3.118cm" svg:height="3.118cm" svg:x="2.993cm" svg:y="-7.161cm"><text:p/><draw:enhanced-geometry svg:viewBox="0 0 21600 21600" draw:type="rectangle" draw:enhanced-path="M 0 0 L 21600 0 21600 21600 0 21600 0 0 Z N"/></draw:custom-shape><draw:line draw:style-name="gr8" draw:text-style-name="P112" svg:x1="2.99cm" svg:y1="-7.161cm" svg:x2="6.107cm" svg:y2="-4.044cm"><text:p/></draw:line><draw:line draw:style-name="gr9" draw:text-style-name="P112" svg:x1="2.99cm" svg:y1="-4.044cm" svg:x2="6.107cm" svg:y2="-7.161cm"><text:p/></draw:line><draw:custom-shape draw:style-name="gr10" draw:text-style-name="P113" svg:width="2.511cm" svg:height="2.509cm" svg:x="4.858cm" svg:y="-8.41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1" draw:text-style-name="P113" svg:width="4.342cm" svg:height="4.342cm" svg:x="3.942cm" svg:y="-6.218cm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2" draw:text-style-name="P113" svg:width="3.049cm" svg:height="3.049cm" svg:x="1.471cm" svg:y="-7.12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le cercle (<text:span text:style-name="T58">c</text:span><text:span text:style-name="T41">3</text:span>) de centre C et de rayon <text:span text:style-name="T78">A</text:span><text:span text:style-name="T77">O.</text:span></text:p>
            </text:list-item>
            <text:list-item>
              <text:p text:style-name="P88">le cercle (<text:span text:style-name="T58">c</text:span><text:span text:style-name="T41">4</text:span>) de diamètre [AD].</text:p>
            </text:list-item>
          </text:list>
        </text:list-item>
        <text:list-item>
          <text:h text:style-name="P104" text:outline-level="1">Sur la figure suivante :</text:h>
          <text:list>
            <text:list-item>
              <text:p text:style-name="P90"><text:span text:style-name="T67">Construis un point C, à </text:span><text:span text:style-name="T38">5 cm</text:span><text:span text:style-name="T67"> de A et B.</text:span></text:p>
            </text:list-item>
            <text:list-item>
              <text:p text:style-name="P91">Construis un point D, distinct de C, à 5 cm de A et B.</text:p>
            </text:list-item>
            <text:list-item>
              <text:p text:style-name="P91">Trace la droite (CD).</text:p>
            </text:list-item>
            <text:list-item>
              <text:p text:style-name="P78">Comment s’appelle cette droite ? <text:span text:style-name="_5f_pointillés_20_gris">……………………………</text:span></text:p>
            </text:list-item>
          </text:list>
        </text:list-item>
      </text:list>
      <text:p text:style-name="P33"><text:span text:style-name="_5f_pointillés_20_gris"/></text:p>
      <text:p text:style-name="P33"><text:span text:style-name="_5f_pointillés_20_gris"/></text:p>
      <text:p text:style-name="P33"><text:span text:style-name="_5f_pointillés_20_gris"/></text:p>
      <text:p text:style-name="P33"><text:span text:style-name="_5f_pointillés_20_gris"/></text:p>
      <text:p text:style-name="P33"><draw:g text:anchor-type="paragraph" draw:z-index="54" draw:name="Shape17_0" draw:style-name="gr13"><draw:g draw:style-name="gr29"><draw:line draw:style-name="gr81" draw:text-style-name="P128" svg:x1="2.328cm" svg:y1="0.878cm" svg:x2="2.192cm" svg:y2="1.15cm"><text:p/></draw:line><draw:line draw:style-name="gr82" draw:text-style-name="P128" svg:x1="2.399cm" svg:y1="1.084cm" svg:x2="2.127cm" svg:y2="0.948cm"><text:p/></draw:line></draw:g><draw:frame draw:style-name="gr83" draw:text-style-name="P129" svg:width="0.992cm" svg:height="0.639cm" svg:x="1.584cm" svg:y="0.508cm"><draw:text-box><text:p text:style-name="P115"><text:span text:style-name="T85">A</text:span></text:p></draw:text-box></draw:frame><draw:g draw:style-name="gr29"><draw:line draw:style-name="gr81" draw:text-style-name="P128" svg:x1="6.328cm" svg:y1="0.878cm" svg:x2="6.192cm" svg:y2="1.15cm"><text:p/></draw:line><draw:line draw:style-name="gr82" draw:text-style-name="P128" svg:x1="6.397cm" svg:y1="1.084cm" svg:x2="6.125cm" svg:y2="0.948cm"><text:p/></draw:line></draw:g><draw:frame draw:style-name="gr83" draw:text-style-name="P129" svg:width="0.992cm" svg:height="0.639cm" svg:x="5.585cm" svg:y="0.508cm"><draw:text-box><text:p text:style-name="P115"><text:span text:style-name="T85">B</text:span></text:p></draw:text-box></draw:frame></draw:g><text:span text:style-name="_5f_pointillés_20_gris"/></text:p>
      <text:p text:style-name="P33"><text:span text:style-name="_5f_pointillés_20_gris"/></text:p>
      <text:p text:style-name="P33"><text:span text:style-name="_5f_pointillés_20_gris"/></text:p>
      <text:p text:style-name="P33"><text:span text:style-name="_5f_pointillés_20_gris"/></text:p>
      <text:p text:style-name="P30"><text:span text:style-name="_5f_pointillés_20_gris"/></text:p>
      <text:p text:style-name="P20"/>
      <text:p text:style-name="P20"/>
      <text:p text:style-name="P20"/>
      <text:list xml:id="list152112772515767" text:continue-numbering="true" text:style-name="_5f_Numérotation_20_des_20_exercices_20_livrets">
        <text:list-header>
          <text:p text:style-name="P55"><text:span text:style-name="Bold_5f_niv1"/></text:p>
        </text:list-header>
        <text:list-item>
          <text:p text:style-name="P55"><text:soft-page-break/><text:span text:style-name="Bold_5f_niv1">Règle graduée ou compas</text:span></text:p>
        </text:list-item>
      </text:list>
      <text:p text:style-name="_5f_Paragraphe_20_livret_20_"><draw:g text:anchor-type="paragraph" draw:z-index="47" draw:name="Shape10_1" draw:style-name="gr151"><draw:g draw:style-name="gr29"><draw:line draw:style-name="gr152" draw:text-style-name="P140" svg:x1="3.131cm" svg:y1="1.778cm" svg:x2="3.33cm" svg:y2="1.977cm"><text:p/></draw:line><draw:line draw:style-name="gr153" draw:text-style-name="P140" svg:x1="3.33cm" svg:y1="1.778cm" svg:x2="3.131cm" svg:y2="1.977cm"><text:p/></draw:line></draw:g><draw:g draw:style-name="gr29"><draw:line draw:style-name="gr154" draw:text-style-name="P140" svg:x1="4.602cm" svg:y1="3.78cm" svg:x2="4.801cm" svg:y2="3.979cm"><text:p/></draw:line><draw:line draw:style-name="gr155" draw:text-style-name="P140" svg:x1="4.801cm" svg:y1="3.78cm" svg:x2="4.602cm" svg:y2="3.979cm"><text:p/></draw:line></draw:g><draw:g draw:style-name="gr29"><draw:line draw:style-name="gr156" draw:text-style-name="P140" svg:x1="8.084cm" svg:y1="6.096cm" svg:x2="8.283cm" svg:y2="6.295cm"><text:p/></draw:line><draw:line draw:style-name="gr157" draw:text-style-name="P140" svg:x1="8.283cm" svg:y1="6.096cm" svg:x2="8.084cm" svg:y2="6.295cm"><text:p/></draw:line></draw:g><draw:g draw:style-name="gr29"><draw:line draw:style-name="gr158" draw:text-style-name="P140" svg:x1="5.752cm" svg:y1="0.979cm" svg:x2="5.951cm" svg:y2="1.178cm"><text:p/></draw:line><draw:line draw:style-name="gr159" draw:text-style-name="P140" svg:x1="5.951cm" svg:y1="0.979cm" svg:x2="5.752cm" svg:y2="1.178cm"><text:p/></draw:line></draw:g><draw:g draw:style-name="gr29"><draw:line draw:style-name="gr160" draw:text-style-name="P140" svg:x1="6.666cm" svg:y1="6.022cm" svg:x2="6.865cm" svg:y2="6.221cm"><text:p/></draw:line><draw:line draw:style-name="gr161" draw:text-style-name="P140" svg:x1="6.865cm" svg:y1="6.022cm" svg:x2="6.666cm" svg:y2="6.221cm"><text:p/></draw:line></draw:g><draw:g draw:style-name="gr29"><draw:line draw:style-name="gr162" draw:text-style-name="P140" svg:x1="3.593cm" svg:y1="2.667cm" svg:x2="3.792cm" svg:y2="2.866cm"><text:p/></draw:line><draw:line draw:style-name="gr163" draw:text-style-name="P140" svg:x1="3.792cm" svg:y1="2.667cm" svg:x2="3.593cm" svg:y2="2.866cm"><text:p/></draw:line></draw:g><draw:g draw:style-name="gr29"><draw:line draw:style-name="gr164" draw:text-style-name="P140" svg:x1="6.343cm" svg:y1="3.93cm" svg:x2="6.544cm" svg:y2="4.129cm"><text:p/></draw:line><draw:line draw:style-name="gr165" draw:text-style-name="P140" svg:x1="6.544cm" svg:y1="3.93cm" svg:x2="6.343cm" svg:y2="4.129cm"><text:p/></draw:line></draw:g><draw:g draw:style-name="gr29"><draw:line draw:style-name="gr166" draw:text-style-name="P140" svg:x1="7.792cm" svg:y1="1.898cm" svg:x2="7.993cm" svg:y2="2.099cm"><text:p/></draw:line><draw:line draw:style-name="gr167" draw:text-style-name="P140" svg:x1="7.993cm" svg:y1="1.898cm" svg:x2="7.792cm" svg:y2="2.099cm"><text:p/></draw:line></draw:g><draw:g draw:style-name="gr29"><draw:line draw:style-name="gr168" draw:text-style-name="P140" svg:x1="3.646cm" svg:y1="0.903cm" svg:x2="3.845cm" svg:y2="1.102cm"><text:p/></draw:line><draw:line draw:style-name="gr169" draw:text-style-name="P140" svg:x1="3.845cm" svg:y1="0.903cm" svg:x2="3.646cm" svg:y2="1.102cm"><text:p/></draw:line></draw:g><draw:g draw:style-name="gr29"><draw:line draw:style-name="gr170" draw:text-style-name="P140" svg:x1="5.036cm" svg:y1="7.403cm" svg:x2="5.237cm" svg:y2="7.602cm"><text:p/></draw:line><draw:line draw:style-name="gr171" draw:text-style-name="P140" svg:x1="5.237cm" svg:y1="7.403cm" svg:x2="5.036cm" svg:y2="7.602cm"><text:p/></draw:line></draw:g><draw:g draw:style-name="gr29"><draw:line draw:style-name="gr172" draw:text-style-name="P140" svg:x1="1.847cm" svg:y1="0.739cm" svg:x2="2.046cm" svg:y2="0.938cm"><text:p/></draw:line><draw:line draw:style-name="gr173" draw:text-style-name="P140" svg:x1="2.046cm" svg:y1="0.739cm" svg:x2="1.847cm" svg:y2="0.938cm"><text:p/></draw:line></draw:g><draw:g draw:style-name="gr29"><draw:line draw:style-name="gr174" draw:text-style-name="P140" svg:x1="2.413cm" svg:y1="2.48cm" svg:x2="2.612cm" svg:y2="2.679cm"><text:p/></draw:line><draw:line draw:style-name="gr175" draw:text-style-name="P140" svg:x1="2.612cm" svg:y1="2.48cm" svg:x2="2.413cm" svg:y2="2.679cm"><text:p/></draw:line></draw:g><draw:g draw:style-name="gr29"><draw:line draw:style-name="gr176" draw:text-style-name="P140" svg:x1="0.531cm" svg:y1="1.441cm" svg:x2="0.732cm" svg:y2="1.642cm"><text:p/></draw:line><draw:line draw:style-name="gr177" draw:text-style-name="P140" svg:x1="0.732cm" svg:y1="1.441cm" svg:x2="0.531cm" svg:y2="1.642cm"><text:p/></draw:line></draw:g><draw:frame draw:style-name="gr178" draw:text-style-name="P141" svg:width="0.246cm" svg:height="0.458cm" svg:x="0.237cm" svg:y="1.071cm"><draw:text-box><text:p text:style-name="P139"><text:span text:style-name="T89">A</text:span></text:p></draw:text-box></draw:frame><draw:g draw:style-name="gr29"><draw:line draw:style-name="gr179" draw:text-style-name="P142" svg:x1="-0.183cm" svg:y1="3.346cm" svg:x2="0.016cm" svg:y2="3.545cm"><text:p/></draw:line><draw:line draw:style-name="gr180" draw:text-style-name="P142" svg:x1="0.016cm" svg:y1="3.346cm" svg:x2="-0.183cm" svg:y2="3.545cm"><text:p/></draw:line></draw:g><draw:frame draw:style-name="gr181" draw:text-style-name="P143" svg:width="0.581cm" svg:height="0.477cm" svg:x="0.016cm" svg:y="2.87cm"><draw:text-box><text:p text:style-name="P139"><text:span text:style-name="T90">B</text:span></text:p></draw:text-box></draw:frame><draw:g draw:style-name="gr29"><draw:line draw:style-name="gr182" draw:text-style-name="P140" svg:x1="1.412cm" svg:y1="4.796cm" svg:x2="1.613cm" svg:y2="4.995cm"><text:p/></draw:line><draw:line draw:style-name="gr183" draw:text-style-name="P140" svg:x1="1.613cm" svg:y1="4.796cm" svg:x2="1.412cm" svg:y2="4.995cm"><text:p/></draw:line></draw:g><draw:frame draw:style-name="gr184" draw:text-style-name="P141" svg:width="0.583cm" svg:height="0.458cm" svg:x="0.932cm" svg:y="4.461cm"><draw:text-box><text:p text:style-name="P139"><text:span text:style-name="T89">C</text:span></text:p></draw:text-box></draw:frame><draw:frame draw:style-name="gr185" draw:text-style-name="P141" svg:width="0.583cm" svg:height="0.458cm" svg:x="1.503cm" svg:y="0.369cm"><draw:text-box><text:p text:style-name="P139"><text:span text:style-name="T89">D</text:span></text:p></draw:text-box></draw:frame><draw:frame draw:style-name="gr186" draw:text-style-name="P141" svg:width="0.581cm" svg:height="0.458cm" svg:x="2.054cm" svg:y="2.242cm"><draw:text-box><text:p text:style-name="P139"><text:span text:style-name="T89">E</text:span></text:p></draw:text-box></draw:frame><draw:frame draw:style-name="gr187" draw:text-style-name="P141" svg:width="0.581cm" svg:height="0.458cm" svg:x="2.835cm" svg:y="1.457cm"><draw:text-box><text:p text:style-name="P139"><text:span text:style-name="T89">F</text:span></text:p></draw:text-box></draw:frame><draw:frame draw:style-name="gr188" draw:text-style-name="P143" svg:width="0.583cm" svg:height="0.477cm" svg:x="4.662cm" svg:y="7.031cm"><draw:text-box><text:p text:style-name="P139"><text:span text:style-name="T90">K</text:span></text:p></draw:text-box></draw:frame><draw:frame draw:style-name="gr189" draw:text-style-name="P141" svg:width="0.202cm" svg:height="0.458cm" svg:x="5.444cm" svg:y="0.574cm"><draw:text-box><text:p text:style-name="P139"><text:span text:style-name="T89">L</text:span></text:p></draw:text-box></draw:frame><draw:frame draw:style-name="gr190" draw:text-style-name="P141" svg:width="0.11cm" svg:height="0.458cm" svg:x="4.364cm" svg:y="3.406cm"><draw:text-box><text:p text:style-name="P139"><text:span text:style-name="T89">J</text:span></text:p></draw:text-box></draw:frame><draw:g draw:style-name="gr29"><draw:line draw:style-name="gr191" draw:text-style-name="P142" svg:x1="2.764cm" svg:y1="7.994cm" svg:x2="2.963cm" svg:y2="8.193cm"><text:p/></draw:line><draw:line draw:style-name="gr192" draw:text-style-name="P142" svg:x1="2.963cm" svg:y1="7.994cm" svg:x2="2.764cm" svg:y2="8.193cm"><text:p/></draw:line></draw:g><draw:frame draw:style-name="gr193" draw:text-style-name="P141" svg:width="0.581cm" svg:height="0.477cm" svg:x="2.502cm" svg:y="7.583cm"><draw:text-box><text:p text:style-name="P139"><text:span text:style-name="T91">I</text:span></text:p></draw:text-box></draw:frame><draw:frame draw:style-name="gr194" draw:text-style-name="P141" svg:width="0.583cm" svg:height="0.458cm" svg:x="3.242cm" svg:y="2.366cm"><draw:text-box><text:p text:style-name="P139"><text:span text:style-name="T89">H</text:span></text:p></draw:text-box></draw:frame><draw:frame draw:style-name="gr195" draw:text-style-name="P141" svg:width="0.581cm" svg:height="0.458cm" svg:x="3.329cm" svg:y="0.593cm"><draw:text-box><text:p text:style-name="P139"><text:span text:style-name="T89">G</text:span></text:p></draw:text-box></draw:frame><draw:frame draw:style-name="gr196" draw:text-style-name="P141" svg:width="0.369cm" svg:height="0.458cm" svg:x="7.448cm" svg:y="1.551cm"><draw:text-box><text:p text:style-name="P139"><text:span text:style-name="T89">O</text:span></text:p></draw:text-box></draw:frame><draw:frame draw:style-name="gr197" draw:text-style-name="P141" svg:width="0.579cm" svg:height="0.458cm" svg:x="6.273cm" svg:y="5.689cm"><draw:text-box><text:p text:style-name="P139"><text:span text:style-name="T89">N</text:span></text:p></draw:text-box></draw:frame><draw:frame draw:style-name="gr198" draw:text-style-name="P141" svg:width="0.581cm" svg:height="0.458cm" svg:x="5.945cm" svg:y="3.555cm"><draw:text-box><text:p text:style-name="P139"><text:span text:style-name="T89">M</text:span></text:p></draw:text-box></draw:frame><draw:frame draw:style-name="gr199" draw:text-style-name="P141" svg:width="0.218cm" svg:height="0.458cm" svg:x="7.814cm" svg:y="5.779cm"><draw:text-box><text:p text:style-name="P139"><text:span text:style-name="T89">P</text:span></text:p></draw:text-box></draw:frame></draw:g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list xml:id="list152112508949827" text:continue-list="list152112772515767" text:style-name="_5f_Numérotation_20_des_20_exercices_20_livrets">
        <text:list-item>
          <text:list>
            <text:list-item text:start-value="1">
              <text:p text:style-name="P74">Complète les phrases ci-dessous en utilisant ta règle graduée ou ton compas.</text:p>
              <text:list>
                <text:list-item>
                  <text:p text:style-name="P79">Le cercle (<text:span text:style-name="T58">c</text:span><text:span text:style-name="T41">1</text:span>) de centre J passant par G passe également par les points <text:span text:style-name="_5f_pointillés_20_gris">.....</text:span> et <text:span text:style-name="_5f_pointillés_20_gris">.....</text:span> .</text:p>
                </text:list-item>
                <text:list-item>
                  <text:p text:style-name="P79">Le cercle (<text:span text:style-name="T58">c</text:span><text:span text:style-name="T41">2</text:span>) de centre P et de rayon PH passe par les points <text:span text:style-name="_5f_pointillés_20_gris">.....</text:span>, <text:span text:style-name="_5f_pointillés_20_gris">.....</text:span> et <text:span text:style-name="_5f_pointillés_20_gris">.....</text:span> .</text:p>
                </text:list-item>
                <text:list-item>
                  <text:p text:style-name="P79">Les points <text:span text:style-name="_5f_pointillés_20_gris">.....</text:span>, <text:span text:style-name="_5f_pointillés_20_gris">.....</text:span> et <text:span text:style-name="_5f_pointillés_20_gris">.....</text:span> sont sur le cercle (<text:span text:style-name="T58">c</text:span><text:span text:style-name="T41">3</text:span>) de centre F et de rayon EF.</text:p>
                </text:list-item>
                <text:list-item>
                  <text:p text:style-name="P80">Les points A, F et I sont sur le même cercle (<text:span text:style-name="T58">c</text:span><text:span text:style-name="T41">4</text:span>) de centre<text:span text:style-name="_5f_pointillés_20_gris"> .....</text:span> .</text:p>
                </text:list-item>
                <text:list-item>
                  <text:p text:style-name="P86">Quel est le point situé à l'intersection des cercles (<text:span text:style-name="T58">c</text:span><text:span text:style-name="T41">2</text:span>) et (<text:span text:style-name="T58">c</text:span><text:span text:style-name="T41">4</text:span>) ? <text:span text:style-name="_5f_pointillés_20_gris">...............</text:span> </text:p>
                </text:list-item>
              </text:list>
            </text:list-item>
            <text:list-item>
              <text:p text:style-name="P87">Complète le tableau :</text:p>
            </text:list-item>
          </text:list>
        </text:list-item>
      </text:list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header-rows>
          <table:table-row table:style-name="Tableau3.1">
            <table:table-cell table:style-name="Tableau3.A1" office:value-type="string">
              <text:p text:style-name="P27"/>
            </table:table-cell>
            <table:table-cell table:style-name="Tableau3.B1" office:value-type="string">
              <text:p text:style-name="P29"><text:span text:style-name="T66">(</text:span><text:span text:style-name="T59">c</text:span><text:span text:style-name="T43">1</text:span><text:span text:style-name="T66">)</text:span></text:p>
            </table:table-cell>
            <table:table-cell table:style-name="Tableau3.B1" office:value-type="string">
              <text:p text:style-name="P29"><text:span text:style-name="T66">(</text:span><text:span text:style-name="T59">c</text:span><text:span text:style-name="T43">2</text:span><text:span text:style-name="T66">)</text:span></text:p>
            </table:table-cell>
            <table:table-cell table:style-name="Tableau3.B1" office:value-type="string">
              <text:p text:style-name="P29"><text:span text:style-name="T66">(</text:span><text:span text:style-name="T59">c</text:span><text:span text:style-name="T43">3</text:span><text:span text:style-name="T66">)</text:span></text:p>
            </table:table-cell>
            <table:table-cell table:style-name="Tableau3.E1" office:value-type="string">
              <text:p text:style-name="P29"><text:span text:style-name="T66">(</text:span><text:span text:style-name="T59">c</text:span><text:span text:style-name="T43">4</text:span><text:span text:style-name="T66">)</text:span></text:p>
            </table:table-cell>
          </table:table-row>
        </table:table-header-rows>
        <table:table-row table:style-name="Tableau3.2">
          <table:table-cell table:style-name="Tableau3.A2" office:value-type="string">
            <text:p text:style-name="P28"><text:span text:style-name="T64">Rayon </text:span><text:span text:style-name="T65">en cm</text:span></text:p>
          </table:table-cell>
          <table:table-cell table:style-name="Tableau3.B2">
            <text:p text:style-name="P28"/>
          </table:table-cell>
          <table:table-cell table:style-name="Tableau3.C2" office:value-type="string">
            <text:p text:style-name="P28"/>
          </table:table-cell>
          <table:table-cell table:style-name="Tableau3.D2">
            <text:p text:style-name="P28"/>
          </table:table-cell>
          <table:table-cell table:style-name="Tableau3.E2" office:value-type="string">
            <text:p text:style-name="P28"/>
          </table:table-cell>
        </table:table-row>
        <table:table-row table:style-name="Tableau3.2">
          <table:table-cell table:style-name="Tableau3.A2" office:value-type="string">
            <text:p text:style-name="P28"><text:span text:style-name="T64">Diamètre </text:span><text:span text:style-name="T65">en cm</text:span></text:p>
          </table:table-cell>
          <table:table-cell table:style-name="Tableau3.B3" office:value-type="string">
            <text:p text:style-name="P28"/>
          </table:table-cell>
          <table:table-cell table:style-name="Tableau3.C3">
            <text:p text:style-name="P28"/>
          </table:table-cell>
          <table:table-cell table:style-name="Tableau3.D3" office:value-type="string">
            <text:p text:style-name="P28"/>
          </table:table-cell>
          <table:table-cell table:style-name="Tableau3.E3" office:value-type="string">
            <text:p text:style-name="P28"/>
          </table:table-cell>
        </table:table-row>
      </table:table>
      <text:list xml:id="list152114332113578" text:continue-numbering="true" text:style-name="_5f_Numérotation_20_des_20_exercices_20_livrets">
        <text:list-item>
          <text:h text:style-name="P107" text:outline-level="1"><text:span text:style-name="_5f_Caractères">Construis ci-dessous un triangle MOT rectangle en O tel que MO = 2,1 cm et MT = 3,6 cm.</text:span></text:h>
        </text:list-item>
      </text:list>
      <text:list xml:id="list416343604" text:style-name="_5f_Numérotation_20_des_20_exercices">
        <text:list-item>
          <text:list>
            <text:list-header>
              <text:h text:style-name="P108" text:outline-level="1"><text:span text:style-name="_5f_Caractères"/></text:h>
            </text:list-header>
          </text:list>
        </text:list-item>
      </text:list>
      <text:h text:style-name="P106" text:outline-level="1"><text:span text:style-name="_5f_Caractères"/></text:h>
      <text:p text:style-name="_5f_Paragraphe_20_livret_20_"/>
      <text:p text:style-name="_5f_Paragraphe_20_livret_20_"/>
      <text:list xml:id="list152113855725333" text:continue-list="list152114332113578" text:style-name="_5f_Numérotation_20_des_20_exercices_20_livrets">
        <text:list-item>
          <text:h text:style-name="P97" text:outline-level="1"><text:span text:style-name="T69">Points d’intersection</text:span> </text:h>
        </text:list-item>
      </text:list>
      <text:p text:style-name="P33"><draw:g text:anchor-type="paragraph" draw:z-index="52" draw:name="Shape19" draw:style-name="gr13"><draw:g draw:name="Shape8_3" draw:style-name="gr29"><draw:g draw:style-name="gr29"><draw:g draw:style-name="gr29"><draw:frame draw:style-name="gr93" draw:text-style-name="P131" svg:width="0.847cm" svg:height="0.749cm" svg:x="1.881cm" svg:y="3.888cm"><draw:text-box><text:p text:style-name="P115"><text:span text:style-name="T86">S</text:span></text:p></draw:text-box></draw:frame><draw:frame draw:style-name="gr94" draw:text-style-name="P131" svg:width="0.863cm" svg:height="0.749cm" svg:x="4.147cm" svg:y="3.033cm"><draw:text-box><text:p text:style-name="P115"><text:span text:style-name="T86">A</text:span></text:p></draw:text-box></draw:frame><draw:line draw:style-name="gr95" draw:text-style-name="P130" svg:x1="0.379cm" svg:y1="4.633cm" svg:x2="7.874cm" svg:y2="1.884cm"><text:p/></draw:line><draw:frame draw:style-name="gr96" draw:text-style-name="P131" svg:width="1.281cm" svg:height="0.867cm" svg:x="0.438cm" svg:y="1.764cm"><draw:text-box><text:p text:style-name="P115"><text:span text:style-name="T86">(d</text:span><text:span text:style-name="T87">3</text:span><text:span text:style-name="T86">)</text:span></text:p></draw:text-box></draw:frame><draw:frame draw:style-name="gr97" draw:text-style-name="P131" svg:width="0.835cm" svg:height="0.747cm" svg:x="7.747cm" svg:y="3.768cm"><draw:text-box><text:p text:style-name="P115"><text:span text:style-name="T86">T</text:span></text:p></draw:text-box></draw:frame><draw:line draw:style-name="gr98" draw:text-style-name="P130" svg:x1="0.579cm" svg:y1="2.36cm" svg:x2="9.013cm" svg:y2="3.979cm"><text:p/></draw:line><draw:frame draw:style-name="gr99" draw:text-style-name="P131" svg:width="1.281cm" svg:height="0.865cm" svg:x="1.556cm" svg:y="0.302cm"><draw:text-box><text:p text:style-name="P115"><text:span text:style-name="T86">(d</text:span><text:span text:style-name="T87">2</text:span><text:span text:style-name="T86">)</text:span></text:p></draw:text-box></draw:frame><draw:line draw:style-name="gr100" draw:text-style-name="P130" svg:x1="1.638cm" svg:y1="0.845cm" svg:x2="9.152cm" svg:y2="4.274cm"><text:p/></draw:line><draw:frame draw:style-name="gr99" draw:text-style-name="P131" svg:width="1.281cm" svg:height="0.865cm" svg:x="3.948cm" svg:y="0.45cm"><draw:text-box><text:p text:style-name="P115"><text:span text:style-name="T86">(d</text:span><text:span text:style-name="T87">1</text:span><text:span text:style-name="T86">)</text:span></text:p></draw:text-box></draw:frame><draw:frame draw:style-name="gr101" draw:text-style-name="P131" svg:width="0.89cm" svg:height="0.747cm" svg:x="5.311cm" svg:y="2.657cm"><draw:text-box><text:p text:style-name="P115"><text:span text:style-name="T86">N</text:span></text:p></draw:text-box></draw:frame><draw:line draw:style-name="gr102" draw:text-style-name="P130" svg:x1="1.519cm" svg:y1="5.117cm" svg:x2="4.268cm" svg:y2="0.538cm"><text:p/></draw:line><draw:frame draw:style-name="gr99" draw:text-style-name="P131" svg:width="1.281cm" svg:height="0.865cm" svg:x="0.002cm" svg:y="3.768cm"><draw:text-box><text:p text:style-name="P115"><text:span text:style-name="T86">(d</text:span><text:span text:style-name="T87">4</text:span><text:span text:style-name="T86">)</text:span></text:p></draw:text-box></draw:frame><draw:frame draw:style-name="gr103" draw:text-style-name="P131" svg:width="0.846cm" svg:height="0.749cm" svg:x="2.8cm" svg:y="2.403cm"><draw:text-box><text:p text:style-name="P115"><text:span text:style-name="T86">E</text:span></text:p></draw:text-box></draw:frame><draw:frame draw:style-name="gr104" draw:text-style-name="P131" svg:width="0.87cm" svg:height="0.747cm" svg:x="3.602cm" svg:y="1.355cm"><draw:text-box><text:p text:style-name="P115"><text:span text:style-name="T86">C</text:span></text:p></draw:text-box></draw:frame><draw:frame draw:name="DescriptionOOoTep_0" draw:style-name="gr105" draw:text-style-name="P132" svg:width="0.004cm" svg:height="0.004cm" svg:x="2.173cm" svg:y="3.922cm"><draw:text-box><text:p/></draw:text-box><svg:desc>@options;
  repereortho(313,263,30,1,1){ 0 , moyen , noir , num1 ,i};

@figure;
  A = point( -4.21 , -0.57 )  { rond2 };
  B = point( -0.2 , 0.9 )  { rond2 };
  dAB = droite( A , B );
  C = point( 6.15 , -0.32 )  { rond2 };
  dBC = droite( B , C );
  D = point( -3.43 , 4.05 )  { rond2 };
  dCD = droite( C , D );
  E = intersection( dCD , dAB )  { rond2 };
  F = point( -0.95 , 4.86 )  { rond2 };
  dAF = droite( A , F );
  G = intersection( dAF , dBC )  { rond2 };
  H = intersection( dCD , dAF )  { rond2 };

</svg:desc></draw:frame></draw:g></draw:g></draw:g><draw:g draw:style-name="gr29"><draw:line draw:style-name="gr106" draw:text-style-name="P133" svg:x1="3.52cm" svg:y1="1.639cm" svg:x2="3.609cm" svg:y2="1.807cm"><text:p/></draw:line><draw:line draw:style-name="gr106" draw:text-style-name="P133" svg:x1="3.476cm" svg:y1="1.751cm" svg:x2="3.657cm" svg:y2="1.698cm"><text:p/></draw:line></draw:g><draw:g draw:style-name="gr29"><draw:line draw:style-name="gr106" draw:text-style-name="P133" svg:x1="2.862cm" svg:y1="2.72cm" svg:x2="2.951cm" svg:y2="2.888cm"><text:p/></draw:line><draw:line draw:style-name="gr106" draw:text-style-name="P133" svg:x1="2.818cm" svg:y1="2.833cm" svg:x2="2.999cm" svg:y2="2.78cm"><text:p/></draw:line></draw:g><draw:g draw:style-name="gr29"><draw:line draw:style-name="gr106" draw:text-style-name="P133" svg:x1="2.173cm" svg:y1="3.887cm" svg:x2="2.262cm" svg:y2="4.055cm"><text:p/></draw:line><draw:line draw:style-name="gr106" draw:text-style-name="P133" svg:x1="2.127cm" svg:y1="3.999cm" svg:x2="2.308cm" svg:y2="3.946cm"><text:p/></draw:line></draw:g><draw:g draw:style-name="gr29"><draw:line draw:style-name="gr106" draw:text-style-name="P133" svg:x1="5.643cm" svg:y1="2.6cm" svg:x2="5.732cm" svg:y2="2.768cm"><text:p/></draw:line><draw:line draw:style-name="gr106" draw:text-style-name="P133" svg:x1="5.599cm" svg:y1="2.713cm" svg:x2="5.78cm" svg:y2="2.66cm"><text:p/></draw:line></draw:g><draw:g draw:style-name="gr29"><draw:line draw:style-name="gr106" draw:text-style-name="P133" svg:x1="4.466cm" svg:y1="3.034cm" svg:x2="4.555cm" svg:y2="3.202cm"><text:p/></draw:line><draw:line draw:style-name="gr106" draw:text-style-name="P133" svg:x1="4.422cm" svg:y1="3.145cm" svg:x2="4.603cm" svg:y2="3.092cm"><text:p/></draw:line></draw:g><draw:g draw:style-name="gr29"><draw:line draw:style-name="gr106" draw:text-style-name="P133" svg:x1="8.105cm" svg:y1="3.724cm" svg:x2="8.194cm" svg:y2="3.892cm"><text:p/></draw:line><draw:line draw:style-name="gr106" draw:text-style-name="P133" svg:x1="8.059cm" svg:y1="3.836cm" svg:x2="8.24cm" svg:y2="3.783cm"><text:p/></draw:line></draw:g></draw:g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52112325603770" text:continue-numbering="true" text:style-name="_5f_Numérotation_20_des_20_exercices_20_livrets">
        <text:list-item>
          <text:list>
            <text:list-item>
              <text:p text:style-name="P66">Quel est le point d'intersection des droites ...</text:p>
            </text:list-item>
          </text:list>
        </text:list-item>
      </text:list>
      <text:section text:style-name="Sect1" text:name="Section1">
        <text:list xml:id="list152112533418714" text:continue-numbering="true" text:style-name="_5f_Numérotation_20_des_20_exercices_20_livrets">
          <text:list-item>
            <text:list>
              <text:list-item>
                <text:list>
                  <text:list-item>
                    <text:p text:style-name="P67"><text:span text:style-name="T48">(d</text:span><text:span text:style-name="T42">1</text:span><text:span text:style-name="T48">) et (d</text:span><text:span text:style-name="T42">2</text:span><text:span text:style-name="T48">) ?</text:span><text:span text:style-name="_5f_pointillés_20_gris"><text:span text:style-name="T48">...</text:span></text:span></text:p>
                  </text:list-item>
                  <text:list-item>
                    <text:p text:style-name="P67"><text:span text:style-name="T45">(</text:span><text:span text:style-name="T48">d</text:span><text:span text:style-name="T42">2</text:span><text:span text:style-name="T48">) et (d</text:span><text:span text:style-name="T42">3</text:span><text:span text:style-name="T48">) ?</text:span><text:span text:style-name="_5f_pointillés_20_gris"><text:span text:style-name="T48">...</text:span></text:span></text:p>
                  </text:list-item>
                  <text:list-item>
                    <text:p text:style-name="P67"><text:span text:style-name="T48">(d</text:span><text:span text:style-name="T42">3</text:span><text:span text:style-name="T48">) et (d</text:span><text:span text:style-name="T42">4</text:span><text:span text:style-name="T48">) ?</text:span><text:span text:style-name="_5f_pointillés_20_gris"><text:span text:style-name="T48">...</text:span></text:span></text:p>
                  </text:list-item>
                </text:list>
              </text:list-item>
            </text:list>
          </text:list-item>
        </text:list>
      </text:section>
      <text:list xml:id="list152112494529602" text:continue-numbering="true" text:style-name="_5f_Numérotation_20_des_20_exercices_20_livrets">
        <text:list-item>
          <text:list>
            <text:list-item>
              <text:p text:style-name="P66">Complète chaque phrase.</text:p>
              <text:list>
                <text:list-item>
                  <text:p text:style-name="P68">N est le point d'intersection des droites <text:span text:style-name="_5f_pointillés_20_gris">……………….</text:span>.</text:p>
                </text:list-item>
                <text:list-item>
                  <text:p text:style-name="P68">E est le point d'intersection des droites <text:span text:style-name="_5f_pointillés_20_gris">……………….</text:span>.</text:p>
                </text:list-item>
                <text:list-item>
                  <text:p text:style-name="P68">S est le point d'intersection des droites <text:span text:style-name="_5f_pointillés_20_gris">……………….</text:span>.</text:p>
                </text:list-item>
              </text:list>
            </text:list-item>
          </text:list>
        </text:list-item>
        <text:list-item>
          <text:h text:style-name="P100" text:outline-level="1">Points d’intersection (bis)</text:h>
        </text:list-item>
      </text:list>
      <text:p text:style-name="P26">Voici une figure :</text:p>
      <text:p text:style-name="P26"><draw:g text:anchor-type="paragraph" draw:z-index="53" draw:name="Shape16" draw:style-name="gr13"><draw:g draw:name="Shape9_3" draw:style-name="gr29"><draw:g draw:style-name="gr29"><draw:g draw:style-name="gr29"><draw:line draw:style-name="gr84" draw:text-style-name="P130" svg:x1="-0.001cm" svg:y1="4.273cm" svg:x2="-0.001cm" svg:y2="8.335cm"><text:p/></draw:line><draw:line draw:style-name="gr84" draw:text-style-name="P130" svg:x1="0.508cm" svg:y1="4.273cm" svg:x2="0.508cm" svg:y2="8.335cm"><text:p/></draw:line><draw:line draw:style-name="gr84" draw:text-style-name="P130" svg:x1="1.015cm" svg:y1="4.273cm" svg:x2="1.015cm" svg:y2="8.335cm"><text:p/></draw:line><draw:line draw:style-name="gr84" draw:text-style-name="P130" svg:x1="1.524cm" svg:y1="4.273cm" svg:x2="1.524cm" svg:y2="8.335cm"><text:p/></draw:line><draw:line draw:style-name="gr84" draw:text-style-name="P130" svg:x1="2.032cm" svg:y1="4.273cm" svg:x2="2.032cm" svg:y2="8.335cm"><text:p/></draw:line><draw:line draw:style-name="gr84" draw:text-style-name="P130" svg:x1="2.541cm" svg:y1="4.273cm" svg:x2="2.541cm" svg:y2="8.335cm"><text:p/></draw:line><draw:line draw:style-name="gr84" draw:text-style-name="P130" svg:x1="3.049cm" svg:y1="4.273cm" svg:x2="3.049cm" svg:y2="8.335cm"><text:p/></draw:line><draw:line draw:style-name="gr84" draw:text-style-name="P130" svg:x1="3.558cm" svg:y1="4.273cm" svg:x2="3.558cm" svg:y2="8.335cm"><text:p/></draw:line><draw:line draw:style-name="gr84" draw:text-style-name="P130" svg:x1="4.065cm" svg:y1="4.273cm" svg:x2="4.065cm" svg:y2="8.335cm"><text:p/></draw:line><draw:line draw:style-name="gr84" draw:text-style-name="P130" svg:x1="4.574cm" svg:y1="4.273cm" svg:x2="4.574cm" svg:y2="8.335cm"><text:p/></draw:line><draw:line draw:style-name="gr84" draw:text-style-name="P130" svg:x1="5.082cm" svg:y1="4.273cm" svg:x2="5.082cm" svg:y2="8.335cm"><text:p/></draw:line><draw:line draw:style-name="gr84" draw:text-style-name="P130" svg:x1="5.59cm" svg:y1="4.273cm" svg:x2="5.59cm" svg:y2="8.335cm"><text:p/></draw:line><draw:line draw:style-name="gr84" draw:text-style-name="P130" svg:x1="6.098cm" svg:y1="4.273cm" svg:x2="6.098cm" svg:y2="8.335cm"><text:p/></draw:line><draw:line draw:style-name="gr84" draw:text-style-name="P130" svg:x1="6.606cm" svg:y1="4.273cm" svg:x2="6.606cm" svg:y2="8.335cm"><text:p/></draw:line><draw:line draw:style-name="gr84" draw:text-style-name="P130" svg:x1="7.114cm" svg:y1="4.273cm" svg:x2="7.114cm" svg:y2="8.335cm"><text:p/></draw:line><draw:line draw:style-name="gr84" draw:text-style-name="P130" svg:x1="7.622cm" svg:y1="4.273cm" svg:x2="7.622cm" svg:y2="8.335cm"><text:p/></draw:line><draw:line draw:style-name="gr84" draw:text-style-name="P130" svg:x1="8.133cm" svg:y1="4.273cm" svg:x2="8.133cm" svg:y2="8.335cm"><text:p/></draw:line><draw:line draw:style-name="gr84" draw:text-style-name="P130" svg:x1="8.641cm" svg:y1="4.273cm" svg:x2="8.641cm" svg:y2="8.335cm"><text:p/></draw:line><draw:line draw:style-name="gr84" draw:text-style-name="P130" svg:x1="9.15cm" svg:y1="4.273cm" svg:x2="9.15cm" svg:y2="8.335cm"><text:p/></draw:line><draw:line draw:style-name="gr84" draw:text-style-name="P130" svg:x1="-0.001cm" svg:y1="4.273cm" svg:x2="9.15cm" svg:y2="4.273cm"><text:p/></draw:line><draw:line draw:style-name="gr84" draw:text-style-name="P130" svg:x1="-0.001cm" svg:y1="4.781cm" svg:x2="9.15cm" svg:y2="4.781cm"><text:p/></draw:line><draw:line draw:style-name="gr84" draw:text-style-name="P130" svg:x1="-0.001cm" svg:y1="5.289cm" svg:x2="9.15cm" svg:y2="5.289cm"><text:p/></draw:line><draw:line draw:style-name="gr84" draw:text-style-name="P130" svg:x1="-0.001cm" svg:y1="5.795cm" svg:x2="9.15cm" svg:y2="5.795cm"><text:p/></draw:line><draw:line draw:style-name="gr84" draw:text-style-name="P130" svg:x1="-0.001cm" svg:y1="6.305cm" svg:x2="9.15cm" svg:y2="6.305cm"><text:p/></draw:line><draw:line draw:style-name="gr84" draw:text-style-name="P130" svg:x1="-0.001cm" svg:y1="6.813cm" svg:x2="9.15cm" svg:y2="6.813cm"><text:p/></draw:line><draw:line draw:style-name="gr84" draw:text-style-name="P130" svg:x1="-0.001cm" svg:y1="7.321cm" svg:x2="9.15cm" svg:y2="7.321cm"><text:p/></draw:line><draw:line draw:style-name="gr84" draw:text-style-name="P130" svg:x1="-0.001cm" svg:y1="7.829cm" svg:x2="9.15cm" svg:y2="7.829cm"><text:p/></draw:line><draw:line draw:style-name="gr84" draw:text-style-name="P130" svg:x1="-0.001cm" svg:y1="8.336cm" svg:x2="9.15cm" svg:y2="8.336cm"><text:p/></draw:line></draw:g><draw:g draw:style-name="gr29"><draw:line draw:style-name="gr85" draw:text-style-name="P128" svg:x1="1.076cm" svg:y1="7.701cm" svg:x2="0.94cm" svg:y2="7.973cm"><text:p/></draw:line><draw:line draw:style-name="gr86" draw:text-style-name="P128" svg:x1="1.143cm" svg:y1="7.904cm" svg:x2="0.871cm" svg:y2="7.768cm"><text:p/></draw:line></draw:g><draw:g draw:style-name="gr29"><draw:line draw:style-name="gr81" draw:text-style-name="P128" svg:x1="2.103cm" svg:y1="4.645cm" svg:x2="1.967cm" svg:y2="4.917cm"><text:p/></draw:line><draw:line draw:style-name="gr82" draw:text-style-name="P128" svg:x1="2.173cm" svg:y1="4.849cm" svg:x2="1.901cm" svg:y2="4.713cm"><text:p/></draw:line></draw:g><draw:g draw:style-name="gr29"><draw:line draw:style-name="gr87" draw:text-style-name="P128" svg:x1="6.157cm" svg:y1="6.671cm" svg:x2="6.021cm" svg:y2="6.943cm"><text:p/></draw:line><draw:line draw:style-name="gr88" draw:text-style-name="P128" svg:x1="6.224cm" svg:y1="6.874cm" svg:x2="5.952cm" svg:y2="6.738cm"><text:p/></draw:line></draw:g><draw:g draw:style-name="gr29"><draw:line draw:style-name="gr89" draw:text-style-name="P128" svg:x1="5.659cm" svg:y1="5.662cm" svg:x2="5.523cm" svg:y2="5.934cm"><text:p/></draw:line><draw:line draw:style-name="gr90" draw:text-style-name="P128" svg:x1="5.726cm" svg:y1="5.865cm" svg:x2="5.454cm" svg:y2="5.729cm"><text:p/></draw:line></draw:g><draw:frame draw:style-name="gr83" draw:text-style-name="P129" svg:width="0.994cm" svg:height="0.639cm" svg:x="1.36cm" svg:y="4.275cm"><draw:text-box><text:p text:style-name="P115"><text:span text:style-name="T85">G</text:span></text:p></draw:text-box></draw:frame><draw:frame draw:style-name="gr91" draw:text-style-name="P129" svg:width="0.994cm" svg:height="0.789cm" svg:x="5.392cm" svg:y="5.145cm"><draw:text-box><text:p text:style-name="P115"><text:span text:style-name="T85">D</text:span></text:p></draw:text-box></draw:frame><draw:frame draw:style-name="gr92" draw:text-style-name="P129" svg:width="0.987cm" svg:height="0.787cm" svg:x="5.895cm" svg:y="6.147cm"><draw:text-box><text:p text:style-name="P115"><text:span text:style-name="T85">F</text:span></text:p></draw:text-box></draw:frame><draw:frame draw:style-name="gr91" draw:text-style-name="P129" svg:width="0.99cm" svg:height="0.789cm" svg:x="0.425cm" svg:y="7.177cm"><draw:text-box><text:p text:style-name="P115"><text:span text:style-name="T85">H</text:span></text:p></draw:text-box></draw:frame></draw:g></draw:g><draw:g draw:name="Shape9_5" draw:style-name="gr29"><draw:line draw:style-name="gr84" draw:text-style-name="P130" svg:x1="-0.001cm" svg:y1="0.213cm" svg:x2="-0.001cm" svg:y2="4.275cm"><text:p/></draw:line><draw:line draw:style-name="gr84" draw:text-style-name="P130" svg:x1="0.508cm" svg:y1="0.213cm" svg:x2="0.508cm" svg:y2="4.275cm"><text:p/></draw:line><draw:line draw:style-name="gr84" draw:text-style-name="P130" svg:x1="1.015cm" svg:y1="0.213cm" svg:x2="1.015cm" svg:y2="4.275cm"><text:p/></draw:line><draw:line draw:style-name="gr84" draw:text-style-name="P130" svg:x1="1.524cm" svg:y1="0.213cm" svg:x2="1.524cm" svg:y2="4.275cm"><text:p/></draw:line><draw:line draw:style-name="gr84" draw:text-style-name="P130" svg:x1="2.032cm" svg:y1="0.213cm" svg:x2="2.032cm" svg:y2="4.275cm"><text:p/></draw:line><draw:line draw:style-name="gr84" draw:text-style-name="P130" svg:x1="2.541cm" svg:y1="0.213cm" svg:x2="2.541cm" svg:y2="4.275cm"><text:p/></draw:line><draw:line draw:style-name="gr84" draw:text-style-name="P130" svg:x1="3.049cm" svg:y1="0.213cm" svg:x2="3.049cm" svg:y2="4.275cm"><text:p/></draw:line><draw:line draw:style-name="gr84" draw:text-style-name="P130" svg:x1="3.558cm" svg:y1="0.213cm" svg:x2="3.558cm" svg:y2="4.275cm"><text:p/></draw:line><draw:line draw:style-name="gr84" draw:text-style-name="P130" svg:x1="4.065cm" svg:y1="0.213cm" svg:x2="4.065cm" svg:y2="4.275cm"><text:p/></draw:line><draw:line draw:style-name="gr84" draw:text-style-name="P130" svg:x1="4.574cm" svg:y1="0.213cm" svg:x2="4.574cm" svg:y2="4.275cm"><text:p/></draw:line><draw:line draw:style-name="gr84" draw:text-style-name="P130" svg:x1="5.082cm" svg:y1="0.213cm" svg:x2="5.082cm" svg:y2="4.275cm"><text:p/></draw:line><draw:line draw:style-name="gr84" draw:text-style-name="P130" svg:x1="5.59cm" svg:y1="0.213cm" svg:x2="5.59cm" svg:y2="4.275cm"><text:p/></draw:line><draw:line draw:style-name="gr84" draw:text-style-name="P130" svg:x1="6.098cm" svg:y1="0.213cm" svg:x2="6.098cm" svg:y2="4.275cm"><text:p/></draw:line><draw:line draw:style-name="gr84" draw:text-style-name="P130" svg:x1="6.606cm" svg:y1="0.213cm" svg:x2="6.606cm" svg:y2="4.275cm"><text:p/></draw:line><draw:line draw:style-name="gr84" draw:text-style-name="P130" svg:x1="7.114cm" svg:y1="0.213cm" svg:x2="7.114cm" svg:y2="4.275cm"><text:p/></draw:line><draw:line draw:style-name="gr84" draw:text-style-name="P130" svg:x1="7.622cm" svg:y1="0.213cm" svg:x2="7.622cm" svg:y2="4.275cm"><text:p/></draw:line><draw:line draw:style-name="gr84" draw:text-style-name="P130" svg:x1="8.133cm" svg:y1="0.213cm" svg:x2="8.133cm" svg:y2="4.275cm"><text:p/></draw:line><draw:line draw:style-name="gr84" draw:text-style-name="P130" svg:x1="8.641cm" svg:y1="0.213cm" svg:x2="8.641cm" svg:y2="4.275cm"><text:p/></draw:line><draw:line draw:style-name="gr84" draw:text-style-name="P130" svg:x1="9.15cm" svg:y1="0.213cm" svg:x2="9.15cm" svg:y2="4.275cm"><text:p/></draw:line><draw:line draw:style-name="gr84" draw:text-style-name="P130" svg:x1="-0.001cm" svg:y1="0.213cm" svg:x2="9.15cm" svg:y2="0.213cm"><text:p/></draw:line><draw:line draw:style-name="gr84" draw:text-style-name="P130" svg:x1="-0.001cm" svg:y1="0.717cm" svg:x2="9.15cm" svg:y2="0.717cm"><text:p/></draw:line><draw:line draw:style-name="gr84" draw:text-style-name="P130" svg:x1="-0.001cm" svg:y1="1.225cm" svg:x2="9.15cm" svg:y2="1.225cm"><text:p/></draw:line><draw:line draw:style-name="gr84" draw:text-style-name="P130" svg:x1="-0.001cm" svg:y1="1.733cm" svg:x2="9.15cm" svg:y2="1.733cm"><text:p/></draw:line><draw:line draw:style-name="gr84" draw:text-style-name="P130" svg:x1="-0.001cm" svg:y1="2.241cm" svg:x2="9.15cm" svg:y2="2.241cm"><text:p/></draw:line><draw:line draw:style-name="gr84" draw:text-style-name="P130" svg:x1="-0.001cm" svg:y1="2.749cm" svg:x2="9.15cm" svg:y2="2.749cm"><text:p/></draw:line><draw:line draw:style-name="gr84" draw:text-style-name="P130" svg:x1="-0.001cm" svg:y1="3.257cm" svg:x2="9.15cm" svg:y2="3.257cm"><text:p/></draw:line><draw:line draw:style-name="gr84" draw:text-style-name="P130" svg:x1="-0.001cm" svg:y1="3.765cm" svg:x2="9.15cm" svg:y2="3.765cm"><text:p/></draw:line></draw:g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3"/>
      <text:list xml:id="list152114461663222" text:continue-numbering="true" text:style-name="_5f_Numérotation_20_des_20_exercices_20_livrets">
        <text:list-item>
          <text:list>
            <text:list-item>
              <text:p text:style-name="P64"><text:span text:style-name="T49">E </text:span><text:span text:style-name="T50">est</text:span><text:span text:style-name="T49"> </text:span>le point d'intersection de<text:span text:style-name="T49">s droites</text:span> (HG) et (<text:span text:style-name="T49">D</text:span>F). Construis<text:span text:style-name="T50">-le.</text:span></text:p>
            </text:list-item>
            <text:list-item>
              <text:p text:style-name="P64"><text:span text:style-name="T52">A </text:span><text:span text:style-name="T53">est </text:span><text:span text:style-name="T51">le point d'intersection de</text:span><text:span text:style-name="T52">s droites</text:span> (H<text:span text:style-name="T49">D</text:span>) et (GF). <text:span text:style-name="T51">Construis</text:span><text:span text:style-name="T53">-le.</text:span></text:p>
            </text:list-item>
            <text:list-item>
              <text:p text:style-name="P64"><text:span text:style-name="T53">U est</text:span><text:span text:style-name="T51"> le point d'intersection</text:span><text:span text:style-name="T52"> </text:span><text:span text:style-name="T51">de</text:span><text:span text:style-name="T52">s droites</text:span> (G<text:span text:style-name="T49">D</text:span>) et (H<text:span text:style-name="T49">F</text:span>). <text:span text:style-name="T51">Construis</text:span><text:span text:style-name="T53">-le.</text:span></text:p>
            </text:list-item>
          </text:list>
        </text:list-item>
      </text:list>
      <text:p text:style-name="P33"><text:span text:style-name="_5f_pointillés_20_gris"/></text:p>
      <text:list xml:id="list152114239718839" text:continue-numbering="true" text:style-name="_5f_Numérotation_20_des_20_exercices_20_livrets">
        <text:list-item>
          <text:p text:style-name="P52"><text:soft-page-break/>La figure est composée de deux cercles, l'un de centre A et rayon 4 cm et l'autre de centre B et de rayon 5 cm. </text:p>
        </text:list-item>
      </text:list>
      <text:p text:style-name="_5f_Paragraphe_20_livret_20_"><draw:g text:anchor-type="paragraph" draw:z-index="48" draw:name="Shape9_7" draw:style-name="gr13"><draw:custom-shape draw:style-name="gr110" draw:text-style-name="P137" svg:width="4cm" svg:height="4cm" svg:x="1.612cm" svg:y="1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1" draw:text-style-name="P137" svg:width="5.001cm" svg:height="5.001cm" svg:x="3.111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9"><draw:g draw:style-name="gr29"><draw:line draw:style-name="gr112" draw:text-style-name="P138" svg:x1="3.487cm" svg:y1="3.877cm" svg:x2="3.686cm" svg:y2="4.078cm"><text:p/></draw:line><draw:line draw:style-name="gr113" draw:text-style-name="P138" svg:x1="3.686cm" svg:y1="3.877cm" svg:x2="3.487cm" svg:y2="4.078cm"><text:p/></draw:line></draw:g><draw:frame draw:style-name="gr114" draw:text-style-name="P116" svg:width="0.334cm" svg:height="0.664cm" svg:x="3.665cm" svg:y="3.603cm"><draw:text-box><text:p text:style-name="P139"><text:span text:style-name="T80">A</text:span></text:p></draw:text-box></draw:frame></draw:g><draw:g draw:style-name="gr29"><draw:line draw:style-name="gr115" draw:text-style-name="P138" svg:x1="5.493cm" svg:y1="2.875cm" svg:x2="5.692cm" svg:y2="3.076cm"><text:p/></draw:line><draw:line draw:style-name="gr116" draw:text-style-name="P138" svg:x1="5.692cm" svg:y1="2.875cm" svg:x2="5.493cm" svg:y2="3.076cm"><text:p/></draw:line></draw:g><draw:frame draw:style-name="gr117" draw:text-style-name="P116" svg:width="0.336cm" svg:height="0.664cm" svg:x="5.611cm" svg:y="2.998cm"><draw:text-box><text:p text:style-name="P139"><text:span text:style-name="T80">B</text:span></text:p></draw:text-box></draw:frame><draw:g draw:style-name="gr29"><draw:line draw:style-name="gr118" draw:text-style-name="P138" svg:x1="2.93cm" svg:y1="5.274cm" svg:x2="3.129cm" svg:y2="5.475cm"><text:p/></draw:line><draw:line draw:style-name="gr119" draw:text-style-name="P138" svg:x1="3.129cm" svg:y1="5.274cm" svg:x2="2.93cm" svg:y2="5.475cm"><text:p/></draw:line></draw:g><draw:frame draw:style-name="gr120" draw:text-style-name="P116" svg:width="0.336cm" svg:height="0.664cm" svg:x="3.111cm" svg:y="5.002cm"><draw:text-box><text:p text:style-name="P139"><text:span text:style-name="T80">M</text:span></text:p></draw:text-box></draw:frame><draw:g draw:style-name="gr29"><draw:line draw:style-name="gr121" draw:text-style-name="P138" svg:x1="4.032cm" svg:y1="2.875cm" svg:x2="4.231cm" svg:y2="3.076cm"><text:p/></draw:line><draw:line draw:style-name="gr122" draw:text-style-name="P138" svg:x1="4.231cm" svg:y1="2.875cm" svg:x2="4.032cm" svg:y2="3.076cm"><text:p/></draw:line></draw:g><draw:frame draw:style-name="gr123" draw:text-style-name="P116" svg:width="0.334cm" svg:height="0.664cm" svg:x="4.212cm" svg:y="2.603cm"><draw:text-box><text:p text:style-name="P139"><text:span text:style-name="T80">N</text:span></text:p></draw:text-box></draw:frame><draw:g draw:style-name="gr29"><draw:line draw:style-name="gr124" draw:text-style-name="P138" svg:x1="6.533cm" svg:y1="1.374cm" svg:x2="6.732cm" svg:y2="1.575cm"><text:p/></draw:line><draw:line draw:style-name="gr125" draw:text-style-name="P138" svg:x1="6.732cm" svg:y1="1.374cm" svg:x2="6.533cm" svg:y2="1.575cm"><text:p/></draw:line></draw:g><draw:frame draw:style-name="gr126" draw:text-style-name="P116" svg:width="0.336cm" svg:height="0.664cm" svg:x="6.711cm" svg:y="1.102cm"><draw:text-box><text:p text:style-name="P139"><text:span text:style-name="T80">P</text:span></text:p></draw:text-box></draw:frame><draw:g draw:style-name="gr29"><draw:line draw:style-name="gr127" draw:text-style-name="P138" svg:x1="4.23cm" svg:y1="5.05cm" svg:x2="4.429cm" svg:y2="5.251cm"><text:p/></draw:line><draw:line draw:style-name="gr128" draw:text-style-name="P138" svg:x1="4.429cm" svg:y1="5.05cm" svg:x2="4.23cm" svg:y2="5.251cm"><text:p/></draw:line></draw:g><draw:frame draw:style-name="gr129" draw:text-style-name="P116" svg:width="0.399cm" svg:height="0.664cm" svg:x="4.096cm" svg:y="5.12cm"><draw:text-box><text:p text:style-name="P139"><text:span text:style-name="T80">R</text:span></text:p></draw:text-box></draw:frame><draw:g draw:style-name="gr29"><draw:line draw:style-name="gr130" draw:text-style-name="P138" svg:x1="5.306cm" svg:y1="4.819cm" svg:x2="5.505cm" svg:y2="5.02cm"><text:p/></draw:line><draw:line draw:style-name="gr131" draw:text-style-name="P138" svg:x1="5.505cm" svg:y1="4.819cm" svg:x2="5.306cm" svg:y2="5.02cm"><text:p/></draw:line></draw:g><draw:frame draw:style-name="gr132" draw:text-style-name="P116" svg:width="0.336cm" svg:height="0.664cm" svg:x="5.487cm" svg:y="4.542cm"><draw:text-box><text:p text:style-name="P139"><text:span text:style-name="T80">S</text:span></text:p></draw:text-box></draw:frame><draw:g draw:style-name="gr29"><draw:line draw:style-name="gr133" draw:text-style-name="P138" svg:x1="2.034cm" svg:y1="1.478cm" svg:x2="2.233cm" svg:y2="1.679cm"><text:p/></draw:line><draw:line draw:style-name="gr134" draw:text-style-name="P138" svg:x1="2.233cm" svg:y1="1.478cm" svg:x2="2.034cm" svg:y2="1.679cm"><text:p/></draw:line></draw:g><draw:frame draw:style-name="gr135" draw:text-style-name="P116" svg:width="0.336cm" svg:height="0.664cm" svg:x="2.212cm" svg:y="1.203cm"><draw:text-box><text:p text:style-name="P139"><text:span text:style-name="T80">T</text:span></text:p></draw:text-box></draw:frame><draw:g draw:style-name="gr29"><draw:line draw:style-name="gr136" draw:text-style-name="P138" svg:x1="1.576cm" svg:y1="3.449cm" svg:x2="1.775cm" svg:y2="3.65cm"><text:p/></draw:line><draw:line draw:style-name="gr137" draw:text-style-name="P138" svg:x1="1.775cm" svg:y1="3.449cm" svg:x2="1.576cm" svg:y2="3.65cm"><text:p/></draw:line></draw:g><draw:frame draw:style-name="gr138" draw:text-style-name="P116" svg:width="0.334cm" svg:height="0.664cm" svg:x="1.757cm" svg:y="3.173cm"><draw:text-box><text:p text:style-name="P139"><text:span text:style-name="T80">U</text:span></text:p></draw:text-box></draw:frame><draw:g draw:style-name="gr29"><draw:line draw:style-name="gr139" draw:text-style-name="P138" svg:x1="7.95cm" svg:y1="2.376cm" svg:x2="8.149cm" svg:y2="2.577cm"><text:p/></draw:line><draw:line draw:style-name="gr140" draw:text-style-name="P138" svg:x1="8.149cm" svg:y1="2.376cm" svg:x2="7.95cm" svg:y2="2.577cm"><text:p/></draw:line></draw:g><draw:frame draw:style-name="gr141" draw:text-style-name="P116" svg:width="0.336cm" svg:height="0.664cm" svg:x="8.128cm" svg:y="2.102cm"><draw:text-box><text:p text:style-name="P139"><text:span text:style-name="T80">V</text:span></text:p></draw:text-box></draw:frame><draw:g draw:style-name="gr29"><draw:line draw:style-name="gr142" draw:text-style-name="P138" svg:x1="2.501cm" svg:y1="3.877cm" svg:x2="2.7cm" svg:y2="4.078cm"><text:p/></draw:line><draw:line draw:style-name="gr143" draw:text-style-name="P138" svg:x1="2.7cm" svg:y1="3.877cm" svg:x2="2.501cm" svg:y2="4.078cm"><text:p/></draw:line></draw:g><draw:frame draw:style-name="gr144" draw:text-style-name="P116" svg:width="0.334cm" svg:height="0.664cm" svg:x="2.677cm" svg:y="3.603cm"><draw:text-box><text:p text:style-name="P139"><text:span text:style-name="T80">W</text:span></text:p></draw:text-box></draw:frame><draw:g draw:style-name="gr29"><draw:line draw:style-name="gr145" draw:text-style-name="P138" svg:x1="6.699cm" svg:y1="3.579cm" svg:x2="6.898cm" svg:y2="3.78cm"><text:p/></draw:line><draw:line draw:style-name="gr146" draw:text-style-name="P138" svg:x1="6.898cm" svg:y1="3.579cm" svg:x2="6.699cm" svg:y2="3.78cm"><text:p/></draw:line></draw:g><draw:frame draw:style-name="gr147" draw:text-style-name="P116" svg:width="0.334cm" svg:height="0.664cm" svg:x="6.877cm" svg:y="3.303cm"><draw:text-box><text:p text:style-name="P139"><text:span text:style-name="T80">Y</text:span></text:p></draw:text-box></draw:frame><draw:g draw:style-name="gr29"><draw:line draw:style-name="gr148" draw:text-style-name="P138" svg:x1="7.2cm" svg:y1="5.378cm" svg:x2="7.399cm" svg:y2="5.579cm"><text:p/></draw:line><draw:line draw:style-name="gr149" draw:text-style-name="P138" svg:x1="7.399cm" svg:y1="5.378cm" svg:x2="7.2cm" svg:y2="5.579cm"><text:p/></draw:line></draw:g><draw:frame draw:style-name="gr150" draw:text-style-name="P116" svg:width="0.336cm" svg:height="0.664cm" svg:x="7.376cm" svg:y="5.104cm"><draw:text-box><text:p text:style-name="P139"><text:span text:style-name="T80">Z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52112337205213" text:continue-list="list152114239718839" text:style-name="_5f_Numérotation_20_des_20_exercices_20_livrets">
        <text:list-item>
          <text:list>
            <text:list-item text:start-value="1">
              <text:p text:style-name="P87">Classe les points dans le tableau <text:span text:style-name="T62">ci-dessous.</text:span></text:p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header-rows>
          <table:table-row table:style-name="TableLine1478420581776">
            <table:table-cell table:style-name="Tableau2.A1" office:value-type="string">
              <text:p text:style-name="P28"><text:span text:style-name="T28">Distance à </text:span><text:span text:style-name="T29">A</text:span><text:span text:style-name="T28"> inférieure à </text:span><text:span text:style-name="T30">4</text:span><text:span text:style-name="T28"> cm</text:span></text:p>
            </table:table-cell>
            <table:table-cell table:style-name="Tableau2.B1" office:value-type="string">
              <text:p text:style-name="P28"><text:span text:style-name="T28">Distance à </text:span><text:span text:style-name="T29">A </text:span><text:span text:style-name="T28">supérieure à </text:span><text:span text:style-name="T30">4</text:span><text:span text:style-name="T28"> cm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FILET_5f_POINTILLES">……………………………...</text:p>
          </table:table-cell>
          <table:table-cell table:style-name="Tableau2.B2" office:value-type="string">
            <text:p text:style-name="P37">……………………………...</text:p>
          </table:table-cell>
        </table:table-row>
      </table:table>
      <text:list xml:id="list152112982627852" text:continue-numbering="true" text:style-name="_5f_Numérotation_20_des_20_exercices_20_livrets">
        <text:list-item>
          <text:list>
            <text:list-item>
              <text:p text:style-name="P87">Cite tous les points situés :</text:p>
              <text:list>
                <text:list-item>
                  <text:p text:style-name="P75">à moins de 4 cm de A et à plus de 5 cm de B.</text:p>
                </text:list-item>
              </text:list>
            </text:list-item>
          </text:list>
        </text:list-item>
      </text:list>
      <text:p text:style-name="FILET_5f_POINTILLES"><text:span text:style-name="_5f_pointillés_20_gris">…………………………………………………………………..</text:span></text:p>
      <text:list xml:id="list152112632279808" text:continue-numbering="true" text:style-name="_5f_Numérotation_20_des_20_exercices_20_livrets">
        <text:list-item>
          <text:list>
            <text:list-item>
              <text:list>
                <text:list-item>
                  <text:p text:style-name="P76">à plus de 4 cm de A et à moins de 5 cm de B.</text:p>
                </text:list-item>
              </text:list>
            </text:list-item>
          </text:list>
        </text:list-item>
      </text:list>
      <text:p text:style-name="P48"><text:span text:style-name="_5f_pointillés_20_gris"><text:span text:style-name="T20">…………………………………………………………………..</text:span></text:span></text:p>
      <text:list xml:id="list152113164240210" text:continue-numbering="true" text:style-name="_5f_Numérotation_20_des_20_exercices_20_livrets">
        <text:list-item>
          <text:list>
            <text:list-item>
              <text:list>
                <text:list-item>
                  <text:p text:style-name="P75">à plus de 4 cm de A et à plus de 5 cm de B.</text:p>
                </text:list-item>
              </text:list>
            </text:list-item>
          </text:list>
        </text:list-item>
      </text:list>
      <text:p text:style-name="P48"><text:span text:style-name="_5f_pointillés_20_gris"><text:span text:style-name="T20">…………………………………………………………………..</text:span></text:span></text:p>
      <text:list xml:id="list152114144147511" text:continue-numbering="true" text:style-name="_5f_Numérotation_20_des_20_exercices_20_livrets">
        <text:list-item>
          <text:list>
            <text:list-item>
              <text:list>
                <text:list-item>
                  <text:p text:style-name="P75">à moins de 4 cm de A et à moins de 5 cm de B.</text:p>
                </text:list-item>
              </text:list>
            </text:list-item>
          </text:list>
        </text:list-item>
      </text:list>
      <text:p text:style-name="P48"><text:span text:style-name="_5f_pointillés_20_gris"><text:span text:style-name="T20">…………………………………………………………………..</text:span></text:span></text:p>
      <text:list xml:id="list152113222610105" text:continue-numbering="true" text:style-name="_5f_Numérotation_20_des_20_exercices_20_livrets">
        <text:list-item>
          <text:list>
            <text:list-item>
              <text:p text:style-name="P92">Colorie en bleu les points qui sont situés à la fois à moins de 4 cm de A et à plus de 5 cm de B.</text:p>
            </text:list-item>
            <text:list-item>
              <text:p text:style-name="P89"><text:span text:style-name="T63">Colorie en </text:span><text:span text:style-name="T37">vert</text:span><text:span text:style-name="T63"> les points qui sont situés à la fois à moins de 4 cm de A et à </text:span><text:span text:style-name="T37">moins</text:span><text:span text:style-name="T63"> de 5 cm de B.</text:span></text:p>
            </text:list-item>
            <text:list-item>
              <text:p text:style-name="P89"><text:span text:style-name="T63">Colorie en rouge les points qui sont situés à la fois à </text:span><text:span text:style-name="T37">plus</text:span><text:span text:style-name="T63"> de 4 cm de A et à </text:span><text:span text:style-name="T37">moins</text:span><text:span text:style-name="T63"> de 5 cm de B.</text:span></text:p>
            </text:list-item>
            <text:list-item>
              <text:p text:style-name="P93">Cite tous les points qui appartiennent :</text:p>
              <text:list>
                <text:list-item>
                  <text:p text:style-name="P77">au cercle violet : <text:span text:style-name="_5f_pointillés_20_gris">…………………………………………</text:span></text:p>
                </text:list-item>
                <text:list-item>
                  <text:p text:style-name="P77">au cercle orange : <text:span text:style-name="_5f_pointillés_20_gris">……………………………………….</text:span></text:p>
                </text:list-item>
                <text:list-item>
                  <text:p text:style-name="P77">au disque violet : <text:span text:style-name="_5f_pointillés_20_gris">…………………………………………</text:span></text:p>
                </text:list-item>
                <text:list-item>
                  <text:p text:style-name="P77">au disque orange : <text:span text:style-name="_5f_pointillés_20_gris">……………………………………….</text:span></text:p>
                </text:list-item>
              </text:list>
            </text:list-item>
          </text:list>
        </text:list-item>
      </text:list>
      <text:p text:style-name="_5f_Paragraphe_20_livret_20_réponse_20_élève"><text:span text:style-name="_5f_pointillés_20_gris"/></text:p>
      <text:list xml:id="list152114358122063" text:continue-numbering="true" text:style-name="_5f_Numérotation_20_des_20_exercices_20_livrets">
        <text:list-item>
          <text:h text:style-name="P101" text:outline-level="1">Droites, demi-droites, segments</text:h>
        </text:list-item>
      </text:list>
      <text:p text:style-name="_5f_Paragraphe_20_livret_20_"><draw:g text:anchor-type="char" draw:z-index="42" draw:name="Shape6_1" draw:style-name="gr207"><draw:g draw:style-name="gr29"><draw:line draw:style-name="gr84" draw:text-style-name="P144" svg:x1="0.995cm" svg:y1="0.076cm" svg:x2="0.995cm" svg:y2="4.56cm"><text:p/></draw:line><draw:line draw:style-name="gr84" draw:text-style-name="P144" svg:x1="1.369cm" svg:y1="0.076cm" svg:x2="1.369cm" svg:y2="4.56cm"><text:p/></draw:line><draw:line draw:style-name="gr84" draw:text-style-name="P144" svg:x1="1.742cm" svg:y1="0.076cm" svg:x2="1.742cm" svg:y2="4.56cm"><text:p/></draw:line><draw:line draw:style-name="gr84" draw:text-style-name="P144" svg:x1="2.116cm" svg:y1="0.076cm" svg:x2="2.116cm" svg:y2="4.56cm"><text:p/></draw:line><draw:line draw:style-name="gr84" draw:text-style-name="P144" svg:x1="2.489cm" svg:y1="0.076cm" svg:x2="2.489cm" svg:y2="4.56cm"><text:p/></draw:line><draw:line draw:style-name="gr84" draw:text-style-name="P144" svg:x1="2.863cm" svg:y1="0.076cm" svg:x2="2.863cm" svg:y2="4.56cm"><text:p/></draw:line><draw:line draw:style-name="gr84" draw:text-style-name="P144" svg:x1="3.236cm" svg:y1="0.076cm" svg:x2="3.236cm" svg:y2="4.56cm"><text:p/></draw:line><draw:line draw:style-name="gr84" draw:text-style-name="P144" svg:x1="3.61cm" svg:y1="0.076cm" svg:x2="3.61cm" svg:y2="4.56cm"><text:p/></draw:line><draw:line draw:style-name="gr84" draw:text-style-name="P144" svg:x1="3.983cm" svg:y1="0.076cm" svg:x2="3.983cm" svg:y2="4.56cm"><text:p/></draw:line><draw:line draw:style-name="gr84" draw:text-style-name="P144" svg:x1="4.356cm" svg:y1="0.076cm" svg:x2="4.356cm" svg:y2="4.56cm"><text:p/></draw:line><draw:line draw:style-name="gr84" draw:text-style-name="P144" svg:x1="4.73cm" svg:y1="0.076cm" svg:x2="4.73cm" svg:y2="4.56cm"><text:p/></draw:line><draw:line draw:style-name="gr84" draw:text-style-name="P144" svg:x1="5.103cm" svg:y1="0.076cm" svg:x2="5.103cm" svg:y2="4.56cm"><text:p/></draw:line><draw:line draw:style-name="gr84" draw:text-style-name="P144" svg:x1="5.477cm" svg:y1="0.076cm" svg:x2="5.477cm" svg:y2="4.56cm"><text:p/></draw:line><draw:line draw:style-name="gr84" draw:text-style-name="P144" svg:x1="5.85cm" svg:y1="0.076cm" svg:x2="5.85cm" svg:y2="4.56cm"><text:p/></draw:line><draw:line draw:style-name="gr84" draw:text-style-name="P144" svg:x1="6.224cm" svg:y1="0.076cm" svg:x2="6.224cm" svg:y2="4.56cm"><text:p/></draw:line><draw:line draw:style-name="gr84" draw:text-style-name="P144" svg:x1="6.597cm" svg:y1="0.076cm" svg:x2="6.597cm" svg:y2="4.56cm"><text:p/></draw:line><draw:line draw:style-name="gr84" draw:text-style-name="P144" svg:x1="6.97cm" svg:y1="0.076cm" svg:x2="6.97cm" svg:y2="4.56cm"><text:p/></draw:line><draw:line draw:style-name="gr84" draw:text-style-name="P144" svg:x1="7.343cm" svg:y1="0.076cm" svg:x2="7.343cm" svg:y2="4.56cm"><text:p/></draw:line><draw:line draw:style-name="gr84" draw:text-style-name="P144" svg:x1="7.717cm" svg:y1="0.076cm" svg:x2="7.717cm" svg:y2="4.56cm"><text:p/></draw:line><draw:line draw:style-name="gr84" draw:text-style-name="P144" svg:x1="0.995cm" svg:y1="0.076cm" svg:x2="7.717cm" svg:y2="0.076cm"><text:p/></draw:line><draw:line draw:style-name="gr84" draw:text-style-name="P144" svg:x1="0.995cm" svg:y1="0.448cm" svg:x2="7.717cm" svg:y2="0.448cm"><text:p/></draw:line><draw:line draw:style-name="gr84" draw:text-style-name="P144" svg:x1="0.995cm" svg:y1="0.823cm" svg:x2="7.717cm" svg:y2="0.823cm"><text:p/></draw:line><draw:line draw:style-name="gr84" draw:text-style-name="P144" svg:x1="0.995cm" svg:y1="1.197cm" svg:x2="7.717cm" svg:y2="1.197cm"><text:p/></draw:line><draw:line draw:style-name="gr84" draw:text-style-name="P144" svg:x1="0.995cm" svg:y1="1.57cm" svg:x2="7.717cm" svg:y2="1.57cm"><text:p/></draw:line><draw:line draw:style-name="gr84" draw:text-style-name="P144" svg:x1="0.995cm" svg:y1="1.944cm" svg:x2="7.717cm" svg:y2="1.944cm"><text:p/></draw:line><draw:line draw:style-name="gr84" draw:text-style-name="P144" svg:x1="0.995cm" svg:y1="2.318cm" svg:x2="7.717cm" svg:y2="2.318cm"><text:p/></draw:line><draw:line draw:style-name="gr84" draw:text-style-name="P144" svg:x1="0.995cm" svg:y1="2.692cm" svg:x2="7.717cm" svg:y2="2.692cm"><text:p/></draw:line><draw:line draw:style-name="gr84" draw:text-style-name="P144" svg:x1="0.995cm" svg:y1="3.065cm" svg:x2="7.717cm" svg:y2="3.065cm"><text:p/></draw:line><draw:line draw:style-name="gr84" draw:text-style-name="P144" svg:x1="0.995cm" svg:y1="3.439cm" svg:x2="7.717cm" svg:y2="3.439cm"><text:p/></draw:line><draw:line draw:style-name="gr84" draw:text-style-name="P144" svg:x1="0.995cm" svg:y1="3.811cm" svg:x2="7.717cm" svg:y2="3.811cm"><text:p/></draw:line><draw:line draw:style-name="gr84" draw:text-style-name="P144" svg:x1="0.995cm" svg:y1="4.186cm" svg:x2="7.717cm" svg:y2="4.186cm"><text:p/></draw:line><draw:line draw:style-name="gr84" draw:text-style-name="P144" svg:x1="0.995cm" svg:y1="4.56cm" svg:x2="7.717cm" svg:y2="4.56cm"><text:p/></draw:line></draw:g><draw:g draw:style-name="gr29"><draw:line draw:style-name="gr85" draw:text-style-name="P147" svg:x1="1.795cm" svg:y1="3.338cm" svg:x2="1.695cm" svg:y2="3.537cm"><text:p/></draw:line><draw:line draw:style-name="gr86" draw:text-style-name="P147" svg:x1="1.842cm" svg:y1="3.49cm" svg:x2="1.643cm" svg:y2="3.39cm"><text:p/></draw:line></draw:g><draw:g draw:style-name="gr29"><draw:line draw:style-name="gr81" draw:text-style-name="P147" svg:x1="2.541cm" svg:y1="2.22cm" svg:x2="2.441cm" svg:y2="2.419cm"><text:p/></draw:line><draw:line draw:style-name="gr82" draw:text-style-name="P147" svg:x1="2.588cm" svg:y1="2.372cm" svg:x2="2.389cm" svg:y2="2.272cm"><text:p/></draw:line></draw:g><draw:g draw:style-name="gr29"><draw:line draw:style-name="gr87" draw:text-style-name="P147" svg:x1="6.648cm" svg:y1="4.086cm" svg:x2="6.548cm" svg:y2="4.285cm"><text:p/></draw:line><draw:line draw:style-name="gr88" draw:text-style-name="P147" svg:x1="6.697cm" svg:y1="4.235cm" svg:x2="6.498cm" svg:y2="4.135cm"><text:p/></draw:line></draw:g><draw:g draw:style-name="gr29"><draw:line draw:style-name="gr89" draw:text-style-name="P147" svg:x1="4.783cm" svg:y1="2.22cm" svg:x2="4.683cm" svg:y2="2.419cm"><text:p/></draw:line><draw:line draw:style-name="gr90" draw:text-style-name="P147" svg:x1="4.829cm" svg:y1="2.371cm" svg:x2="4.63cm" svg:y2="2.271cm"><text:p/></draw:line></draw:g><draw:frame draw:style-name="gr208" draw:text-style-name="P148" svg:width="0.727cm" svg:height="0.623cm" svg:x="2.369cm" svg:y="1.856cm"><draw:text-box><text:p text:style-name="P139"><text:span text:style-name="T93">A</text:span></text:p></draw:text-box></draw:frame><draw:frame draw:style-name="gr208" draw:text-style-name="P148" svg:width="0.727cm" svg:height="0.623cm" svg:x="4.607cm" svg:y="1.865cm"><draw:text-box><text:p text:style-name="P139"><text:span text:style-name="T93">B</text:span></text:p></draw:text-box></draw:frame><draw:frame draw:style-name="gr208" draw:text-style-name="P148" svg:width="0.726cm" svg:height="0.623cm" svg:x="6.435cm" svg:y="3.685cm"><draw:text-box><text:p text:style-name="P139"><text:span text:style-name="T93">C</text:span></text:p></draw:text-box></draw:frame><draw:frame draw:style-name="gr208" draw:text-style-name="P148" svg:width="0.724cm" svg:height="0.623cm" svg:x="1.604cm" svg:y="2.963cm"><draw:text-box><text:p text:style-name="P139"><text:span text:style-name="T93">D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52114368508513" text:continue-numbering="true" text:style-name="_5f_Numérotation_20_des_20_exercices_20_livrets">
        <text:list-item>
          <text:list>
            <text:list-item>
              <text:p text:style-name="P65">Trace en bleu le segment [AB].</text:p>
            </text:list-item>
            <text:list-item>
              <text:p text:style-name="P65">Trace en vert le segment <text:span text:style-name="T46">[</text:span>DC<text:span text:style-name="T46">]</text:span>.</text:p>
            </text:list-item>
            <text:list-item>
              <text:p text:style-name="P65">Trace en rouge la droite <text:span text:style-name="T46">(AC)</text:span>.</text:p>
            </text:list-item>
            <text:list-item>
              <text:p text:style-name="P65">Trace en noir la demi-droite <text:span text:style-name="T46">[</text:span>DB<text:span text:style-name="T46">)</text:span>.</text:p>
            </text:list-item>
          </text:list>
        </text:list-item>
        <text:list-item>
          <text:h text:style-name="P98" text:outline-level="1"><draw:g text:anchor-type="paragraph" draw:z-index="43" draw:name="Shape7_4" draw:style-name="gr13"><draw:g draw:style-name="gr29"><draw:line draw:style-name="gr200" draw:text-style-name="P144" svg:x1="3.475cm" svg:y1="1.41cm" svg:x2="3.632cm" svg:y2="1.557cm"><text:p/></draw:line><draw:line draw:style-name="gr200" draw:text-style-name="P144" svg:x1="3.475cm" svg:y1="1.557cm" svg:x2="3.632cm" svg:y2="1.41cm"><text:p/></draw:line></draw:g><draw:frame draw:style-name="gr201" draw:text-style-name="P145" svg:width="0.918cm" svg:height="0.791cm" svg:x="3.089cm" svg:y="0.882cm"><draw:text-box><text:p text:style-name="P139"><text:span text:style-name="T92">A</text:span></text:p></draw:text-box></draw:frame><draw:g draw:style-name="gr29"><draw:line draw:style-name="gr200" draw:text-style-name="P144" svg:x1="0.594cm" svg:y1="4.123cm" svg:x2="0.751cm" svg:y2="4.27cm"><text:p/></draw:line><draw:line draw:style-name="gr200" draw:text-style-name="P144" svg:x1="0.594cm" svg:y1="4.27cm" svg:x2="0.751cm" svg:y2="4.123cm"><text:p/></draw:line></draw:g><draw:frame draw:style-name="gr202" draw:text-style-name="P145" svg:width="0.922cm" svg:height="0.791cm" svg:x="-0.023cm" svg:y="4.016cm"><draw:text-box><text:p text:style-name="P139"><text:span text:style-name="T92">R</text:span></text:p></draw:text-box></draw:frame><draw:line draw:style-name="gr200" draw:text-style-name="P144" svg:x1="3.555cm" svg:y1="1.484cm" svg:x2="0.673cm" svg:y2="4.195cm"><text:p/></draw:line><draw:g draw:style-name="gr29"><draw:line draw:style-name="gr200" draw:text-style-name="P144" svg:x1="7.86cm" svg:y1="2.914cm" svg:x2="8.017cm" svg:y2="3.061cm"><text:p/></draw:line><draw:line draw:style-name="gr200" draw:text-style-name="P144" svg:x1="7.86cm" svg:y1="3.061cm" svg:x2="8.017cm" svg:y2="2.914cm"><text:p/></draw:line></draw:g><draw:frame draw:style-name="gr203" draw:text-style-name="P145" svg:width="0.897cm" svg:height="0.791cm" svg:x="7.756cm" svg:y="2.529cm"><draw:text-box><text:p text:style-name="P139"><text:span text:style-name="T92">S</text:span></text:p></draw:text-box></draw:frame><draw:line draw:style-name="gr200" draw:text-style-name="P144" svg:x1="0.673cm" svg:y1="4.195cm" svg:x2="7.939cm" svg:y2="2.988cm"><text:p/></draw:line><draw:g draw:style-name="gr29"><draw:line draw:style-name="gr200" draw:text-style-name="P144" svg:x1="8.544cm" svg:y1="4.596cm" svg:x2="8.701cm" svg:y2="4.743cm"><text:p/></draw:line><draw:line draw:style-name="gr200" draw:text-style-name="P144" svg:x1="8.544cm" svg:y1="4.743cm" svg:x2="8.701cm" svg:y2="4.596cm"><text:p/></draw:line></draw:g><draw:frame draw:style-name="gr204" draw:text-style-name="P145" svg:width="0.936cm" svg:height="0.791cm" svg:x="8.385cm" svg:y="4.621cm"><draw:text-box><text:p text:style-name="P139"><text:span text:style-name="T92">U</text:span></text:p></draw:text-box></draw:frame><draw:line draw:style-name="gr200" draw:text-style-name="P144" svg:x1="7.939cm" svg:y1="2.988cm" svg:x2="8.623cm" svg:y2="4.67cm"><text:p/></draw:line><draw:line draw:style-name="gr200" draw:text-style-name="P144" svg:x1="3.554cm" svg:y1="1.484cm" svg:x2="8.623cm" svg:y2="4.671cm"><text:p/></draw:line><draw:g draw:style-name="gr29"><draw:line draw:style-name="gr200" draw:text-style-name="P144" svg:x1="6.288cm" svg:y1="3.176cm" svg:x2="6.445cm" svg:y2="3.323cm"><text:p/></draw:line><draw:line draw:style-name="gr200" draw:text-style-name="P144" svg:x1="6.288cm" svg:y1="3.323cm" svg:x2="6.445cm" svg:y2="3.176cm"><text:p/></draw:line></draw:g><draw:frame draw:style-name="gr205" draw:text-style-name="P145" svg:width="0.953cm" svg:height="0.791cm" svg:x="5.867cm" svg:y="3.182cm"><draw:text-box><text:p text:style-name="P139"><text:span text:style-name="T92">G</text:span></text:p></draw:text-box></draw:frame><draw:frame draw:name="DescriptionOOoTep_1" draw:style-name="gr206" draw:text-style-name="P146" svg:width="0.003cm" svg:height="0.003cm" svg:x="3.475cm" svg:y="1.411cm"><draw:text-box><text:p/></draw:text-box><svg:desc>@options;

@figure;
  A = point( -2.17 , 2.23 );
  R = point( -5.83 , -1.43 );
  sAR = segment( A , R );
  S = point( 3.4 , 0.2 );
  sRS = segment( R , S );
  U = point( 4.27 , -2.07 );
  sSU = segment( S , U );
  sAU = segment( A , U );
  G = intersection( sAU , sRS );

</svg:desc></draw:frame></draw:g><text:span text:style-name="T55">Droites, demi-droites, segments </text:span><text:span text:style-name="T56">(bis)</text:span>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52114428335018" text:continue-numbering="true" text:style-name="_5f_Numérotation_20_des_20_exercices_20_livrets">
        <text:list-item>
          <text:list>
            <text:list-item>
              <text:p text:style-name="P69"><text:span text:style-name="T25">Après avoir observé la figure, recopie et complète les pointillés avec </text:span><text:span text:style-name="T26"></text:span><text:span text:style-name="T25"> ou </text:span><text:span text:style-name="T27">∉</text:span><text:span text:style-name="T25">.</text:span></text:p>
            </text:list-item>
          </text:list>
        </text:list-item>
      </text:list>
      <text:section text:style-name="Sect2" text:name="Section3">
        <text:list xml:id="list152113072032597" text:continue-numbering="true" text:style-name="_5f_Numérotation_20_des_20_exercices_20_livrets">
          <text:list-item>
            <text:list>
              <text:list-item>
                <text:list>
                  <text:list-item>
                    <text:p text:style-name="P69"><text:span text:style-name="T47">G</text:span> <text:span text:style-name="_5f_pointillés_20_gris">...</text:span> [A<text:span text:style-name="T47">U</text:span>]</text:p>
                  </text:list-item>
                  <text:list-item>
                    <text:p text:style-name="P65"><text:span text:style-name="T47">G</text:span> <text:span text:style-name="_5f_pointillés_20_gris">...</text:span> <text:span text:style-name="T47">(AU)</text:span></text:p>
                  </text:list-item>
                  <text:list-item>
                    <text:p text:style-name="P65"><text:span text:style-name="T47">A</text:span> <text:span text:style-name="_5f_pointillés_20_gris">...</text:span> [<text:span text:style-name="T47">GU</text:span>]</text:p>
                  </text:list-item>
                  <text:list-item>
                    <text:p text:style-name="P65"><text:span text:style-name="T47">U</text:span> <text:span text:style-name="_5f_pointillés_20_gris">...</text:span> <text:span text:style-name="T47">(AG</text:span>)</text:p>
                  </text:list-item>
                  <text:list-item>
                    <text:p text:style-name="P65"><text:span text:style-name="T47">S</text:span> <text:span text:style-name="_5f_pointillés_20_gris">...</text:span> [<text:span text:style-name="T47">RG]</text:span></text:p>
                  </text:list-item>
                  <text:list-item>
                    <text:p text:style-name="P65"><text:span text:style-name="T47">S</text:span> <text:span text:style-name="_5f_pointillés_20_gris">...</text:span> <text:span text:style-name="T47">(RG)</text:span></text:p>
                  </text:list-item>
                </text:list>
              </text:list-item>
            </text:list>
          </text:list-item>
        </text:list>
      </text:section>
      <text:list xml:id="list152113894724425" text:continue-numbering="true" text:style-name="_5f_Numérotation_20_des_20_exercices_20_livrets">
        <text:list-item>
          <text:list>
            <text:list-item>
              <text:p text:style-name="P105">Quels sont les points alignés ? Fais deux phrases.</text:p>
            </text:list-item>
          </text:list>
        </text:list-item>
      </text:list>
      <text:p text:style-name="FILET_5f_POINTILLES">……………………………………………………………………………………………………………………………………………………………………………………………………...</text:p>
      <text:list xml:id="list152112541108765" text:continue-numbering="true" text:style-name="_5f_Numérotation_20_des_20_exercices_20_livrets">
        <text:list-item>
          <text:list>
            <text:list-item>
              <text:p text:style-name="P70">Comment peux-tu définir le point G ?</text:p>
            </text:list-item>
          </text:list>
        </text:list-item>
      </text:list>
      <text:p text:style-name="FILET_5f_POINTILLES">………………………………………………………………..</text:p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3" svg:font-family="OpenSymbol" style:font-adornments="Gras" style:font-charset="x-symbol"/>
    <style:font-face style:name="StarSymbol" svg:font-family="StarSymbol" style:font-charset="x-symbol"/>
    <style:font-face style:name="AR PL KaitiM GB2" svg:font-family="'AR PL KaitiM GB'" style:font-pitch="variable" style:font-charset="x-symbol"/>
    <style:font-face style:name="FreeSans2" svg:font-family="FreeSans" style:font-pitch="variable" style:font-charset="x-symbol"/>
    <style:font-face style:name="Liberation Serif1" svg:font-family="'Liberation Serif'" style:font-pitch="variable" style:font-charset="x-symbol"/>
    <style:font-face style:name="OpenSymbol1" svg:font-family="OpenSymbol" style:font-pitch="variable" style:font-charset="x-symbol"/>
    <style:font-face style:name="OpenSymbol4" svg:font-family="OpenSymbol" style:font-adornments="Gras" style:font-pitch="variable" style:font-charset="x-symbol"/>
    <style:font-face style:name="OpenSymbol2" svg:font-family="OpenSymbol" style:font-adornments="Oblique" style:font-pitch="variable" style:font-charset="x-symbol"/>
    <style:font-face style:name="OpenSymbol5" svg:font-family="OpenSymbol" style:font-adornments="Regular" style:font-pitch="variable" style:font-charset="x-symbol"/>
    <style:font-face style:name="Liberation Serif4" svg:font-family="'Liberation Serif'" style:font-family-generic="roman" style:font-pitch="variable" style:font-charset="x-symbol"/>
    <style:font-face style:name="AR PL KaitiM GB3" svg:font-family="'AR PL KaitiM GB'" style:font-family-generic="system" style:font-pitch="variable" style:font-charset="x-symbol"/>
    <style:font-face style:name="FreeSans3" svg:font-family="FreeSan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 PL KaitiM GB4" svg:font-family="'AR PL KaitiM GB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FreeSans4" svg:font-family="FreeSans" style:font-pitch="variable"/>
    <style:font-face style:name="Liberation Serif3" svg:font-family="'Liberation Serif'" style:font-pitch="variable"/>
    <style:font-face style:name="MS Gothic1" svg:font-family="'MS Gothic'" style:font-pitch="variable"/>
    <style:font-face style:name="Tahoma1" svg:font-family="Tahoma" style:font-pitch="variable"/>
    <style:font-face style:name="AR PL KaitiM GB1" svg:font-family="'AR PL KaitiM GB'" style:font-family-generic="roman" style:font-pitch="variable"/>
    <style:font-face style:name="Arial1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Liberation Serif2" svg:font-family="'Liberation Serif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Liberation Serif5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-Roman" svg:font-family="Times-Roman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85" draw:display-name="Dashed (var) 385" draw:style="round" draw:dots2="2" draw:distance="0.023cm"/>
    <draw:stroke-dash draw:name="Dashed_20__28_var_29__20_386" draw:display-name="Dashed (var) 386" draw:style="round" draw:dots2="2" draw:distance="0.023cm"/>
    <draw:stroke-dash draw:name="Dashed_20__28_var_29__20_387" draw:display-name="Dashed (var) 387" draw:style="round" draw:dots2="2" draw:distance="0.023cm"/>
    <draw:stroke-dash draw:name="Dashed_20__28_var_29__20_388" draw:display-name="Dashed (var) 388" draw:style="round" draw:dots2="2" draw:distance="0.023cm"/>
    <draw:stroke-dash draw:name="Dashed_20__28_var_29__20_389" draw:display-name="Dashed (var) 389" draw:style="round" draw:dots2="2" draw:distance="0.023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ound" draw:dots2="2" draw:distance="0.023cm"/>
    <draw:stroke-dash draw:name="Dashed_20__28_var_29__20_391" draw:display-name="Dashed (var) 391" draw:style="round" draw:dots2="2" draw:distance="0.023cm"/>
    <draw:stroke-dash draw:name="Dashed_20__28_var_29__20_392" draw:display-name="Dashed (var) 392" draw:style="round" draw:dots2="2" draw:distance="0.023cm"/>
    <draw:stroke-dash draw:name="Dashed_20__28_var_29__20_393" draw:display-name="Dashed (var) 393" draw:style="round" draw:dots2="2" draw:distance="0.023cm"/>
    <draw:stroke-dash draw:name="Dashed_20__28_var_29__20_394" draw:display-name="Dashed (var) 394" draw:style="round" draw:dots2="2" draw:distance="0.023cm"/>
    <draw:stroke-dash draw:name="Dashed_20__28_var_29__20_395" draw:display-name="Dashed (var) 395" draw:style="round" draw:dots2="2" draw:distance="0.023cm"/>
    <draw:stroke-dash draw:name="Dashed_20__28_var_29__20_396" draw:display-name="Dashed (var) 396" draw:style="round" draw:dots2="2" draw:distance="0.023cm"/>
    <draw:stroke-dash draw:name="Dashed_20__28_var_29__20_397" draw:display-name="Dashed (var) 397" draw:style="round" draw:dots2="2" draw:distance="0.023cm"/>
    <draw:stroke-dash draw:name="Dashed_20__28_var_29__20_398" draw:display-name="Dashed (var) 398" draw:style="round" draw:dots2="2" draw:distance="0.023cm"/>
    <draw:stroke-dash draw:name="Dashed_20__28_var_29__20_399" draw:display-name="Dashed (var) 399" draw:style="round" draw:dots2="2" draw:distance="0.023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ound" draw:dots2="2" draw:distance="0.023cm"/>
    <draw:stroke-dash draw:name="Dashed_20__28_var_29__20_401" draw:display-name="Dashed (var) 401" draw:style="round" draw:dots2="2" draw:distance="0.023cm"/>
    <draw:stroke-dash draw:name="Dashed_20__28_var_29__20_402" draw:display-name="Dashed (var) 402" draw:style="round" draw:dots2="2" draw:distance="0.023cm"/>
    <draw:stroke-dash draw:name="Dashed_20__28_var_29__20_403" draw:display-name="Dashed (var) 403" draw:style="round" draw:dots2="2" draw:distance="0.023cm"/>
    <draw:stroke-dash draw:name="Dashed_20__28_var_29__20_404" draw:display-name="Dashed (var) 404" draw:style="round" draw:dots2="2" draw:distance="0.023cm"/>
    <draw:stroke-dash draw:name="Dashed_20__28_var_29__20_405" draw:display-name="Dashed (var) 405" draw:style="round" draw:dots2="2" draw:distance="0.023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32cm" draw:dots2="9" draw:dots2-length="0.032cm" draw:distance="0.032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32cm" draw:dots2="9" draw:dots2-length="0.032cm" draw:distance="0.032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32cm" draw:dots2="9" draw:dots2-length="0.032cm" draw:distance="0.03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1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3cm" draw:dots2="1" draw:dots2-length="0.003cm" draw:distance="0.003cm"/>
    <draw:stroke-dash draw:name="Dashed_20__28_var_29__20_6813" draw:display-name="Dashed (var) 6813" draw:style="rect" draw:dots1="1" draw:dots1-length="0.003cm" draw:dots2="1" draw:dots2-length="0.003cm" draw:distance="0.003cm"/>
    <draw:stroke-dash draw:name="Dashed_20__28_var_29__20_6814" draw:display-name="Dashed (var) 6814" draw:style="rect" draw:dots1="1" draw:dots1-length="0.003cm" draw:dots2="1" draw:dots2-length="0.003cm" draw:distance="0.003cm"/>
    <draw:stroke-dash draw:name="Dashed_20__28_var_29__20_6815" draw:display-name="Dashed (var) 6815" draw:style="rect" draw:dots1="1" draw:dots1-length="0.003cm" draw:dots2="1" draw:dots2-length="0.003cm" draw:distance="0.003cm"/>
    <draw:stroke-dash draw:name="Dashed_20__28_var_29__20_6816" draw:display-name="Dashed (var) 6816" draw:style="rect" draw:dots1="1" draw:dots1-length="0.003cm" draw:dots2="1" draw:dots2-length="0.003cm" draw:distance="0.003cm"/>
    <draw:stroke-dash draw:name="Dashed_20__28_var_29__20_6817" draw:display-name="Dashed (var) 6817" draw:style="rect" draw:dots1="1" draw:dots1-length="0.003cm" draw:dots2="1" draw:dots2-length="0.003cm" draw:distance="0.003cm"/>
    <draw:stroke-dash draw:name="Dashed_20__28_var_29__20_6818" draw:display-name="Dashed (var) 6818" draw:style="rect" draw:dots1="1" draw:dots1-length="0.003cm" draw:dots2="1" draw:dots2-length="0.003cm" draw:distance="0.003cm"/>
    <draw:stroke-dash draw:name="Dashed_20__28_var_29__20_6819" draw:display-name="Dashed (var) 6819" draw:style="rect" draw:dots1="1" draw:dots1-length="0.003cm" draw:dots2="1" draw:dots2-length="0.003cm" draw:distance="0.003cm"/>
    <draw:stroke-dash draw:name="Dashed_20__28_var_29__20_682" draw:display-name="Dashed (var) 682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3cm" draw:dots2="1" draw:dots2-length="0.003cm" draw:distance="0.003cm"/>
    <draw:stroke-dash draw:name="Dashed_20__28_var_29__20_6821" draw:display-name="Dashed (var) 6821" draw:style="rect" draw:dots1="1" draw:dots1-length="0.003cm" draw:dots2="1" draw:dots2-length="0.003cm" draw:distance="0.003cm"/>
    <draw:stroke-dash draw:name="Dashed_20__28_var_29__20_6822" draw:display-name="Dashed (var) 6822" draw:style="rect" draw:dots1="1" draw:dots1-length="0.003cm" draw:dots2="1" draw:dots2-length="0.003cm" draw:distance="0.003cm"/>
    <draw:stroke-dash draw:name="Dashed_20__28_var_29__20_6823" draw:display-name="Dashed (var) 6823" draw:style="rect" draw:dots1="1" draw:dots1-length="0.003cm" draw:dots2="1" draw:dots2-length="0.003cm" draw:distance="0.003cm"/>
    <draw:stroke-dash draw:name="Dashed_20__28_var_29__20_6824" draw:display-name="Dashed (var) 6824" draw:style="rect" draw:dots1="1" draw:dots1-length="0.003cm" draw:dots2="1" draw:dots2-length="0.003cm" draw:distance="0.003cm"/>
    <draw:stroke-dash draw:name="Dashed_20__28_var_29__20_6825" draw:display-name="Dashed (var) 6825" draw:style="rect" draw:dots1="1" draw:dots1-length="0.002cm" draw:dots2="1" draw:dots2-length="0.002cm" draw:distance="0.002cm"/>
    <draw:stroke-dash draw:name="Dashed_20__28_var_29__20_6826" draw:display-name="Dashed (var) 6826" draw:style="rect" draw:dots1="1" draw:dots1-length="0.002cm" draw:dots2="1" draw:dots2-length="0.002cm" draw:distance="0.002cm"/>
    <draw:stroke-dash draw:name="Dashed_20__28_var_29__20_6827" draw:display-name="Dashed (var) 6827" draw:style="rect" draw:dots1="1" draw:dots1-length="0.002cm" draw:dots2="1" draw:dots2-length="0.002cm" draw:distance="0.002cm"/>
    <draw:stroke-dash draw:name="Dashed_20__28_var_29__20_6828" draw:display-name="Dashed (var) 6828" draw:style="rect" draw:dots1="1" draw:dots1-length="0.002cm" draw:dots2="1" draw:dots2-length="0.002cm" draw:distance="0.002cm"/>
    <draw:stroke-dash draw:name="Dashed_20__28_var_29__20_6829" draw:display-name="Dashed (var) 6829" draw:style="rect" draw:dots1="1" draw:dots1-length="0.002cm" draw:dots2="1" draw:dots2-length="0.002cm" draw:distance="0.002cm"/>
    <draw:stroke-dash draw:name="Dashed_20__28_var_29__20_683" draw:display-name="Dashed (var) 683" draw:style="round" draw:dots2="2" draw:distance="0.013cm"/>
    <draw:stroke-dash draw:name="Dashed_20__28_var_29__20_6830" draw:display-name="Dashed (var) 6830" draw:style="rect" draw:dots1="1" draw:dots1-length="0.002cm" draw:dots2="1" draw:dots2-length="0.002cm" draw:distance="0.002cm"/>
    <draw:stroke-dash draw:name="Dashed_20__28_var_29__20_6831" draw:display-name="Dashed (var) 6831" draw:style="rect" draw:dots1="1" draw:dots1-length="0.002cm" draw:dots2="1" draw:dots2-length="0.002cm" draw:distance="0.002cm"/>
    <draw:stroke-dash draw:name="Dashed_20__28_var_29__20_6832" draw:display-name="Dashed (var) 6832" draw:style="rect" draw:dots1="1" draw:dots1-length="0.002cm" draw:dots2="1" draw:dots2-length="0.002cm" draw:distance="0.002cm"/>
    <draw:stroke-dash draw:name="Dashed_20__28_var_29__20_6833" draw:display-name="Dashed (var) 6833" draw:style="rect" draw:dots1="1" draw:dots1-length="0.002cm" draw:dots2="1" draw:dots2-length="0.002cm" draw:distance="0.002cm"/>
    <draw:stroke-dash draw:name="Dashed_20__28_var_29__20_6834" draw:display-name="Dashed (var) 6834" draw:style="rect" draw:dots1="1" draw:dots1-length="0.002cm" draw:dots2="1" draw:dots2-length="0.002cm" draw:distance="0.002cm"/>
    <draw:stroke-dash draw:name="Dashed_20__28_var_29__20_6835" draw:display-name="Dashed (var) 6835" draw:style="rect" draw:dots1="1" draw:dots1-length="0.002cm" draw:dots2="1" draw:dots2-length="0.002cm" draw:distance="0.002cm"/>
    <draw:stroke-dash draw:name="Dashed_20__28_var_29__20_6836" draw:display-name="Dashed (var) 6836" draw:style="rect" draw:dots1="1" draw:dots1-length="0.002cm" draw:dots2="1" draw:dots2-length="0.002cm" draw:distance="0.002cm"/>
    <draw:stroke-dash draw:name="Dashed_20__28_var_29__20_6837" draw:display-name="Dashed (var) 6837" draw:style="rect" draw:dots1="1" draw:dots1-length="0.002cm" draw:dots2="1" draw:dots2-length="0.002cm" draw:distance="0.002cm"/>
    <draw:stroke-dash draw:name="Dashed_20__28_var_29__20_6838" draw:display-name="Dashed (var) 6838" draw:style="rect" draw:dots1="1" draw:dots1-length="0.002cm" draw:dots2="1" draw:dots2-length="0.002cm" draw:distance="0.002cm"/>
    <draw:stroke-dash draw:name="Dashed_20__28_var_29__20_6839" draw:display-name="Dashed (var) 6839" draw:style="rect" draw:dots1="1" draw:dots1-length="0.002cm" draw:dots2="1" draw:dots2-length="0.002cm" draw:distance="0.002cm"/>
    <draw:stroke-dash draw:name="Dashed_20__28_var_29__20_684" draw:display-name="Dashed (var) 684" draw:style="rect" draw:dots1="1" draw:dots1-length="0.006cm" draw:dots2="1" draw:dots2-length="0.006cm" draw:distance="0.006cm"/>
    <draw:stroke-dash draw:name="Dashed_20__28_var_29__20_6840" draw:display-name="Dashed (var) 6840" draw:style="rect" draw:dots1="1" draw:dots1-length="0.002cm" draw:dots2="1" draw:dots2-length="0.002cm" draw:distance="0.002cm"/>
    <draw:stroke-dash draw:name="Dashed_20__28_var_29__20_6841" draw:display-name="Dashed (var) 6841" draw:style="rect" draw:dots1="1" draw:dots1-length="0.002cm" draw:dots2="1" draw:dots2-length="0.002cm" draw:distance="0.002cm"/>
    <draw:stroke-dash draw:name="Dashed_20__28_var_29__20_6842" draw:display-name="Dashed (var) 6842" draw:style="rect" draw:dots1="1" draw:dots1-length="0.002cm" draw:dots2="1" draw:dots2-length="0.002cm" draw:distance="0.002cm"/>
    <draw:stroke-dash draw:name="Dashed_20__28_var_29__20_6843" draw:display-name="Dashed (var) 6843" draw:style="rect" draw:dots1="1" draw:dots1-length="0.002cm" draw:dots2="1" draw:dots2-length="0.002cm" draw:distance="0.002cm"/>
    <draw:stroke-dash draw:name="Dashed_20__28_var_29__20_6844" draw:display-name="Dashed (var) 6844" draw:style="rect" draw:dots1="1" draw:dots1-length="0.002cm" draw:dots2="1" draw:dots2-length="0.002cm" draw:distance="0.002cm"/>
    <draw:stroke-dash draw:name="Dashed_20__28_var_29__20_6845" draw:display-name="Dashed (var) 6845" draw:style="rect" draw:dots1="1" draw:dots1-length="0.002cm" draw:dots2="1" draw:dots2-length="0.002cm" draw:distance="0.002cm"/>
    <draw:stroke-dash draw:name="Dashed_20__28_var_29__20_6846" draw:display-name="Dashed (var) 6846" draw:style="rect" draw:dots1="1" draw:dots1-length="0.002cm" draw:dots2="1" draw:dots2-length="0.002cm" draw:distance="0.002cm"/>
    <draw:stroke-dash draw:name="Dashed_20__28_var_29__20_6847" draw:display-name="Dashed (var) 6847" draw:style="rect" draw:dots1="1" draw:dots1-length="0.002cm" draw:dots2="1" draw:dots2-length="0.002cm" draw:distance="0.002cm"/>
    <draw:stroke-dash draw:name="Dashed_20__28_var_29__20_6848" draw:display-name="Dashed (var) 6848" draw:style="rect" draw:dots1="1" draw:dots1-length="0.002cm" draw:dots2="1" draw:dots2-length="0.002cm" draw:distance="0.002cm"/>
    <draw:stroke-dash draw:name="Dashed_20__28_var_29__20_6849" draw:display-name="Dashed (var) 6849" draw:style="rect" draw:dots1="1" draw:dots1-length="0.002cm" draw:dots2="1" draw:dots2-length="0.002cm" draw:distance="0.002cm"/>
    <draw:stroke-dash draw:name="Dashed_20__28_var_29__20_685" draw:display-name="Dashed (var) 685" draw:style="round" draw:dots2="2" draw:distance="0.013cm"/>
    <draw:stroke-dash draw:name="Dashed_20__28_var_29__20_6850" draw:display-name="Dashed (var) 6850" draw:style="rect" draw:dots1="1" draw:dots1-length="0.002cm" draw:dots2="1" draw:dots2-length="0.002cm" draw:distance="0.002cm"/>
    <draw:stroke-dash draw:name="Dashed_20__28_var_29__20_6851" draw:display-name="Dashed (var) 6851" draw:style="rect" draw:dots1="1" draw:dots1-length="0.002cm" draw:dots2="1" draw:dots2-length="0.002cm" draw:distance="0.002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2cm" draw:dots2="1" draw:dots2-length="0.002cm" draw:distance="0.002cm"/>
    <draw:stroke-dash draw:name="Dashed_20__28_var_29__20_884" draw:display-name="Dashed (var) 884" draw:style="rect" draw:dots1="1" draw:dots1-length="0.002cm" draw:dots2="1" draw:dots2-length="0.002cm" draw:distance="0.002cm"/>
    <draw:stroke-dash draw:name="Dashed_20__28_var_29__20_885" draw:display-name="Dashed (var) 885" draw:style="rect" draw:dots1="1" draw:dots1-length="0.001cm" draw:dots2="1" draw:dots2-length="0.001cm" draw:distance="0.001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1cm" draw:dots2="1" draw:dots2-length="0.001cm" draw:distance="0.001cm"/>
    <draw:stroke-dash draw:name="Dashed_20__28_var_29__20_888" draw:display-name="Dashed (var) 888" draw:style="rect" draw:dots1="1" draw:dots1-length="0.002cm" draw:dots2="1" draw:dots2-length="0.002cm" draw:distance="0.002cm"/>
    <draw:stroke-dash draw:name="Dashed_20__28_var_29__20_889" draw:display-name="Dashed (var) 889" draw:style="rect" draw:dots1="1" draw:dots1-length="0.001cm" draw:dots2="1" draw:dots2-length="0.001cm" draw:distance="0.00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2cm" draw:dots2="1" draw:dots2-length="0.002cm" draw:distance="0.002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1cm" draw:dots2="1" draw:dots2-length="0.001cm" draw:distance="0.001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2cm" draw:dots2="1" draw:dots2-length="0.002cm" draw:distance="0.002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3cm" draw:dots2="1" draw:dots2-length="0.003cm" draw:distance="0.003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3cm" draw:dots2="1" draw:dots2-length="0.003cm" draw:distance="0.003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3cm" draw:dots2="1" draw:dots2-length="0.003cm" draw:distance="0.003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3cm" draw:dots2="1" draw:dots2-length="0.003cm" draw:distance="0.003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3cm" draw:dots2="1" draw:dots2-length="0.003cm" draw:distance="0.003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3cm" draw:dots2="1" draw:dots2-length="0.003cm" draw:distance="0.003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Standard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master-page-name="">
      <style:paragraph-properties fo:margin-top="0cm" fo:margin-bottom="0cm" style:contextual-spacing="false" style:line-height-at-least="0.7cm" fo:text-align="start" style:justify-single-word="false" style:page-number="auto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5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4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Paragraphe_20_de_20_s_27_entraîner" style:display-name="_Paragraphe de s'entraîner" style:family="paragraph" style:parent-style-name="Standard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 style:next-style-name="_5f_Paragraphe_20_livret_20_">
      <style:text-properties fo:color="#000000" loext:opacity="100%" fo:font-style="normal" fo:font-weight="normal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5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1ca2b8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Bullet" style:display-name="_Paragraphe_Bullet" style:family="paragraph" style:parent-style-name="_5f_Paragraphe" style:list-style-name="List_20_1"/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Default_20_Paragraph_20_Font" style:display-name="Default Paragraph Font" style:family="text" loext:hidden="true" style:hidden="true">
      <style:text-properties style:font-name="Bitstream Vera Sans5" fo:font-family="'Bitstream Vera Sans'" style:font-style-name="Roman" style:font-family-generic="swiss" style:font-pitch="variable" fo:font-size="11pt" style:font-size-asian="10.5pt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ListLabel_20_12" style:display-name="ListLabel 12" style:family="text">
      <style:text-properties fo:color="#000000" loext:opacity="100%" style:font-name-asian="Times New Roman3" style:font-family-asian="'Times New Roman'" style:font-family-generic-asian="system" style:font-pitch-asian="variable"/>
    </style:style>
    <style:style style:name="ListLabel_20_13" style:display-name="ListLabel 13" style:family="text">
      <style:text-properties fo:color="#000000" loext:opacity="100%" fo:font-weight="bold" style:font-weight-asian="bold" style:font-weight-complex="bold"/>
    </style:style>
    <style:style style:name="ListLabel_20_1" style:display-name="ListLabel 1" style:family="text">
      <style:text-properties style:use-window-font-color="true" loext:opacity="0%" style:font-name="Liberation Serif" fo:font-family="'Liberation Serif'" style:font-family-generic="roman" style:font-pitch="variable" fo:font-size="10pt" fo:font-style="normal" fo:font-weight="bold" fo:background-color="#800080" style:font-name-asian="Times-Roman" style:font-family-asian="Times-Roman" style:font-family-generic-asian="system" style:font-pitch-asian="variable" style:font-size-asian="10pt" style:font-style-asian="normal" style:font-weight-asian="bold" style:font-name-complex="Liberation Serif5" style:font-family-complex="'Liberation Serif'" style:font-family-generic-complex="system" style:font-pitch-complex="variable"/>
    </style:style>
    <style:style style:name="ListLabel_20_2" style:display-name="ListLabel 2" style:family="text">
      <style:text-properties fo:color="#000000" loext:opacity="100%" style:font-name="Liberation Serif" fo:font-family="'Liberation Serif'" style:font-family-generic="roman" style:font-pitch="variable" fo:font-size="11pt" style:font-name-asian="Times-Roman" style:font-family-asian="Times-Roman" style:font-family-generic-asian="system" style:font-pitch-asian="variable" style:font-size-asian="11pt" style:font-name-complex="Liberation Serif5" style:font-family-complex="'Liberation Serif'" style:font-family-generic-complex="system" style:font-pitch-complex="variable" style:font-size-complex="11pt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fo:color="#000000" loext:opacity="100%"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color="#000000" loext:opacity="100%" fo:font-weight="bold" style:font-name-asian="Times-Roman" style:font-family-asian="Times-Roman" style:font-family-generic-asian="system" style:font-pitch-asian="variable" style:font-weight-asian="bold"/>
    </style:style>
    <style:style style:name="ListLabel_20_22" style:display-name="ListLabel 22" style:family="text">
      <style:text-properties fo:color="#000000" loext:opacity="100%" fo:font-weight="bold" style:font-name-asian="Times-Roman" style:font-family-asian="Times-Roman" style:font-family-generic-asian="system" style:font-pitch-asian="variable" style:font-weight-asian="bold"/>
    </style:style>
    <style:style style:name="_5f_Titre_20_d_27_exercice" style:display-name="_Titre d'exercice" style:family="text">
      <style:text-properties fo:color="#52cc00" loext:opacity="100%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style_20_de_20_numéros" style:display-name="_style de numéros" style:family="text" style:parent-style-name="corps">
      <style:text-properties fo:font-weight="bold"/>
    </style:style>
    <style:style style:name="Enonce_5f_Niv1" style:display-name="Enonce_Niv1" style:family="text">
      <style:text-properties fo:color="#ffffff" loext:opacity="100%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rouge" style:display-name="_Niveau_rouge" style:family="text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6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6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6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6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6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6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ListLabel_20_23" style:display-name="ListLabel 23" style:family="text">
      <style:text-properties fo:color="#000000" loext:opacity="100%" fo:font-weight="bold" style:font-name-asian="Times-Roman" style:font-family-asian="Times-Roman" style:font-family-generic-asian="system" style:font-pitch-asian="variable" style:font-weight-asian="bold"/>
    </style:style>
    <style:style style:name="ListLabel_20_36" style:display-name="ListLabel 36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fo:color="#000000" loext:opacity="100%" fo:font-weight="bold" style:font-weight-asian="bold" style:font-weight-complex="bold"/>
    </style:style>
    <style:style style:name="ListLabel_20_25" style:display-name="ListLabel 25" style:family="text">
      <style:text-properties fo:color="#000000" loext:opacity="100%" fo:font-weight="bold" style:font-name-asian="Times-Roman" style:font-family-asian="Times-Roman" style:font-family-generic-asian="system" style:font-pitch-asian="variable" style:font-weight-asian="bold"/>
    </style:style>
    <style:style style:name="ListLabel_20_26" style:display-name="ListLabel 26" style:family="text">
      <style:text-properties fo:color="#000000" loext:opacity="100%" fo:font-weight="bold" style:font-name-asian="Times-Roman" style:font-family-asian="Times-Roman" style:font-family-generic-asian="system" style:font-pitch-asian="variable" style:font-weight-asian="bold"/>
    </style:style>
    <style:style style:name="ListLabel_20_27" style:display-name="ListLabel 27" style:family="text">
      <style:text-properties fo:color="#000000" loext:opacity="100%" fo:font-weight="bold" style:font-name-asian="Times-Roman" style:font-family-asian="Times-Roman" style:font-family-generic-asian="system" style:font-pitch-asian="variable" style:font-weight-asian="bold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weight="bold" style:font-weight-asian="bold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fo:font-weight="bold" style:font-weight-asian="bold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5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style:font-name="Open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5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8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9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1" style:num-format="a" style:num-letter-sync="true">
        <style:list-level-properties text:list-level-position-and-space-mode="label-alignment">
          <style:list-level-label-alignment text:label-followed-by="listtab" fo:text-indent="-0.635cm" fo:margin-left="0.63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2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5">
      <text:list-level-style-number text:level="1" text:style-name="ListLabel_20_23" style:num-format="a" style:num-letter-sync="true">
        <style:list-level-properties text:list-level-position-and-space-mode="label-alignment">
          <style:list-level-label-alignment text:label-followed-by="listtab" fo:text-indent="-0.635cm" fo:margin-left="0.63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3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5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7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35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text-properties fo:font-variant="small-caps" fo:color="#1ca2b8" loext:opacity="100%" style:font-name="Bitstream Vera Sans1" fo:font-size="16pt" fo:letter-spacing="-0.007cm" fo:font-style="normal" fo:text-shadow="none" fo:font-weight="bold" officeooo:rsid="01382666" officeooo:paragraph-rsid="01382666" style:font-size-asian="16pt" style:font-style-asian="normal" style:font-size-complex="16pt" style:font-style-complex="normal"/>
    </style:style>
    <style:style style:name="MP5" style:family="paragraph" style:parent-style-name="_5f_En-tête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text-properties officeooo:rsid="011350d1" officeooo:paragraph-rsid="011350d1"/>
    </style:style>
    <style:style style:name="MP10" style:family="paragraph" style:parent-style-name="Standard">
      <style:text-properties fo:font-size="6pt" style:font-size-asian="6pt" style:font-size-complex="6pt"/>
    </style:style>
    <style:style style:name="MP1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Standard" style:list-style-name="_5f_Numérotation_20_des_20_exercices_20_livrets"/>
    <style:style style:name="MP15" style:family="paragraph" style:parent-style-name="_5f_En-tête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6" style:family="paragraph" style:parent-style-name="Footer">
      <style:text-properties officeooo:rsid="001f8a2d" officeooo:paragraph-rsid="00bd36bc"/>
    </style:style>
    <style:style style:name="MP1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1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P19" style:family="paragraph">
      <loext:graphic-properties draw:fill-color="#2a6099"/>
      <style:paragraph-properties fo:text-align="center"/>
    </style:style>
    <style:style style:name="MP20" style:family="paragraph" style:parent-style-name="_5f_Footer_20_page_20_paire_20__28_G_29_">
      <style:text-properties officeooo:paragraph-rsid="02cdb06c"/>
    </style:style>
    <style:style style:name="MP21" style:family="paragraph" style:parent-style-name="_5f_Header_20_page_20_paire_20__28_G_29_">
      <style:text-properties officeooo:paragraph-rsid="0082a554"/>
    </style:style>
    <style:style style:name="MP22" style:family="paragraph">
      <style:paragraph-properties fo:text-align="center"/>
    </style:style>
    <style:style style:name="MP2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0883190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24" style:family="paragraph" style:parent-style-name="Footer">
      <style:text-properties officeooo:rsid="001f8a2d" officeooo:paragraph-rsid="009589a2"/>
    </style:style>
    <style:style style:name="MP2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8" style:family="paragraph" style:parent-style-name="Header">
      <style:text-properties fo:font-size="14pt" style:font-size-asian="14pt" style:font-size-complex="14pt"/>
    </style:style>
    <style:style style:name="MP29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MT4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MT5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6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7" style:family="text">
      <style:text-properties fo:font-variant="small-caps" officeooo:rsid="0096b4e2"/>
    </style:style>
    <style:style style:name="MT8" style:family="text">
      <style:text-properties fo:font-variant="small-caps" officeooo:rsid="00a847d5"/>
    </style:style>
    <style:style style:name="MT9" style:family="text">
      <style:text-properties officeooo:rsid="0096b4e2"/>
    </style:style>
    <style:style style:name="MT10" style:family="text">
      <style:text-properties fo:font-variant="small-caps" officeooo:rsid="00990660"/>
    </style:style>
    <style:style style:name="MT11" style:family="text">
      <style:text-properties fo:font-variant="small-caps" officeooo:rsid="0054f64f"/>
    </style:style>
    <style:style style:name="MT12" style:family="text">
      <style:text-properties fo:font-variant="small-caps" officeooo:rsid="00b5d2d1"/>
    </style:style>
    <style:style style:name="MT13" style:family="text">
      <style:text-properties fo:font-variant="small-caps" officeooo:rsid="00b6801f"/>
    </style:style>
    <style:style style:name="MT14" style:family="text">
      <style:text-properties officeooo:rsid="002925a2"/>
    </style:style>
    <style:style style:name="MT15" style:family="text">
      <style:text-properties officeooo:rsid="002b33ed"/>
    </style:style>
    <style:style style:name="MT16" style:family="text">
      <style:text-properties officeooo:rsid="0082a554"/>
    </style:style>
    <style:style style:name="MT17" style:family="text">
      <style:text-properties fo:font-variant="small-caps" fo:color="#808080" loext:opacity="100%" style:font-name="Bitstream Vera Sans5" fo:font-size="11pt" fo:font-style="normal" fo:font-weight="bold" officeooo:rsid="0082a554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8" style:family="text">
      <style:text-properties fo:font-variant="small-caps" fo:color="#808080" loext:opacity="100%" style:font-name="Bitstream Vera Sans5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7">
      <style:page-layout-properties fo:page-width="21.999cm" fo:page-height="29.7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 style:page-usage="left">
      <style:page-layout-properties fo:page-width="21.999cm" fo:page-height="29.7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9" style:page-usage="right">
      <style:page-layout-properties fo:page-width="21.999cm" fo:page-height="29.7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Géométrie plane : Vocabulaire</text:p>
        <text:p text:style-name="MP5">Géométrie de base, partie 1: nommer, mesurer</text:p>
      </style:header>
      <style:footer>
        <text:p text:style-name="MP6"><draw:frame draw:style-name="Mfr1" draw:name="Cadre12" text:anchor-type="paragraph" svg:y="-0.06cm" draw:z-index="8"><draw:text-box fo:min-height="0.499cm" fo:min-width="3cm"><draw:frame draw:style-name="Mfr2" draw:name="Cadre22" text:anchor-type="frame" svg:x="0.45cm" svg:y="0.079cm" svg:width="0.817cm" draw:z-index="12"><draw:text-box fo:min-height="0.355cm"><text:p text:style-name="MP7"><draw:g text:anchor-type="paragraph" draw:z-index="16" draw:name="Shape4" draw:style-name="Mgr1"><draw:path draw:style-name="Mgr2" draw:text-style-name="MP8" svg:width="0.855cm" svg:height="1.172cm" svg:x="-0.03cm" svg:y="-0.194cm" svg:viewBox="0 0 856 1173" svg:d="M856 1173h-856v-991c0-100 79-182 175-182h505c97 0 176 82 176 182z"><text:p/></draw:path></draw:g><text:page-number text:select-page="current">7</text:page-number></text:p></draw:text-box></draw:frame><text:p text:style-name="MP9"><text:span text:style-name="MT3">G</text:span><text:span text:style-name="MT4">éométrie de base, partie 1 : nommer, mesurer</text:span></text:p></draw:text-box></draw:frame></text:p>
      </style:footer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3" draw:name="Shape5" draw:style-name="Mgr5"><draw:ellipse draw:style-name="Mgr6" draw:text-style-name="MP26" svg:width="1.715cm" svg:height="1.784cm" svg:x="0cm" svg:y="0.004cm" draw:kind="arc" draw:start-angle="90.48" draw:end-angle="269.56"><text:p/></draw:ellipse><draw:line draw:style-name="Mgr6" draw:text-style-name="MP26" svg:x1="0.847cm" svg:y1="0.002cm" svg:x2="18.167cm" svg:y2="0.002cm"><text:p/></draw:line><draw:line draw:style-name="Mgr6" draw:text-style-name="MP26" svg:x1="0.847cm" svg:y1="1.782cm" svg:x2="18.158cm" svg:y2="1.782cm"><text:p/></draw:line><draw:ellipse draw:style-name="Mgr6" draw:text-style-name="MP26" svg:width="1.719cm" svg:height="1.782cm" svg:x="17.29cm" svg:y="0cm" draw:kind="arc" draw:start-angle="270.5" draw:end-angle="89.48"><text:p/></draw:ellipse><draw:frame draw:style-name="Mgr7" draw:text-style-name="MP27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8">N1 : Priorités, distributivité</text:p>
              </table:table-cell>
              <table:table-cell table:style-name="Tableau5.A1" office:value-type="string">
                <text:p text:style-name="MP28"/>
              </table:table-cell>
            </table:table-row>
          </table:table-header-rows>
          <table:table-row table:style-name="Tableau5.1">
            <table:covered-table-cell/>
            <table:table-cell table:style-name="Tableau5.A1" office:value-type="string">
              <text:p text:style-name="MP29">Série 1 : Priorités opératoires</text:p>
            </table:table-cell>
            <table:table-cell table:style-name="Tableau5.A1" office:value-type="string">
              <text:p text:style-name="MP29"/>
            </table:table-cell>
          </table:table-row>
        </table:table>
        <text:p text:style-name="MP10"><text:span text:style-name="corps"><text:span text:style-name="MT5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4" draw:name="Shape6" draw:style-name="Mgr5"><draw:ellipse draw:style-name="Mgr6" draw:text-style-name="MP26" svg:width="1.715cm" svg:height="1.784cm" svg:x="0cm" svg:y="0.004cm" draw:kind="arc" draw:start-angle="90.48" draw:end-angle="269.56"><text:p/></draw:ellipse><draw:line draw:style-name="Mgr6" draw:text-style-name="MP26" svg:x1="0.847cm" svg:y1="0.002cm" svg:x2="18.167cm" svg:y2="0.002cm"><text:p/></draw:line><draw:line draw:style-name="Mgr6" draw:text-style-name="MP26" svg:x1="0.847cm" svg:y1="1.782cm" svg:x2="18.158cm" svg:y2="1.782cm"><text:p/></draw:line><draw:ellipse draw:style-name="Mgr6" draw:text-style-name="MP26" svg:width="1.719cm" svg:height="1.782cm" svg:x="17.29cm" svg:y="0cm" draw:kind="arc" draw:start-angle="270.5" draw:end-angle="89.48"><text:p/></draw:ellipse><draw:frame draw:style-name="Mgr7" draw:text-style-name="MP27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8">5N1 : Priorités, distributivité</text:p>
              </table:table-cell>
              <table:table-cell table:style-name="Tableau7.A1" office:value-type="string">
                <text:p text:style-name="MP28"/>
              </table:table-cell>
            </table:table-row>
          </table:table-header-rows>
          <table:table-row table:style-name="Tableau7.1">
            <table:covered-table-cell/>
            <table:table-cell table:style-name="Tableau7.A1" office:value-type="string">
              <text:p text:style-name="MP29">Série 1 : Priorités opératoires</text:p>
            </table:table-cell>
            <table:table-cell table:style-name="Tableau7.A1" office:value-type="string">
              <text:p text:style-name="MP29"/>
            </table:table-cell>
          </table:table-row>
        </table:table>
        <text:p text:style-name="MP10"><text:span text:style-name="corps"><text:span text:style-name="MT5"/></text:span></text:p>
      </style:header-left>
      <style:footer>
        <text:p text:style-name="MP11"><text:span text:style-name="MT6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2">Série 4 : Constructions (2)</text:p>
      </style:header>
      <style:footer>
        <text:p text:style-name="MP13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2">Série 6 : Démonstrations (2)</text:p>
        <text:list xml:id="list1243081215" text:style-name="_5f_Numérotation_20_des_20_exercices_20_livrets">
          <text:list-item>
            <text:h text:style-name="MP14" text:outline-level="1">Sans justi</text:h>
          </text:list-item>
        </text:list>
      </style:header>
      <style:footer>
        <text:p text:style-name="MP13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MP15"><text:span text:style-name="MT7">Constructions géométriques : </text:span><text:span text:style-name="MT8">Reproduir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7"><draw:g text:anchor-type="paragraph" draw:z-index="17" draw:name="Shape10" draw:style-name="Mgr1"><draw:path draw:style-name="Mgr2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9">CONSTRUCTIONS Géométriques : <text:s/></text:span><text:span text:style-name="MT3">REPRODUIRE</text:span></text:p></draw:text-box></draw:frame></text:p>
      </style:footer>
    </style:master-page>
    <style:master-page style:name="_5f_Fiche_20_éditeur_20_série_20_2_20_une_20_colonne_20_impaire_20__28_G_29_" style:display-name="_Fiche éditeur série 2 une colonne impaire (G)" style:page-layout-name="Mpm15" draw:style-name="Mdp1">
      <style:header>
        <text:p text:style-name="MP17"><text:span text:style-name="MT10">Géométrie plane</text:span><text:span text:style-name="MT11"> : </text:span><text:span text:style-name="MT12">Parallèles, perpendiculaires,<text:line-break/> </text:span><text:span text:style-name="MT13">distances</text:span></text:p>
      </style:header>
      <style:footer>
        <text:p text:style-name="MP6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7"><draw:g text:anchor-type="paragraph" draw:z-index="18" draw:name="Shape4" draw:style-name="Mgr1"><draw:path draw:style-name="Mgr2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14">espace</text:span> • <text:span text:style-name="MT15">G6</text:span></text:p></draw:text-box></draw:frame></text:p>
      </style:footer>
    </style:master-page>
    <style:master-page style:name="_5f_Fiche_20_éditeur_20__28_une_20_colonne_29__20_impaire_20__28_D_29_" style:display-name="_Fiche éditeur (une colonne) impaire (D)" style:page-layout-name="Mpm16">
      <style:header>
        <text:p text:style-name="_5f_Header_20_page_20_impaire_20__28_D_29_"><draw:line text:anchor-type="paragraph" draw:z-index="19" draw:name="Shape3_2" draw:style-name="Mgr3" draw:text-style-name="MP19" svg:x1="16.572cm" svg:y1="0.36cm" svg:x2="20.495cm" svg:y2="0.344cm"><text:p/></draw:line>:</text:p>
      </style:header>
      <style:footer>
        <text:h text:style-name="MP20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7" style:next-style-name="_5f_Fiche_20_éditeur_20__28_une_20_colonne_29__20_impaire_20__28_D_29_">
      <style:header>
        <text:p text:style-name="_5f_Header_20_page_20_paire_20__28_G_29_"><draw:line text:anchor-type="paragraph" draw:z-index="20" draw:name="Shape3_3" draw:style-name="Mgr3" draw:text-style-name="MP19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8" style:next-style-name="_5f_Fiche_20_éditeur_20_page_20_impaire_20__28_D_29_">
      <style:header>
        <text:p text:style-name="MP21"><draw:line text:anchor-type="paragraph" draw:z-index="21" draw:name="Shape3_1" draw:style-name="Mgr4" draw:text-style-name="MP22" svg:x1="17.935cm" svg:y1="0.36cm" svg:x2="20.496cm" svg:y2="0.36cm"><text:p/></draw:line><text:span text:style-name="MT16">Constructions géométriques</text:span> : <text:span text:style-name="MT16">Construire</text:span> </text:p>
      </style:header>
      <style:footer>
        <text:h text:style-name="MP23" text:outline-level="1"/>
      </style:footer>
    </style:master-page>
    <style:master-page style:name="_5f_Fiche_20_éditeur_20_page_20_impaire_20__28_D_29_" style:display-name="_Fiche éditeur page impaire (D)" style:page-layout-name="Mpm19" style:next-style-name="_5f_Fiche_20_éditeur_20_page_20_paire_20__28_G_29_">
      <style:header>
        <text:p text:style-name="_5f_Header_20_page_20_paire_20__28_G_29_"><draw:line text:anchor-type="paragraph" draw:z-index="22" draw:name="Shape3_0" draw:style-name="Mgr4" draw:text-style-name="MP22" svg:x1="17.935cm" svg:y1="0.36cm" svg:x2="20.496cm" svg:y2="0.36cm"><text:p/></draw:line><text:span text:style-name="MT16">Constructions géométriques</text:span> : <text:span text:style-name="MT16">Construire</text:span> </text:p>
      </style:header>
      <style:footer>
        <text:p text:style-name="Footnote"><draw:frame draw:style-name="Mfr1" draw:name="Frame14" text:anchor-type="paragraph" svg:y="-0.06cm" draw:z-index="0"><draw:text-box fo:min-height="0.499cm" fo:min-width="3cm"><draw:frame draw:style-name="Mfr2" draw:name="Frame21" text:anchor-type="frame" svg:x="0.45cm" svg:y="0.079cm" svg:width="0.817cm" draw:z-index="0"><draw:text-box fo:min-height="0.355cm"><text:p text:style-name="MP7"><draw:g text:anchor-type="paragraph" draw:z-index="23" draw:name="Shape4_0" draw:style-name="Mgr1"><draw:path draw:style-name="Mgr2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7">Constructions géométriques</text:span><text:span text:style-name="MT18"> : </text:span><text:span text:style-name="MT17">construire</text:span><text:span text:style-name="MT18"> </text:span></text:p></draw:text-box></draw:frame></text:p>
      </style:footer>
      <style:footer-left>
        <text:p text:style-name="MP25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10-16T15:21:11.472000000</dc:date>
    <meta:editing-duration>P2DT12H37M3S</meta:editing-duration>
    <meta:editing-cycles>245</meta:editing-cycles>
    <meta:generator>LibreOffice/7.1.6.2$Windows_X86_64 LibreOffice_project/0e133318fcee89abacd6a7d077e292f1145735c3</meta:generator>
    <meta:document-statistic meta:table-count="6" meta:image-count="0" meta:object-count="1" meta:page-count="4" meta:paragraph-count="213" meta:word-count="1112" meta:character-count="5931" meta:non-whitespace-character-count="4930"/>
    <meta:template xlink:type="simple" xlink:actuate="onRequest" xlink:title="lycee_v3" xlink:href="../Constructions_geometriques_serie_3_Rediger.ott" meta:date="2020-12-25T12:12:03.377549892"/>
  </office:meta>
</office:document-meta>
</file>

<file path=Object 1/content.xml><?xml version="1.0" encoding="utf-8"?>
<math xmlns="http://www.w3.org/1998/Math/MathML" display="block">
  <semantics>
    <mover accent="true">
      <mtext>EML</mtext>
      <mo stretchy="true">^</mo>
    </mover>
    <annotation encoding="StarMath 5.0"> widehat {"EML"}</annotation>
  </semantics>
</math>
</file>